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698in" fo:margin-right="0in" fo:line-height="150%" fo:text-align="center" style:justify-single-word="false" fo:text-indent="-1.698in" style:auto-text-indent="false">
        <style:tab-stops>
          <style:tab-stop style:position="-20.2402in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margin-left="1.3957in" fo:margin-right="0in" fo:line-height="150%" fo:text-align="center" style:justify-single-word="false" fo:text-indent="-1.3957in" style:auto-text-indent="false">
        <style:tab-stops>
          <style:tab-stop style:position="22.25in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margin-left="-0.0102in" fo:margin-right="0in" fo:line-height="150%" fo:text-align="center" style:justify-single-word="false" fo:text-indent="0in" style:auto-text-indent="false">
        <style:tab-stops>
          <style:tab-stop style:position="-0.0102in"/>
        </style:tab-stops>
      </style:paragraph-properties>
      <style:text-properties style:font-name="Times New Roman"/>
    </style:style>
    <style:style style:name="P4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-20.5425in"/>
          <style:tab-stop style:position="-20.2402in"/>
          <style:tab-stop style:position="1.3957in"/>
          <style:tab-stop style:position="22.2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5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-20.5425in"/>
          <style:tab-stop style:position="-20.2402in"/>
          <style:tab-stop style:position="1.3957in"/>
          <style:tab-stop style:position="22.25in"/>
        </style:tab-stops>
      </style:paragraph-properties>
      <style:text-properties style:use-window-font-color="true" style:font-name="Times New Roman" fo:font-size="12pt" fo:language="en" fo:country="US" fo:font-style="normal" style:text-underline-style="none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6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use-window-font-color="true" style:font-name="Times New Roman" fo:font-size="12pt" fo:language="en" fo:country="US" fo:font-style="normal" style:text-underline-style="none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7" style:family="paragraph" style:parent-style-name="Books_20_List">
      <style:paragraph-properties fo:margin-left="1.5in" fo:margin-right="0in" fo:text-align="center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use-window-font-color="true" style:font-name="Times New Roman" fo:font-size="12pt" fo:language="en" fo:country="US" fo:font-style="normal" style:text-underline-style="none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8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-20.5425in"/>
          <style:tab-stop style:position="-20.2402in"/>
          <style:tab-stop style:position="1.3957in"/>
          <style:tab-stop style:position="22.25in"/>
        </style:tab-stops>
      </style:paragraph-properties>
      <style:text-properties style:font-name="Times New Roman" fo:font-size="12pt" style:font-size-asian="12pt" fo:hyphenate="false" fo:hyphenation-remain-char-count="2" fo:hyphenation-push-char-count="2"/>
    </style:style>
    <style:style style:name="P9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font-name="Times New Roman" fo:font-size="12pt" fo:font-style="normal" style:text-underline-style="none" style:font-size-asian="12pt" style:font-style-asian="normal" style:font-style-complex="normal" fo:hyphenate="false" fo:hyphenation-remain-char-count="2" fo:hyphenation-push-char-count="2"/>
    </style:style>
    <style:style style:name="P10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font-name="Times New Roman" fo:font-size="12pt" fo:font-style="normal" style:text-underline-style="none" fo:background-color="transparent" style:font-size-asian="12pt" style:font-style-asian="normal" style:font-style-complex="normal" fo:hyphenate="false" fo:hyphenation-remain-char-count="2" fo:hyphenation-push-char-count="2"/>
    </style:style>
    <style:style style:name="P11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font-name="Times New Roman" fo:hyphenate="false" fo:hyphenation-remain-char-count="2" fo:hyphenation-push-char-count="2"/>
    </style:style>
    <style:style style:name="P12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font-name="Times New Roman" style:text-underline-style="none" fo:hyphenate="false" fo:hyphenation-remain-char-count="2" fo:hyphenation-push-char-count="2"/>
    </style:style>
    <style:style style:name="P13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style:font-name="Times New Roman" fo:font-style="normal" style:text-underline-style="none" style:font-style-asian="normal" style:font-style-complex="normal" fo:hyphenate="false" fo:hyphenation-remain-char-count="2" fo:hyphenation-push-char-count="2"/>
    </style:style>
    <style:style style:name="P14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fo:background-color="transparent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15" style:family="paragraph" style:parent-style-name="Books_20_List">
      <style:paragraph-properties fo:margin-left="1.5in" fo:margin-right="0in" fo:text-align="center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fo:background-color="transparent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16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fo:background-color="transparent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7" style:family="paragraph" style:parent-style-name="Books_20_List">
      <style:paragraph-properties fo:margin-left="1.5in" fo:margin-right="0in" fo:text-align="center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fo:background-color="transparent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8" style:family="paragraph" style:parent-style-name="Books_20_List">
      <style:paragraph-properties fo:margin-left="1.5in" fo:margin-right="0in" fo:text-indent="-1.5in" style:auto-text-indent="false">
        <style:tab-stops>
          <style:tab-stop style:position="-20.5425in"/>
          <style:tab-stop style:position="-20.2402in"/>
          <style:tab-stop style:position="1.3957in"/>
          <style:tab-stop style:position="22.25in"/>
        </style:tab-stops>
      </style:paragraph-properties>
      <style:text-properties style:font-name="Times New Roman"/>
    </style:style>
    <style:style style:name="P19" style:family="paragraph" style:parent-style-name="Books_20_List">
      <style:paragraph-properties fo:margin-left="1.5in" fo:margin-right="0in" fo:text-indent="-1.5in" style:auto-text-indent="false">
        <style:tab-stops>
          <style:tab-stop style:position="1.3957in"/>
        </style:tab-stops>
      </style:paragraph-properties>
      <style:text-properties style:font-name="Times New Roman"/>
    </style:style>
    <style:style style:name="P20" style:family="paragraph" style:parent-style-name="Books_20_List">
      <style:paragraph-properties fo:margin-left="1.5in" fo:margin-right="0in" fo:text-indent="-1.5in" style:auto-text-indent="false">
        <style:tab-stops>
          <style:tab-stop style:position="1.3957in"/>
        </style:tab-stops>
      </style:paragraph-properties>
      <style:text-properties style:font-name="Times New Roman" fo:font-style="normal" style:text-underline-style="none" style:font-style-asian="normal" style:font-style-complex="normal"/>
    </style:style>
    <style:style style:name="P21" style:family="paragraph" style:parent-style-name="Books_20_List">
      <style:paragraph-properties fo:margin-left="1.5in" fo:margin-right="0in" fo:text-indent="-1.5in" style:auto-text-indent="false">
        <style:tab-stops>
          <style:tab-stop style:position="1.3957in"/>
        </style:tab-stops>
      </style:paragraph-properties>
      <style:text-properties style:font-name="Times New Roman" fo:font-size="12pt" fo:font-style="normal" style:text-underline-style="none" style:font-size-asian="12pt" style:font-style-asian="normal" style:font-style-complex="normal"/>
    </style:style>
    <style:style style:name="P22" style:family="paragraph" style:parent-style-name="Books_20_List">
      <style:paragraph-properties fo:margin-left="1.5in" fo:margin-right="0in" fo:text-align="center" style:justify-single-word="false" fo:text-indent="-1.5in" style:auto-text-indent="false">
        <style:tab-stops>
          <style:tab-stop style:position="1.3957in"/>
        </style:tab-stops>
      </style:paragraph-properties>
      <style:text-properties style:font-name="Times New Roman" fo:font-size="12pt" fo:font-style="normal" style:text-underline-style="none" style:font-size-asian="12pt" style:font-style-asian="normal" style:font-style-complex="normal"/>
    </style:style>
    <style:style style:name="P23" style:family="paragraph" style:parent-style-name="Books_20_List">
      <style:paragraph-properties fo:margin-left="0in" fo:margin-right="0in" fo:text-indent="0in" style:auto-text-indent="false">
        <style:tab-stops>
          <style:tab-stop style:position="1.3957in"/>
        </style:tab-stops>
      </style:paragraph-properties>
      <style:text-properties style:font-name="Times New Roman" fo:font-size="12pt" fo:font-style="normal" style:text-underline-style="none" style:font-size-asian="12pt" style:font-style-asian="normal" style:font-style-complex="normal"/>
    </style:style>
    <style:style style:name="P24" style:family="paragraph" style:parent-style-name="Books_20_List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>
        <style:tab-stops>
          <style:tab-stop style:position="1.3957in"/>
        </style:tab-stops>
      </style:paragraph-properties>
      <style:text-properties style:use-window-font-color="true" style:font-name="Times New Roman" fo:font-size="12pt" fo:language="en" fo:country="US" fo:font-style="normal" style:text-underline-style="none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25" style:family="paragraph" style:parent-style-name="Standard" style:master-page-name="Standard">
      <style:paragraph-properties fo:margin-left="1.698in" fo:margin-right="0in" fo:line-height="150%" fo:text-align="center" style:justify-single-word="false" fo:text-indent="-1.698in" style:auto-text-indent="false" style:page-number="auto">
        <style:tab-stops>
          <style:tab-stop style:position="-20.2402in"/>
        </style:tab-stops>
      </style:paragraph-properties>
      <style:text-properties fo:font-variant="small-caps" style:font-name="Times New Roman" fo:font-size="16pt" style:font-size-asian="16pt" style:font-size-complex="16pt"/>
    </style:style>
    <style:style style:name="P26" style:family="paragraph" style:parent-style-name="Books_20_List">
      <style:paragraph-properties fo:margin-left="1.5in" fo:margin-right="0in" fo:text-align="start" style:justify-single-word="false" fo:orphans="2" fo:widows="2" fo:hyphenation-ladder-count="no-limit" fo:text-indent="-1.5in" style:auto-text-indent="false" style:writing-mode="lr-tb">
        <style:tab-stops>
          <style:tab-stop style:position="1.3957in"/>
        </style:tab-stops>
      </style:paragraph-properties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fo:background-color="transparent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T1" style:family="text">
      <style:text-properties style:text-position="super 58%"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style:text-underline-style="solid" style:text-underline-width="auto" style:text-underline-color="font-color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fo:font-size="12pt" fo:font-style="italic" style:font-size-asian="12pt" style:font-style-asian="italic" style:font-style-complex="italic"/>
    </style:style>
    <style:style style:name="T8" style:family="text">
      <style:text-properties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9" style:family="text">
      <style:text-properties fo:font-size="12pt" fo:font-style="normal" style:text-underline-style="none" fo:background-color="transparent" style:font-size-asian="12pt" style:font-style-asian="normal" style:font-style-complex="normal" loext:char-shading-value="0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use-window-font-color="true" fo:language="en" fo:country="US" style:font-name-asian="Times New Roman" style:language-asian="zxx" style:country-asian="none" style:font-name-complex="Times New Roman" style:font-size-complex="12pt" style:language-complex="ar" style:country-complex="SA"/>
    </style:style>
    <style:style style:name="T15" style:family="text">
      <style:text-properties style:use-window-font-color="true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 style:language-complex="ar" style:country-complex="SA"/>
    </style:style>
    <style:style style:name="T16" style:family="text">
      <style:text-properties style:use-window-font-color="true" fo:language="en" fo:country="US" fo:font-style="normal" style:text-underline-style="none" style:font-name-asian="Times New Roman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fo:language="en" fo:country="US" fo:font-style="normal" style:text-underline-style="solid" style:text-underline-width="auto" style:text-underline-color="font-color" style:font-name-asian="Times New Roman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fo:font-size="12pt" fo:language="en" fo:country="US" fo:font-style="normal" style:text-underline-style="solid" style:text-underline-width="auto" style:text-underline-color="font-color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20" style:family="text">
      <style:text-properties style:use-window-font-color="true" fo:font-size="12pt" fo:language="en" fo:country="US" style:text-underline-style="solid" style:text-underline-width="auto" style:text-underline-color="font-colo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21" style:family="text">
      <style:text-properties style:use-window-font-color="true" fo:font-size="12pt" fo:language="en" fo:country="US" fo:font-style="italic" style:font-name-asian="Times New Roman" style:font-size-asian="12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normal" fo:background-color="#ffff00" style:font-style-asian="normal" style:font-weight-asian="normal" style:font-style-complex="normal" style:font-weight-complex="normal" loext:char-shading-value="0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fo:background-color="#ffff00" style:font-style-asian="normal" style:font-weight-asian="normal" style:font-style-complex="normal" style:font-weight-complex="normal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style:font-name-asian="Times New Roman" style:font-name-complex="Times New Roman" style:font-size-complex="12pt"/>
    </style:style>
    <style:style style:name="T32" style:family="text">
      <style:text-properties fo:font-variant="normal" fo:text-transform="none" style:use-window-font-color="true" fo:font-size="12pt" fo:letter-spacing="normal" fo:language="en" fo:country="US" fo:font-style="normal" style:text-underline-style="none" fo:font-weight="normal" fo:background-color="transparent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loext:char-shading-value="0"/>
    </style:style>
    <style:style style:name="T33" style:family="text">
      <style:text-properties fo:font-variant="normal" fo:text-transform="none" style:use-window-font-color="true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name-asian="Times New Roman" style:font-size-asian="12pt" style:language-asian="zxx" style:country-asian="none" style:font-style-asian="normal" style:font-name-complex="Times New Roman" style:font-size-complex="12pt" style:language-complex="ar" style:country-complex="SA" style:font-style-complex="normal" loext:char-shading-value="0"/>
    </style:style>
    <style:style style:name="T34" style:family="text">
      <style:text-properties fo:font-variant="normal" fo:text-transform="none" style:use-window-font-color="true" fo:font-size="12pt" fo:letter-spacing="normal" fo:language="en" fo:country="US" fo:font-style="italic" style:text-underline-style="none" fo:font-weight="normal" fo:background-color="transparent" style:font-name-asian="Times New Roman" style:font-size-asian="12pt" style:language-asian="zxx" style:country-asian="none" style:font-style-asian="italic" style:font-name-complex="Times New Roman" style:font-size-complex="12pt" style:language-complex="ar" style:country-complex="SA" style:font-style-complex="italic" loext:char-shading-value="0"/>
    </style:style>
    <style:style style:name="T35" style:family="text">
      <style:text-properties fo:font-variant="normal" fo:text-transform="none" style:use-window-font-color="true" fo:font-size="12pt" fo:letter-spacing="normal" fo:language="en" fo:country="US" fo:font-weight="normal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 loext:char-shading-value="0"/>
    </style:style>
    <style:style style:name="T36" style:family="text">
      <style:text-properties fo:font-variant="normal" fo:text-transform="none" style:use-window-font-color="true" fo:font-size="12pt" fo:letter-spacing="normal" fo:language="en" fo:country="US" style:text-underline-style="solid" style:text-underline-width="auto" style:text-underline-color="font-color" fo:font-weight="normal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 loext:char-shading-value="0"/>
    </style:style>
    <style:style style:name="T37" style:family="text">
      <style:text-properties style:font-name="Times New Roman1"/>
    </style:style>
    <style:style style:name="T38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ooks I’ve Read 2.0</text:p>
      <text:p text:style-name="P1">2008</text:p>
      <text:p text:style-name="P18">Dec. 27, 2007 – Jul. 6, 2008: <text:s/>Bray, Libba. <text:s/><text:span text:style-name="T2">Rebel Angels</text:span>. <text:s/><text:span text:style-name="T10">Audio</text:span>.</text:p>
      <text:p text:style-name="P18">Feb. 19 – Feb. 23:<text:tab/>Meno, Joe. <text:s/><text:span text:style-name="T2">The Boy Detective Fails</text:span>.</text:p>
      <text:p text:style-name="P18">Feb. 25 – Mar. 1:<text:tab/>Brust, Steven. <text:s/><text:span text:style-name="T2">Yendi</text:span>.</text:p>
      <text:p text:style-name="P18">Feb. 26: <text:tab/>Lutes, Jason. <text:s/><text:span text:style-name="T2">Jar of Fools</text:span>.*</text:p>
      <text:p text:style-name="P18">Mar. 3:<text:tab/>Busiek, Kurt. <text:s/><text:span text:style-name="T2">Marvels</text:span>.*</text:p>
      <text:p text:style-name="P18">Mar. 3:<text:tab/>Rucka, Greg. <text:s/><text:span text:style-name="T2">Queen and Country Vol. 1: Operation Broken Ground</text:span>.*</text:p>
      <text:p text:style-name="P18">Mar. 4 - 20:<text:tab/>Kerr, Peg. <text:s/><text:span text:style-name="T2">The Wild Swans</text:span>. <text:s/><text:span text:style-name="T10">Reread</text:span>.</text:p>
      <text:p text:style-name="P18">Mar. 20 - 26:<text:tab/>Grossman, Austin. <text:s/><text:span text:style-name="T2">Soon I Will Be Invincible</text:span>.</text:p>
      <text:p text:style-name="P18">Mar. 27 – Apr. 7:<text:tab/>Cortázar, Julio. <text:s/><text:span text:style-name="T2">Blow-Up and Other Stories</text:span>. <text:s/><text:span text:style-name="T10">English 092 (Short Stories)</text:span>.</text:p>
      <text:p text:style-name="P18">Apr. 5 – 13:<text:tab/>Silko, Leslie Marmon. <text:s/><text:span text:style-name="T2">Ceremony</text:span>. <text:s/><text:span text:style-name="T10">English 168 (Storytelling)</text:span>.</text:p>
      <text:p text:style-name="P18">Apr. 7 – 16:<text:tab/>Kushner, Ellen. <text:s/><text:span text:style-name="T2">Swordspoint</text:span>.</text:p>
      <text:p text:style-name="P18">Apr. 12 – 16:<text:tab/>Jones, Terry. <text:s/><text:span text:style-name="T2">Douglas Adams’ Starship Titanic</text:span>.</text:p>
      <text:p text:style-name="P18">Apr. 15:<text:tab/>Simmons, Josh. <text:s/><text:span text:style-name="T2">House</text:span>.*</text:p>
      <text:p text:style-name="P18">Apr. 16:<text:tab/>Morrison, Grant, etc. <text:s/><text:span text:style-name="T2">JLA: Strength in Numbers</text:span>.* <text:s/><text:span text:style-name="T10">Reread</text:span>.</text:p>
      <text:p text:style-name="P18">Apr. 16:<text:tab/>Lee, Li-Young. <text:s/><text:span text:style-name="T2">The City in Which I Love You</text:span>.</text:p>
      <text:p text:style-name="P18">Apr. 16:<text:tab/>Moeller, Christopher. <text:s/><text:span text:style-name="T2">JLA: A League of One</text:span>.* <text:s/><text:span text:style-name="T10">Reread.</text:span></text:p>
      <text:p text:style-name="P18">Apr. 17:<text:tab/>Morrison, Grant, etc. <text:s/><text:span text:style-name="T2">JLA: World War III</text:span>.* <text:s/><text:span text:style-name="T10">Reread</text:span>.</text:p>
      <text:p text:style-name="P18">Apr. 21 – 29:<text:tab/>O’Brien, Tim. <text:s/><text:span text:style-name="T2">Going After Cacciato</text:span>.</text:p>
      <text:p text:style-name="P18">Apr. 25:<text:tab/>Reiber, John Ney. <text:s/><text:span text:style-name="T2">Books of Magic: Bindings</text:span>.*</text:p>
      <text:p text:style-name="P18">Apr. 25:<text:tab/>Reiber, John Ney. <text:s/><text:span text:style-name="T2">Books of Magic: The Girl in the Box</text:span>.*</text:p>
      <text:p text:style-name="P18">Apr. 30:<text:tab/>Satrapi, Marjane. <text:s/><text:span text:style-name="T2">Embroideries</text:span>.*</text:p>
      <text:p text:style-name="P18">Apr. 30:<text:tab/>Bechdel, Alison. <text:s/><text:span text:style-name="T2">Fun Home: A Family Tragicomic</text:span>.*</text:p>
      <text:p text:style-name="P18">May 1 – <text:s/>21:<text:tab/>Grisham, John. <text:s/><text:span text:style-name="T2">The Rainmaker</text:span>. <text:s/><text:span text:style-name="T10">Reread</text:span>.</text:p>
      <text:p text:style-name="P18">May 20:<text:tab/>Rieber, John Ney. <text:s/><text:span text:style-name="T2">Books of Magic: The Burning Girl</text:span>.*</text:p>
      <text:p text:style-name="P18">May 20:<text:tab/>Reiber, John Ney. <text:s/><text:span text:style-name="T2">Books of Magic: Death After Death</text:span>.*</text:p>
      <text:p text:style-name="P18">May 21 – Jul. 3:<text:tab/>Kostova, Elizabeth. <text:s/><text:span text:style-name="T2">The Historian</text:span>.</text:p>
      <text:p text:style-name="P18">May 21 – 29:<text:tab/>Bradbury, Ray. <text:s/><text:span text:style-name="T2">Farewell Summer</text:span>.</text:p>
      <text:p text:style-name="P18"><text:soft-page-break/>May 23:<text:tab/>Eisner, Will. <text:s/><text:span text:style-name="T2">Minor Miracles</text:span>.*</text:p>
      <text:p text:style-name="P18">May 23:<text:tab/>Kibuishi, Kazu, ed. <text:s/><text:span text:style-name="T2">Flight Vol. 4</text:span>.*</text:p>
      <text:p text:style-name="P18">May 30 – Jun. 1:<text:tab/>Alvarez, Julia. <text:s/><text:span text:style-name="T2">How the García Girls Lost Their Accents</text:span>.</text:p>
      <text:p text:style-name="P18">May 30:<text:tab/>Tezuka, Osamu. <text:s/><text:span text:style-name="T2">Buddha Vol. 2: The Four Encounters</text:span>.*</text:p>
      <text:p text:style-name="P18">Jun. 1 – 4:<text:tab/>Pratchett, Terry. <text:s/><text:span text:style-name="T2">Feet of Clay</text:span>.</text:p>
      <text:p text:style-name="P18">Jun. 4 – 7:<text:tab/>Sanderson, Brandon. <text:s/><text:span text:style-name="T2">Mistborn</text:span>.</text:p>
      <text:p text:style-name="P18">Jun. 6 – 9:<text:tab/>Farmer, Nancy. <text:s/><text:span text:style-name="T2">The Warm Place</text:span>. <text:span text:style-name="T10">Reread</text:span>.</text:p>
      <text:p text:style-name="P18">Jun. 13 – 15:<text:tab/>Lightman, Alan. <text:s/><text:span text:style-name="T2">Einstein’s Dreams</text:span>. <text:s/><text:span text:style-name="T10">Reread</text:span>.</text:p>
      <text:p text:style-name="P18">Jun. 28:<text:tab/>Marz, Ron. <text:s/><text:span text:style-name="T2">Green Lantern: Baptism of Fire</text:span>.*</text:p>
      <text:p text:style-name="P18">Jul. 6:<text:tab/>Goyer, David. <text:s/><text:span text:style-name="T2">JLA/JSA: Virtue and Vice</text:span>.* <text:s/><text:span text:style-name="T10">Reread</text:span>.</text:p>
      <text:p text:style-name="P18">Jul. 7:<text:tab/>Johns, Geoff. <text:s/><text:span text:style-name="T2">Infinite Crisis</text:span>.*</text:p>
      <text:p text:style-name="P18">Jul. 8 – 10:<text:tab/>Moore, Christopher. <text:s/><text:span text:style-name="T2">The Stupidest Angel: A Heartwarming Tale of Christmas Terror</text:span>.</text:p>
      <text:p text:style-name="P18">Jul. 11 – 14:<text:tab/>Bloor, Edward. <text:s/><text:span text:style-name="T2">Crusader</text:span>. <text:s/><text:span text:style-name="T10">Reread</text:span>.</text:p>
      <text:p text:style-name="P18">Jul. 14 – 18:<text:tab/>L’Engle, Madeline. <text:s/><text:span text:style-name="T2">The Small Rain</text:span>.</text:p>
      <text:p text:style-name="P18">Jul. 15 – 16:<text:tab/>Medley, Linda. <text:s/><text:span text:style-name="T2">Castle Waiting</text:span>.*</text:p>
      <text:p text:style-name="P18">Jul. 17 – 23:<text:tab/>Pratchett, Terry. <text:s/><text:span text:style-name="T2">The Last Continent</text:span>.</text:p>
      <text:p text:style-name="P18">Jul. 21 – 24:<text:tab/>Black, Holly. <text:s/><text:span text:style-name="T2">Tithe</text:span>. <text:s/><text:span text:style-name="T10">Reread</text:span>.</text:p>
      <text:p text:style-name="P18">Jul. 24 – 29:<text:tab/>Vande Velde, Vivian. <text:s/><text:span text:style-name="T2">Heir Apparent</text:span>. <text:s/><text:span text:style-name="T10">Reread</text:span>.</text:p>
      <text:p text:style-name="P18">Jul. 28 – Aug. 10:<text:tab/>Stoker, Bram. <text:s/><text:span text:style-name="T2">Dracula</text:span>. <text:s/><text:span text:style-name="T10">Reread</text:span>.</text:p>
      <text:p text:style-name="P18">Jul. 28 – 29:<text:tab/>Aspirin, Robert and Phil Foglio. <text:s/><text:span text:style-name="T2">Myth Adventures One</text:span>.* <text:s/><text:span text:style-name="T10">Reread</text:span>.</text:p>
      <text:p text:style-name="P18">Jul. 29:<text:tab/>Aspirin, Robert and Phil Foglio. <text:s/><text:span text:style-name="T2">Myth Adventures Two</text:span>.* <text:s/><text:span text:style-name="T10">Reread</text:span>.</text:p>
      <text:p text:style-name="P18">Jul. 30 – Aug. 4:<text:tab/>Snyder, Maria V. <text:s/><text:span text:style-name="T2">Poison Study</text:span>.</text:p>
      <text:p text:style-name="P18">Aug. 3 – 7:<text:tab/>Nightow, Yasuhiro. <text:s/><text:span text:style-name="T2">Trigun Vol. 1</text:span>.*</text:p>
      <text:p text:style-name="P18">Aug. 5 – 6:<text:tab/>Johns, Geoff, etc. <text:s/><text:span text:style-name="T2">52 Vol.1</text:span>.*</text:p>
      <text:p text:style-name="P18">Aug. 5 - 16:<text:tab/>Black, Holly. <text:s/><text:span text:style-name="T2">Ironside</text:span>.</text:p>
      <text:p text:style-name="P18">Aug. 6:<text:tab/>Vaughan, Brian. <text:s/><text:span text:style-name="T2">Y: The Last Man, Vol. 1 Unmanned</text:span>.*</text:p>
      <text:p text:style-name="P18">Aug. 7 – 8:<text:tab/>Nightow, Yasuhiro. <text:s/><text:span text:style-name="T2">Trigun Vol. 2</text:span>.*</text:p>
      <text:p text:style-name="P18">Aug. 9 – 16:<text:tab/>Winterson, Jeanette. <text:s/><text:span text:style-name="T2">The World and Other Places</text:span>.</text:p>
      <text:p text:style-name="P18">Aug. 12:<text:tab/>Edwards, Kim. <text:s/><text:span text:style-name="T2">The Memory Keeper’s Daughter</text:span>. <text:s/><text:span text:style-name="T10">Unfinished</text:span>.</text:p>
      <text:p text:style-name="P18"><text:soft-page-break/>Aug. 16:<text:tab/>Saint Exupéry, Antoine de. <text:s/><text:span text:style-name="T2">The Little Prince</text:span>. <text:s/><text:span text:style-name="T10">Reread</text:span>.</text:p>
      <text:p text:style-name="P18">Aug. 16:<text:tab/>Paulsen, Gary. <text:s/><text:span text:style-name="T2">The Island</text:span>. <text:s/><text:span text:style-name="T10">Reread</text:span>.</text:p>
      <text:p text:style-name="P18">Aug. 20 – 21:<text:tab/>Howe, Norma. <text:s/><text:span text:style-name="T2">The Adventures of the Blue Avenger</text:span>. <text:s/><text:span text:style-name="T10">Reread</text:span>.</text:p>
      <text:p text:style-name="P18">Aug. 21 – 22:<text:tab/>Duane, Diane. <text:s/><text:span text:style-name="T2">So You Want to Be a Wizard</text:span>. <text:s/><text:span text:style-name="T10">Reread</text:span>.</text:p>
      <text:p text:style-name="P18">Aug. 23 – stopped:<text:tab/>Alighieri, Dante. <text:s/><text:span text:style-name="T2">Paradiso</text:span>. <text:s/><text:span text:style-name="T12">Unfinished</text:span><text:span text:style-name="T27">.</text:span></text:p>
      <text:p text:style-name="P18">Aug. 25 – 28:<text:tab/>Jones, Diana Wynne. <text:s/><text:span text:style-name="T2">Howl’s Moving Castle</text:span>. <text:s/><text:span text:style-name="T10">Reread</text:span>.</text:p>
      <text:p text:style-name="P18">Aug. 26 – 31:<text:tab/>Daly, Maureen. <text:s/><text:span text:style-name="T2">Seventeenth Summer</text:span>. <text:s/><text:span text:style-name="T10">English 135 (Adolescent Lit)</text:span>.</text:p>
      <text:p text:style-name="P18">Sept. 1:<text:tab/>Steinbeck, John. <text:s/><text:span text:style-name="T2">Of Mice and Men</text:span>. <text:s/><text:span text:style-name="T10">Reread</text:span>. <text:s/><text:span text:style-name="T10">English 116 (Novella)</text:span>.</text:p>
      <text:p text:style-name="P18">Sept. 2 – 5:<text:tab/>Card, Orson Scott. <text:s/><text:span text:style-name="T2">Ender’s Game</text:span>. <text:s/><text:span text:style-name="T10">Reread</text:span>.</text:p>
      <text:p text:style-name="P18">Sept. 5:<text:tab/>Blume, Judy. <text:s/><text:span text:style-name="T2">Forever...</text:span>. <text:s/><text:span text:style-name="T10">English 135 (Adolescent Lit)</text:span>.</text:p>
      <text:p text:style-name="P18">Sept. 5 – 6:<text:tab/>Steinbeck, John. <text:s/><text:span text:style-name="T2">The Acts of King Arthur and His Noble Knights</text:span>.</text:p>
      <text:p text:style-name="P18">Sept. 7 – 23:<text:tab/>Alexander, Lloyd. <text:s/><text:span text:style-name="T2">The Iron Ring</text:span>. <text:s/><text:span text:style-name="T10">Reread</text:span>.</text:p>
      <text:p text:style-name="P18">Sept. 13 – 16:<text:tab/>Dessen, Sarah. <text:s/><text:span text:style-name="T2">Dreamland</text:span>. <text:s/><text:span text:style-name="T10">English 135 (Adolescent Lit)</text:span>.</text:p>
      <text:p text:style-name="P18">Sept. 14:<text:tab/>Duras, Marguerite. <text:s/><text:span text:style-name="T2">The Lover</text:span>. <text:s/><text:span text:style-name="T10">English 116 (Novella)</text:span>.</text:p>
      <text:p text:style-name="P18">Sept. 19 – 21:<text:tab/>Conrad, Joseph. <text:s/><text:span text:style-name="T2">Heart of Darkness and the Secret Sharer</text:span>. <text:s/><text:span text:style-name="T10">English 116 (Novella)</text:span>. <text:s/><text:span text:style-name="T10">Unfinished</text:span>.</text:p>
      <text:p text:style-name="P18">Sept. 20 – Jan. 17:<text:tab/>Paolini, Christopher. <text:s/><text:span text:style-name="T2">Brisingr</text:span>.</text:p>
      <text:p text:style-name="P18">Sept. 22 – 23:<text:tab/>Anderson, Laurie Halse. <text:s/><text:span text:style-name="T2">Speak</text:span>. <text:s/><text:span text:style-name="T10">Reread</text:span>. <text:s/><text:span text:style-name="T10">English 135 (Adolescent Lit)</text:span>.</text:p>
      <text:p text:style-name="P18">Sept. 26 – Oct. 3:<text:tab/>Lynch, Chris. <text:s/><text:span text:style-name="T2">Inexcusable</text:span>. <text:s/><text:span text:style-name="T10">English 135 (Adolescent Lit)</text:span>.</text:p>
      <text:p text:style-name="P18">Oct. 9 – 12:<text:tab/>Nelson, Blake. <text:s/><text:span text:style-name="T2">Paranoid Park</text:span>. <text:s/><text:span text:style-name="T10">English 135 (Adolescent Lit)</text:span>.</text:p>
      <text:p text:style-name="P18">Oct. 13 – Oct. 19:<text:tab/>Anderson, M.T. <text:s/><text:span text:style-name="T2">Burger Wuss</text:span>. <text:s/><text:span text:style-name="T10">English 135 (Adolescent Lit)</text:span>.</text:p>
      <text:p text:style-name="P18">Oct. 26:<text:tab/>Brumberg, Joan Jacobs. <text:s/><text:span text:style-name="T2">The Body Project</text:span>. <text:s/><text:span text:style-name="T10">English 135 (Adolescent Lit)</text:span>. <text:s/><text:span text:style-name="T10">Unfinished</text:span>.</text:p>
      <text:p text:style-name="P18">Oct. 28 – Nov. 2:<text:tab/>Porter, Connie Rose. <text:s/><text:span text:style-name="T2">Imani All Mine</text:span>. <text:s/><text:span text:style-name="T10">English 135 (Adolescent Lit)</text:span>.</text:p>
      <text:p text:style-name="P18">Nov. 4 – 11:<text:tab/>Garden, Nancy. <text:s/><text:span text:style-name="T2">Annie on My Mind</text:span>. <text:s/><text:span text:style-name="T10">English 135 (Adolescent Lit)</text:span>.</text:p>
      <text:p text:style-name="P18">Nov. 8:<text:tab/>James, Henry. <text:s/><text:span text:style-name="T2">The Turn of the Screw</text:span>. <text:s/><text:span text:style-name="T10">English 116 (Novella)</text:span>.</text:p>
      <text:p text:style-name="P18">Nov. 8 – 18:<text:tab/>L’Engle, Madeline. <text:s/><text:span text:style-name="T2">A Wrinkle in Time</text:span>. <text:s/><text:span text:style-name="T10">Reread</text:span>.</text:p>
      <text:p text:style-name="P18">Nov. 16 – 17:<text:tab/>Peters, Julie Anne. <text:span text:style-name="T2">Keeping You a Secret</text:span>. <text:s/><text:span text:style-name="T10">English 135 (Adolescent Lit)</text:span>.</text:p>
      <text:p text:style-name="P18">Nov. 23 – Feb. 02:<text:tab/>Jacques, Brian. <text:s/><text:span text:style-name="T2">The Long Patrol</text:span>. <text:s/><text:span text:style-name="T10">Reread</text:span>.</text:p>
      <text:p text:style-name="P18"><text:soft-page-break/>Dec.?:<text:tab/>Chbosky, Steven. <text:s/><text:span text:style-name="T2">The Perks of Being a Wallflower</text:span>. <text:s/><text:span text:style-name="T10">English 135 (Adolescent Lit)</text:span>.</text:p>
      <text:p text:style-name="P2">2009</text:p>
      <text:p text:style-name="P19">Jan. 1 – stopped:<text:tab/>Carr, Caleb. <text:s/><text:span text:style-name="T2">The Alienist</text:span>. <text:s/><text:span text:style-name="T10">Audio</text:span>. <text:s/><text:span text:style-name="T10">Unfinished</text:span>.</text:p>
      <text:p text:style-name="P19">Jan. 22 – 23:<text:tab/>Ellis, Warren. <text:s/><text:span text:style-name="T2">Transmetropolitan: Back on the Street</text:span>.*</text:p>
      <text:p text:style-name="P19">Jan. 24 – 28:<text:tab/>Ellis, Warren. <text:s/><text:span text:style-name="T2">Transmetropolitan: Lust for Life</text:span>.*</text:p>
      <text:p text:style-name="P19">Feb. 3:<text:tab/>Ellis, Warren. <text:s/><text:span text:style-name="T2">Transmetropolitan: Year of the Bastard</text:span>.*</text:p>
      <text:p text:style-name="P19">Feb. 3 – 10:<text:tab/>Snyder, Maria. <text:s/><text:span text:style-name="T2">Magic Study</text:span>.</text:p>
      <text:p text:style-name="P19">Feb. 9 – 10:<text:tab/>Ellis, Warren. <text:s/><text:span text:style-name="T2">Transmetropolitan: The New Scum</text:span>.*</text:p>
      <text:p text:style-name="P19">Feb. 11 – Mar. 13:<text:tab/>Moore, Lorrie. <text:s/><text:span text:style-name="T2">Self-Help</text:span>.</text:p>
      <text:p text:style-name="P19">Feb. 14 – 15:<text:tab/>Ellis, Warren. <text:s/><text:span text:style-name="T2">Transmetropolitan: Lonely City</text:span>.*</text:p>
      <text:p text:style-name="P19">Feb. 19 – Mar. 13:<text:tab/>Monette, Sarah. <text:s/><text:span text:style-name="T2">Mélusine</text:span>.</text:p>
      <text:p text:style-name="P19">Feb. 23 – Apr. 22:<text:tab/>Gaiman, Neil. <text:s/><text:span text:style-name="T2">Smoke and Mirrors</text:span>. <text:s/><text:span text:style-name="T10">Reread</text:span>.</text:p>
      <text:p text:style-name="P19">Mar. 14 – 21:<text:tab/>Heinlein, Robert. <text:s/><text:span text:style-name="T2">Citizen of the Galaxy</text:span>. <text:s/><text:span text:style-name="T10">Reread</text:span>.</text:p>
      <text:p text:style-name="P19">Mar. 22:<text:tab/>Sebold, Alice. <text:s/><text:span text:style-name="T2">Lucky</text:span>. <text:s/><text:span text:style-name="T10">Unfinished</text:span>.</text:p>
      <text:p text:style-name="P19">Mar. 22 – 29:<text:tab/>Monette, Sarah. <text:s/><text:span text:style-name="T2">The Virtu</text:span>.</text:p>
      <text:p text:style-name="P19">Mar. 30 – Apr. 23:<text:tab/>Jen, Gish. <text:s/><text:span text:style-name="T2">Mona in the Promised Land</text:span>. <text:s/><text:span text:style-name="T10">Reread</text:span>.</text:p>
      <text:p text:style-name="P19">Apr. 9 – 13:<text:tab/>Endo, Hiroki. <text:s/><text:span text:style-name="T2">Eden Vol. 1</text:span>.*</text:p>
      <text:p text:style-name="P19">Apr. 14 – 15:<text:tab/>Sakai, Stan. <text:s/><text:span text:style-name="T2">Usagi Yojimbo: Grasscutter</text:span>.*</text:p>
      <text:p text:style-name="P19">Apr. 23 – 30:<text:tab/>Nix, Garth. <text:s/><text:span text:style-name="T2">Abhorsen</text:span>. <text:s/><text:span text:style-name="T10">Reread</text:span>.</text:p>
      <text:p text:style-name="P19">Apr. 23 – May 16:<text:tab/>Gaiman, Neil. <text:s/><text:span text:style-name="T2">Fragile Things</text:span>. <text:s/><text:span text:style-name="T10">Reread</text:span>.</text:p>
      <text:p text:style-name="P19">Apr. 29 – 30:<text:tab/>Vaughan, Brian. <text:s/><text:span text:style-name="T2">Y: The Last Man: One Small Step</text:span>.*</text:p>
      <text:p text:style-name="P19">Apr. 30:<text:tab/>Ellis, Warren. <text:s/><text:span text:style-name="T2">Transmetropolitan: Gouge Away</text:span>.*</text:p>
      <text:p text:style-name="P19">May 11 – 17:<text:tab/>Pratchett, Terry. <text:s/><text:span text:style-name="T2">Wyrd Sisters</text:span>. <text:s/><text:span text:style-name="T10">Reread</text:span>.</text:p>
      <text:p text:style-name="P19">May 18 – 22:<text:tab/>Rushdie, Salman. <text:s/><text:span text:style-name="T2">The Enchantress of Florence</text:span>.</text:p>
      <text:p text:style-name="P19">May 20:<text:tab/>Vaughan, Brian. <text:s/><text:span text:style-name="T2">Y: The Last Man: Safeword</text:span>.*</text:p>
      <text:p text:style-name="P19">May 21:<text:tab/>Vaughan, Brian. <text:s/><text:span text:style-name="T2">Y: The Last Man: Ring of Truth</text:span>.*</text:p>
      <text:p text:style-name="P19">May 22 – 27:<text:tab/>Hidier, Tanuja Desai. <text:s/><text:span text:style-name="T2">Born Confused</text:span>. <text:s/><text:span text:style-name="T10">Reread</text:span>.</text:p>
      <text:p text:style-name="P19">May 27 – Jun. 1:<text:tab/>Tolkien, J.R.R. <text:s/><text:span text:style-name="T2">The Hobbit</text:span>. <text:s/><text:span text:style-name="T10">Reread</text:span>.</text:p>
      <text:p text:style-name="P19">Jun. 1 – 15: <text:tab/>Mosse, Kate. <text:s/><text:span text:style-name="T2">The Labyrinth</text:span>.</text:p>
      <text:p text:style-name="P19"><text:soft-page-break/>Jun. 1:<text:tab/>Peach-Pit. <text:s/><text:span text:style-name="T2">Shugo Chara Vol. 1</text:span>.*</text:p>
      <text:p text:style-name="P19">Jun. 3:<text:tab/>Peach-Pit. <text:s/><text:span text:style-name="T2">Shugo Chara Vol. 2</text:span>.*</text:p>
      <text:p text:style-name="P19">Jun. 3:<text:tab/>Peach-Pit. <text:s/><text:span text:style-name="T2">Shugo Chara Vol. 3</text:span>.*</text:p>
      <text:p text:style-name="P19">Jun. 3:<text:tab/>Peach-Pit. <text:s/><text:span text:style-name="T2">Shugo Chara Vol. 4</text:span>.*</text:p>
      <text:p text:style-name="P19">Jun. 3:<text:tab/>Peach-Pit. <text:s/><text:span text:style-name="T2">Shugo Chara Vol. 5</text:span>.*</text:p>
      <text:p text:style-name="P19">Jun. 3:<text:tab/>Peach-Pit. <text:s/><text:span text:style-name="T2">Shugo Chara Vol. 6</text:span>.*</text:p>
      <text:p text:style-name="P19">Jun. 12:<text:tab/>Nakazawa, Keiji. <text:s/><text:span text:style-name="T2">Barefoot Gen: A Cartoon Story of Hiroshima</text:span><text:span text:style-name="T22">.*</text:span></text:p>
      <text:p text:style-name="P19">Jun. 13:<text:tab/>Ellis, Warren. <text:s/><text:span text:style-name="T2">Transmetropolitan: Spider's Thrash</text:span>.*</text:p>
      <text:p text:style-name="P19">Jun. 13:<text:tab/>Ellis, Warren. <text:s/><text:span text:style-name="T2">Transmetropolitan: Dirge</text:span>.*</text:p>
      <text:p text:style-name="P19">Jun. 14:<text:tab/>Samura, Hiroaki. <text:s/><text:span text:style-name="T2">Blade of the Immortal: Blood of a Thousand</text:span><text:span text:style-name="T22">.*</text:span></text:p>
      <text:p text:style-name="P19"><text:span text:style-name="T22">Jun. 15:<text:tab/>Vaughan, Brian. <text:s/></text:span><text:span text:style-name="T2">Y: The Last Man: Girl on Girl</text:span><text:span text:style-name="T22">.*</text:span></text:p>
      <text:p text:style-name="P19"><text:span text:style-name="T22">Jun. 16 – 19: <text:tab/>Miller, Karen. <text:s/></text:span><text:span text:style-name="T2">The Innocent Mage</text:span><text:span text:style-name="T22">.</text:span></text:p>
      <text:p text:style-name="P19"><text:span text:style-name="T22">Jun. 19 – 22:<text:tab/>Miller, Karen. <text:s/></text:span><text:span text:style-name="T2">The Awakened Mage</text:span><text:span text:style-name="T22">.</text:span></text:p>
      <text:p text:style-name="P19"><text:span text:style-name="T22">Jun. 23 – Jul. 18:<text:tab/>Gaiman, Neil, and Ed Kramer, ed. <text:s/></text:span><text:span text:style-name="T2">The Sandman: Book of Dreams</text:span><text:span text:style-name="T22">.</text:span></text:p>
      <text:p text:style-name="P19"><text:span text:style-name="T22">Jun. 23 – 26:<text:tab/>Pierce, Tamora. <text:s/></text:span><text:span text:style-name="T2">Beka Cooper: Terrier</text:span><text:span text:style-name="T22">.</text:span></text:p>
      <text:p text:style-name="P19"><text:span text:style-name="T22">Jun. 28 – Jul. 11:<text:tab/>Dunant, Sarah. <text:s/></text:span><text:span text:style-name="T2">The Birth of Venus</text:span><text:span text:style-name="T22">.</text:span></text:p>
      <text:p text:style-name="P19"><text:span text:style-name="T22">Jul. 6:<text:tab/>Dezago, Todd. <text:s/></text:span><text:span text:style-name="T2">JLA: A World Without Grownups</text:span><text:span text:style-name="T22">.*</text:span></text:p>
      <text:p text:style-name="P19"><text:span text:style-name="T22">Jul. 12 – 14:<text:tab/>Sanderson, Brian. <text:s/></text:span><text:span text:style-name="T2">Elantris</text:span><text:span text:style-name="T22">.</text:span></text:p>
      <text:p text:style-name="P19"><text:span text:style-name="T22">Jul. 19 – 28:<text:tab/>Tolkien, J.R.R. <text:s/></text:span><text:span text:style-name="T2">Lord of the Rings: The Fellowship of the Ring</text:span><text:span text:style-name="T22">. <text:s/></text:span><text:span text:style-name="T12">Reread</text:span><text:span text:style-name="T27">.</text:span></text:p>
      <text:p text:style-name="P19">Jul. 23 – 24:<text:tab/>Myers, Walter Dean. <text:s/><text:span text:style-name="T2">The Legend of Tarik</text:span><text:span text:style-name="T22">. <text:s/></text:span><text:span text:style-name="T12">Reread</text:span><text:span text:style-name="T27">.</text:span></text:p>
      <text:p text:style-name="P19"><text:span text:style-name="T27">Jul. 27:<text:tab/>Takaya, Natsuki. <text:s/></text:span><text:span text:style-name="T24">Fruits Basket Vol. 1</text:span><text:span text:style-name="T27">.* </text:span><text:span text:style-name="T12">Reread</text:span><text:span text:style-name="T27">.</text:span></text:p>
      <text:p text:style-name="P19"><text:span text:style-name="T27">Jul. 28:<text:tab/>Takaya, Natsuki. <text:s/></text:span><text:span text:style-name="T24">Fruits Basket Vol. 2</text:span><text:span text:style-name="T27">.* </text:span><text:span text:style-name="T12">Reread</text:span><text:span text:style-name="T27">.</text:span></text:p>
      <text:p text:style-name="P19"><text:span text:style-name="T27">Jul. 30:<text:tab/>Takaya, Natsuki. <text:s/></text:span><text:span text:style-name="T24">Fruits Basket Vol. 3</text:span><text:span text:style-name="T27">.* </text:span><text:span text:style-name="T12">Reread</text:span><text:span text:style-name="T27">.</text:span></text:p>
      <text:p text:style-name="P19"><text:span text:style-name="T27">Jul. 30:<text:tab/>Takaya, Natsuki. <text:s/></text:span><text:span text:style-name="T24">Fruits Basket Vol. 4</text:span><text:span text:style-name="T27">.* </text:span><text:span text:style-name="T12">Reread</text:span><text:span text:style-name="T27">.</text:span></text:p>
      <text:p text:style-name="P19"><text:span text:style-name="T27">Jul. 31:<text:tab/>Takaya, Natsuki. <text:s/></text:span><text:span text:style-name="T24">Fruits Basket Vol. 5</text:span><text:span text:style-name="T27">.* </text:span><text:span text:style-name="T12">Reread</text:span><text:span text:style-name="T27">.</text:span></text:p>
      <text:p text:style-name="P19"><text:span text:style-name="T27">Jul. 31:<text:tab/>Takaya, Natsuki. <text:s/></text:span><text:span text:style-name="T24">Fruits Basket Vol. 6</text:span><text:span text:style-name="T27">.* </text:span><text:span text:style-name="T12">Reread</text:span><text:span text:style-name="T27">.</text:span></text:p>
      <text:p text:style-name="P19"><text:span text:style-name="T27">Aug. 1 – 9:<text:tab/>Koontz, Dean. <text:s/></text:span><text:span text:style-name="T24">Seize the Night</text:span><text:span text:style-name="T27">. <text:s/></text:span><text:span text:style-name="T12">Reread</text:span><text:span text:style-name="T27">.</text:span></text:p>
      <text:p text:style-name="P19"><text:span text:style-name="T27">Aug. 3 – 4:<text:tab/>Takaya, Natsuki. <text:s/></text:span><text:span text:style-name="T24">Fruits Basket Vol. 7</text:span><text:span text:style-name="T27">.* </text:span><text:span text:style-name="T12">Reread</text:span><text:span text:style-name="T27">.</text:span></text:p>
      <text:p text:style-name="P19"><text:span text:style-name="T27">Aug. 4 – 5:<text:tab/>Takaya, Natsuki. <text:s/></text:span><text:span text:style-name="T24">Fruits Basket Vol. 8</text:span><text:span text:style-name="T27">.* </text:span><text:span text:style-name="T12">Reread</text:span><text:span text:style-name="T27">.</text:span></text:p>
      <text:p text:style-name="P19"><text:span text:style-name="T27">Aug. 6:<text:tab/>Takaya, Natsuki. <text:s/></text:span><text:span text:style-name="T24">Fruits Basket Vol. 9</text:span><text:span text:style-name="T27">.* </text:span><text:span text:style-name="T12">Reread</text:span><text:span text:style-name="T27">.</text:span></text:p>
      <text:p text:style-name="P19"><text:soft-page-break/><text:span text:style-name="T27">Aug. 7:<text:tab/></text:span><text:span text:style-name="T28">Takaya, Natsuki. <text:s/></text:span><text:span text:style-name="T25">Fruits Basket Vol. 10</text:span><text:span text:style-name="T28">.* </text:span><text:span text:style-name="T13">Reread</text:span><text:span text:style-name="T28">.</text:span></text:p>
      <text:p text:style-name="P19"><text:span text:style-name="T28">Aug. 9:<text:tab/>Takaya, Natsuki. <text:s/></text:span><text:span text:style-name="T25">Fruits Basket Vol. 11</text:span><text:span text:style-name="T28">.* </text:span><text:span text:style-name="T13">Reread</text:span><text:span text:style-name="T28">.</text:span></text:p>
      <text:p text:style-name="P19"><text:span text:style-name="T28">Aug. 10:<text:tab/>Takaya, Natsuki. <text:s/></text:span><text:span text:style-name="T25">Fruits Basket Vol. 12</text:span><text:span text:style-name="T28">.* </text:span><text:span text:style-name="T13">Reread</text:span><text:span text:style-name="T28">.</text:span></text:p>
      <text:p text:style-name="P19"><text:span text:style-name="T28">Aug. 11 – 15:<text:tab/>Sanderson, Brian. <text:s/></text:span><text:span text:style-name="T25">The Well of Ascension</text:span><text:span text:style-name="T28">.</text:span></text:p>
      <text:p text:style-name="P19"><text:span text:style-name="T28">Aug. 16 – 25:<text:tab/>Jacques, Brian. <text:s/></text:span><text:span text:style-name="T25">Martin the Warrior</text:span><text:span text:style-name="T28">. <text:s/></text:span><text:span text:style-name="T13">Reread</text:span><text:span text:style-name="T28">.</text:span></text:p>
      <text:p text:style-name="P19"><text:span text:style-name="T28">Aug. 19:<text:tab/>Takaya, Natsuki. <text:s/></text:span><text:span text:style-name="T25">Fruits Basket Vol. 13</text:span><text:span text:style-name="T28">.* </text:span><text:span text:style-name="T13">Reread</text:span><text:span text:style-name="T28">.</text:span></text:p>
      <text:p text:style-name="P19"><text:span text:style-name="T28">Aug. 21:<text:tab/>Takaya, Natsuki. <text:s/></text:span><text:span text:style-name="T25">Fruits Basket Vol. 14</text:span><text:span text:style-name="T28">.* </text:span><text:span text:style-name="T13">Reread</text:span><text:span text:style-name="T28">.</text:span></text:p>
      <text:p text:style-name="P19"><text:span text:style-name="T28">Aug. 26:<text:tab/>Takaya, Natsuki. <text:s/></text:span><text:span text:style-name="T25">Fruits Basket Vol. 15</text:span><text:span text:style-name="T28">.* </text:span><text:span text:style-name="T13">Reread</text:span><text:span text:style-name="T28">.</text:span></text:p>
      <text:p text:style-name="P19"><text:span text:style-name="T28">Aug. 26 – Sept. 5:<text:tab/>Pratchett, Terry. <text:s/></text:span><text:span text:style-name="T25">Small Gods</text:span><text:span text:style-name="T28">. <text:s/></text:span><text:span text:style-name="T13">Reread</text:span><text:span text:style-name="T28">.</text:span></text:p>
      <text:p text:style-name="P19"><text:span text:style-name="T28">Aug. 30 – Sept. 1:<text:tab/>Takaya, Natsuki. <text:s/></text:span><text:span text:style-name="T25">Fruits Basket Vol. 16</text:span><text:span text:style-name="T28">.* </text:span><text:span text:style-name="T13">Reread</text:span><text:span text:style-name="T28">.</text:span></text:p>
      <text:p text:style-name="P19"><text:span text:style-name="T28">Sept. 2:<text:tab/>Takaya, Natsuki. <text:s/></text:span><text:span text:style-name="T25">Fruits Basket Vol. 17</text:span><text:span text:style-name="T28">.*</text:span></text:p>
      <text:p text:style-name="P19"><text:span text:style-name="T28">Sept. 4:<text:tab/>Minekura, Kazuya. <text:s/></text:span><text:span text:style-name="T25">Wild Adapter Vol. 1</text:span><text:span text:style-name="T28">.*</text:span></text:p>
      <text:p text:style-name="P19"><text:span text:style-name="T28">Sept. 4:<text:tab/>CLAMP. <text:s/></text:span><text:span text:style-name="T25">XxxHolic Vol. 5</text:span><text:span text:style-name="T28">.*</text:span></text:p>
      <text:p text:style-name="P19"><text:span text:style-name="T28">Sept. 5:<text:tab/>Takaya, Natsuki. <text:s/></text:span><text:span text:style-name="T25">Fruits Basket Vol. 18</text:span><text:span text:style-name="T28">.*</text:span></text:p>
      <text:p text:style-name="P19"><text:span text:style-name="T28">Sept. 6:<text:tab/>Takaya, Natsuki. <text:s/></text:span><text:span text:style-name="T25">Fruits Basket Vol. 19</text:span><text:span text:style-name="T28">.*</text:span></text:p>
      <text:p text:style-name="P19"><text:span text:style-name="T28">Sept. 7 – 8:<text:tab/>Arakawa, Hiromu. <text:s/></text:span><text:span text:style-name="T25">Fullmetal Alchemist Vol. 16</text:span><text:span text:style-name="T28">.* <text:s/></text:span><text:span text:style-name="T13">Reread</text:span><text:span text:style-name="T28">.</text:span></text:p>
      <text:p text:style-name="P19"><text:span text:style-name="T28">Sept. 8:<text:tab/>Arakawa, Hiromu. <text:s/></text:span><text:span text:style-name="T25">Fullmetal Alchemist Vol. 17</text:span><text:span text:style-name="T28">.* <text:s/></text:span><text:span text:style-name="T13">Reread</text:span><text:span text:style-name="T28">.</text:span></text:p>
      <text:p text:style-name="P19"><text:span text:style-name="T28">Sept. 8:<text:tab/>Arakawa, Hiromu. <text:s/></text:span><text:span text:style-name="T25">Fullmetal Alchemist Vol. 18</text:span><text:span text:style-name="T28">.*</text:span></text:p>
      <text:p text:style-name="P19"><text:span text:style-name="T28">Sept. 8:<text:tab/>Arakawa, Hiromu. <text:s/></text:span><text:span text:style-name="T25">Fullmetal Alchemist Vol. 19</text:span><text:span text:style-name="T28">.*</text:span></text:p>
      <text:p text:style-name="P19"><text:span text:style-name="T28">Sept. 7 – Oct. 13:<text:tab/>Lahiri, Jhumpa. <text:s/></text:span><text:span text:style-name="T25">The Namesake</text:span><text:span text:style-name="T28">.</text:span></text:p>
      <text:p text:style-name="P19"><text:span text:style-name="T28">Sept. 11:<text:tab/>Arai, Kiyoko. <text:s/></text:span><text:span text:style-name="T25">Beauty Pop Vol. 1</text:span><text:span text:style-name="T28">.* <text:s/></text:span><text:span text:style-name="T13">Reread</text:span><text:span text:style-name="T28">.</text:span></text:p>
      <text:p text:style-name="P19"><text:span text:style-name="T28">Sept. 12:<text:tab/>Arai, Kiyoko. <text:s/></text:span><text:span text:style-name="T25">Beauty Pop Vol. 2</text:span><text:span text:style-name="T28">.* <text:s/></text:span><text:span text:style-name="T13">Reread</text:span><text:span text:style-name="T28">.</text:span></text:p>
      <text:p text:style-name="P19"><text:span text:style-name="T28">Sept. 13:<text:tab/>Arai, Kiyoko. <text:s/></text:span><text:span text:style-name="T25">Beauty Pop Vol. 3</text:span><text:span text:style-name="T28">.* <text:s/></text:span><text:span text:style-name="T13">Reread</text:span><text:span text:style-name="T28">.</text:span></text:p>
      <text:p text:style-name="P19"><text:span text:style-name="T28">Sept. 14:<text:tab/>Arai, Kiyoko. <text:s/></text:span><text:span text:style-name="T25">Beauty Pop Vol. 4</text:span><text:span text:style-name="T28">.* <text:s/></text:span><text:span text:style-name="T13">Reread</text:span><text:span text:style-name="T28">.</text:span></text:p>
      <text:p text:style-name="P19"><text:span text:style-name="T28">Sept. 16:<text:tab/>Arai, Kiyoko. <text:s/></text:span><text:span text:style-name="T25">Beauty Pop Vol. 5</text:span><text:span text:style-name="T28">.* <text:s/></text:span><text:span text:style-name="T13">Reread</text:span><text:span text:style-name="T28">.</text:span></text:p>
      <text:p text:style-name="P19"><text:span text:style-name="T28">Sept. 16:<text:tab/>Arai, Kiyoko. <text:s/></text:span><text:span text:style-name="T25">Beauty Pop Vol. 6</text:span><text:span text:style-name="T28">.*</text:span></text:p>
      <text:p text:style-name="P19"><text:span text:style-name="T28">Sept. 17:<text:tab/>Arai, Kiyoko. <text:s/></text:span><text:span text:style-name="T25">Beauty Pop Vol. 7</text:span><text:span text:style-name="T28">.*</text:span></text:p>
      <text:p text:style-name="P19"><text:span text:style-name="T28">Sept. 18:<text:tab/>Arai, Kiyoko. <text:s/></text:span><text:span text:style-name="T25">Beauty Pop Vol. 8</text:span><text:span text:style-name="T28">.*</text:span></text:p>
      <text:p text:style-name="P19"><text:span text:style-name="T28">Sept. 18:<text:tab/>Arai, Kiyoko. <text:s/></text:span><text:span text:style-name="T25">Beauty Pop Vol. 9</text:span><text:span text:style-name="T28">.*</text:span></text:p>
      <text:p text:style-name="P19"><text:span text:style-name="T28">Sept. 18:<text:tab/>Arai, Kiyoko. <text:s/></text:span><text:span text:style-name="T25">Beauty Pop Vol. 10</text:span><text:span text:style-name="T28">.*</text:span></text:p>
      <text:p text:style-name="P19"><text:soft-page-break/><text:span text:style-name="T28">Sept. 20 – 21:<text:tab/>Wagner, Matt. <text:s/></text:span><text:span text:style-name="T25">Madame Xanadu: Disenchanted</text:span><text:span text:style-name="T28">.*</text:span></text:p>
      <text:p text:style-name="P19"><text:span text:style-name="T28">Sept. 21:<text:tab/>Ellis, Warren. <text:s/></text:span><text:span text:style-name="T25">Transmetropolitan: The Cure</text:span><text:span text:style-name="T28">.*</text:span></text:p>
      <text:p text:style-name="P19"><text:span text:style-name="T28">Sept. 22:<text:tab/>Ellis, Warren. <text:s/></text:span><text:span text:style-name="T25">Transmetropolitan: One More Time</text:span><text:span text:style-name="T28">.*</text:span></text:p>
      <text:p text:style-name="P19"><text:span text:style-name="T28">Sept. 28:<text:tab/>Vaughan, Brian. <text:s/></text:span><text:span text:style-name="T25">Y: The Last Man: Kimono Dragons</text:span><text:span text:style-name="T28">.*</text:span></text:p>
      <text:p text:style-name="P19"><text:span text:style-name="T28">Sept. 29:<text:tab/>Vaughan, Brian. <text:s/></text:span><text:span text:style-name="T25">Y: The Last Man: Paper Dolls</text:span><text:span text:style-name="T28">.*</text:span></text:p>
      <text:p text:style-name="P19"><text:span text:style-name="T28">Oct. 11 – 12:<text:tab/>Vaughan, Brian. <text:s/></text:span><text:span text:style-name="T25">Runaways Vol. 1 Deluxe Hardcover</text:span><text:span text:style-name="T28">.* <text:s/></text:span><text:span text:style-name="T13">Partial reread</text:span><text:span text:style-name="T28">.</text:span></text:p>
      <text:p text:style-name="P19"><text:span text:style-name="T28">Oct. 14 – 16:<text:tab/>Yolen, Jane. <text:s/></text:span><text:span text:style-name="T25">Dragon's Blood</text:span><text:span text:style-name="T28">. <text:s/></text:span><text:span text:style-name="T13">Reread</text:span><text:span text:style-name="T28">.</text:span></text:p>
      <text:p text:style-name="P19"><text:span text:style-name="T28">Oct. 17 – 18:<text:tab/>Pratchett, Terry. <text:s/></text:span><text:span text:style-name="T25">Night Watch</text:span><text:span text:style-name="T28">.</text:span></text:p>
      <text:p text:style-name="P19"><text:span text:style-name="T28">Oct. 18 – Nov. 13:<text:tab/>Eggers, Dave. <text:s/></text:span><text:span text:style-name="T25">A Heartbreaking Work of Staggering Genius</text:span><text:span text:style-name="T28">. <text:s/></text:span><text:span text:style-name="T13">Reread</text:span><text:span text:style-name="T28">.</text:span></text:p>
      <text:p text:style-name="P19"><text:span text:style-name="T28">Oct. 26 – 27:<text:tab/>Akamatsu, Ken. <text:s/></text:span><text:span text:style-name="T25">Love Hina Vol. 1</text:span><text:span text:style-name="T28">.* <text:s/></text:span><text:span text:style-name="T13">Reread</text:span><text:span text:style-name="T28">.</text:span></text:p>
      <text:p text:style-name="P19"><text:span text:style-name="T28">Oct. 24 – Dec. 20:<text:tab/>Schell, Jesse. <text:s/></text:span><text:span text:style-name="T25">The Art of Game Design: A Book of Lenses</text:span><text:span text:style-name="T28">.</text:span></text:p>
      <text:p text:style-name="P19"><text:span text:style-name="T28">Oct. 31:<text:tab/>Vaughan, Brian. <text:s/></text:span><text:span text:style-name="T25">Runaways Vol. 2 Deluxe Hardcover</text:span><text:span text:style-name="T28">.*</text:span></text:p>
      <text:p text:style-name="P19"><text:span text:style-name="T29">Nov. 2:<text:tab/>Vaughan, Brian. <text:s/></text:span><text:span text:style-name="T26">Runaways Vol. 3 Deluxe Hardcover</text:span><text:span text:style-name="T29">.*</text:span></text:p>
      <text:p text:style-name="P19"><text:span text:style-name="T28">Nov. 4:<text:tab/>Pini, Wendy &amp; Richard. <text:s/></text:span><text:span text:style-name="T25">Elfquest: The Grand Quest Vol. 1</text:span><text:span text:style-name="T28">.* <text:s/></text:span><text:span text:style-name="T13">Reread</text:span><text:span text:style-name="T28">.</text:span></text:p>
      <text:p text:style-name="P19"><text:span text:style-name="T28">Nov. 4:<text:tab/>Pini, Wendy &amp; Richard. <text:s/></text:span><text:span text:style-name="T25">Elfquest: The Grand Quest Vol. 7</text:span><text:span text:style-name="T28">.* <text:s/></text:span><text:span text:style-name="T13">Reread</text:span><text:span text:style-name="T28">.</text:span></text:p>
      <text:p text:style-name="P19"><text:span text:style-name="T28">Nov. 4:<text:tab/>Pini, Wendy &amp; Richard. <text:s/></text:span><text:span text:style-name="T25">Elfquest: The Grand Quest Vol. 8</text:span><text:span text:style-name="T28">.* <text:s/></text:span><text:span text:style-name="T13">Reread</text:span><text:span text:style-name="T28">.</text:span></text:p>
      <text:p text:style-name="P19"><text:span text:style-name="T28">Nov. 4:<text:tab/>Pini, Wendy &amp; Richard. <text:s/></text:span><text:span text:style-name="T25">Elfquest: The Grand Quest Vol. 9</text:span><text:span text:style-name="T28">.*</text:span></text:p>
      <text:p text:style-name="P19"><text:span text:style-name="T28">Nov. 4:<text:tab/>Pini, Wendy &amp; Richard. <text:s/></text:span><text:span text:style-name="T25">Elfquest: The Grand Quest Vol. 10</text:span><text:span text:style-name="T28">.*</text:span></text:p>
      <text:p text:style-name="P19"><text:span text:style-name="T28">Nov. 4:<text:tab/>Pini, Wendy &amp; Richard. <text:s/></text:span><text:span text:style-name="T25">Elfquest: The Grand Quest Vol. 11</text:span><text:span text:style-name="T28">.*</text:span></text:p>
      <text:p text:style-name="P19"><text:span text:style-name="T28">Nov. 4:<text:tab/>Pini, Wendy &amp; Richard. <text:s/></text:span><text:span text:style-name="T25">Elfquest: The Grand Quest Vol. 12</text:span><text:span text:style-name="T28">.*</text:span></text:p>
      <text:p text:style-name="P19"><text:span text:style-name="T28">Nov. 6:<text:tab/>Whedon, Joss. <text:s/></text:span><text:span text:style-name="T25">Runaways: Dead End Kids</text:span><text:span text:style-name="T28">.*</text:span></text:p>
      <text:p text:style-name="P19"><text:span text:style-name="T28">Nov. 6:<text:tab/>Willingham, Bill. <text:s/></text:span><text:span text:style-name="T25">Fables: Animal Farm</text:span><text:span text:style-name="T28">.*</text:span></text:p>
      <text:p text:style-name="P19"><text:span text:style-name="T28">Nov. 8 – 9:<text:tab/>Warren, Adam. <text:s/></text:span><text:span text:style-name="T25">Empowered Vol. 1</text:span><text:span text:style-name="T28">.*</text:span></text:p>
      <text:p text:style-name="P19"><text:span text:style-name="T28">Nov. 10:<text:tab/>Vaughan, Brian. <text:s/></text:span><text:span text:style-name="T25">Y: The Last Man: Motherland</text:span><text:span text:style-name="T28">.*</text:span></text:p>
      <text:p text:style-name="P19"><text:span text:style-name="T28">Nov. 10:<text:tab/>Vaughan, Brian. <text:s/></text:span><text:span text:style-name="T25">Y: The Last Man: Whys and Wherefores</text:span><text:span text:style-name="T28">.*</text:span></text:p>
      <text:p text:style-name="P19"><text:span text:style-name="T28">Nov. 12:<text:tab/>Winick, Judd. <text:s/></text:span><text:span text:style-name="T25">Green Lantern: Passing the Torch</text:span><text:span text:style-name="T28">.*</text:span></text:p>
      <text:p text:style-name="P19"><text:span text:style-name="T28">Nov. 13 – 14:<text:tab/>Willingham, Bill. <text:s/></text:span><text:span text:style-name="T25">Fables: Storybook Love</text:span><text:span text:style-name="T28">.*</text:span></text:p>
      <text:p text:style-name="P19"><text:span text:style-name="T28">Nov. 17 – 19:<text:tab/>Willingham, Bill. <text:s/></text:span><text:span text:style-name="T25">Fables: March of the Wooden Soldiers</text:span><text:span text:style-name="T28">.*</text:span></text:p>
      <text:p text:style-name="P19">Nov. 20:<text:tab/>Willingham, Bill. <text:s/><text:span text:style-name="T2">Fables: The Mean Seasons</text:span><text:span text:style-name="T22">.*</text:span></text:p>
      <text:p text:style-name="P19"><text:span text:style-name="T22">Nov. 21:<text:tab/>Johns, Geoff. <text:s/></text:span><text:span text:style-name="T2">Booster Gold: 52 Pick-Up</text:span><text:span text:style-name="T22">.*</text:span></text:p>
      <text:p text:style-name="P19"><text:soft-page-break/><text:span text:style-name="T22">Nov. 21 – 22:<text:tab/>Willingham, Bill. <text:s/></text:span><text:span text:style-name="T2">Fables: Homelands</text:span><text:span text:style-name="T22">.*</text:span></text:p>
      <text:p text:style-name="P19"><text:span text:style-name="T22">Nov. 22:<text:tab/>Willingham, Bill. <text:s/></text:span><text:span text:style-name="T2">Fables: Arabian Days (and Nights)</text:span><text:span text:style-name="T22">.*</text:span></text:p>
      <text:p text:style-name="P19"><text:span text:style-name="T22">Nov. 24 – Dec. 15:<text:tab/>Brooks, Max. <text:s/></text:span><text:span text:style-name="T2">World War Z: An Oral History of the Zombie War</text:span><text:span text:style-name="T22">.</text:span></text:p>
      <text:p text:style-name="P19"><text:span text:style-name="T22">Dec. 4:<text:tab/>Espinosa, Rod. <text:s/></text:span><text:span text:style-name="T2">The Courageous Princess</text:span><text:span text:style-name="T22">.*</text:span></text:p>
      <text:p text:style-name="P19"><text:span text:style-name="T22">Dec. 12:<text:tab/>Willingham, Bill. <text:s/></text:span><text:span text:style-name="T2">Fables: Wolves</text:span><text:span text:style-name="T22">.*</text:span></text:p>
      <text:p text:style-name="P19"><text:span text:style-name="T22">Dec. 13 – 20:<text:tab/>Willingham, Bill. <text:s/></text:span><text:span text:style-name="T2">Fables: Sons of Empire</text:span><text:span text:style-name="T22">.*</text:span></text:p>
      <text:p text:style-name="P19"><text:span text:style-name="T22">Dec. 14 – 15:<text:tab/>Tanemura, Arina. <text:s/></text:span><text:span text:style-name="T2">Time Stranger Kyoko Vol. 1</text:span><text:span text:style-name="T22">.*</text:span></text:p>
      <text:p text:style-name="P19"><text:span text:style-name="T22">Dec. 19:<text:tab/>Marz, Ron. <text:s/></text:span><text:span text:style-name="T2">Ion the Torchbearer</text:span><text:span text:style-name="T22">.*</text:span></text:p>
      <text:p text:style-name="P19"><text:span text:style-name="T22">Dec. 19:<text:tab/>Marz, Ron. <text:s/></text:span><text:span text:style-name="T2">Ion the Dying Flame</text:span><text:span text:style-name="T22">.*</text:span></text:p>
      <text:p text:style-name="P19"><text:span text:style-name="T22">Dec. 20 – 23:<text:tab/>Pratchett, Terry. <text:s/></text:span><text:span text:style-name="T2">Going Postal</text:span><text:span text:style-name="T22">.</text:span></text:p>
      <text:p text:style-name="P19"><text:span text:style-name="T22">Dec. 26 – 30:<text:tab/>Jacques, Brian. <text:s/></text:span><text:span text:style-name="T2">Salamandastron</text:span><text:span text:style-name="T22">. <text:s/></text:span><text:span text:style-name="T12">Reread</text:span><text:span text:style-name="T27">.</text:span></text:p>
      <text:p text:style-name="P19"><text:span text:style-name="T27">Dec. 31:<text:tab/>Johns, Geoff. <text:s/></text:span><text:span text:style-name="T24">Booster Gold: Blue and Gold</text:span><text:span text:style-name="T27">.*</text:span></text:p>
      <text:p text:style-name="P3">2010</text:p>
      <text:p text:style-name="P19"><text:span text:style-name="T27">Jan. 1 – 13:<text:tab/>Zaf</text:span><text:span text:style-name="T8">ό</text:span><text:span text:style-name="T27">n, Carlos Ruiz. <text:s/></text:span><text:span text:style-name="T24">The Angel's Game</text:span><text:span text:style-name="T27">.</text:span></text:p>
      <text:p text:style-name="P19"><text:span text:style-name="T27">Jan. 2:<text:tab/>Pini, Wendy &amp; Richard. <text:s/></text:span><text:span text:style-name="T24">Elfquest: Dreamtime</text:span><text:span text:style-name="T27">.*</text:span></text:p>
      <text:p text:style-name="P19"><text:span text:style-name="T27">Jan. 3:<text:tab/>Tanemura, Arina. <text:s/></text:span><text:span text:style-name="T24">Time Stranger Kyoko Vol. 2</text:span><text:span text:style-name="T27">.*</text:span></text:p>
      <text:p text:style-name="P19"><text:span text:style-name="T27">Jan. 3:<text:tab/>Tanemura, Arina. <text:s/></text:span><text:span text:style-name="T24">Time Stranger Kyoko Vol. 3</text:span><text:span text:style-name="T27">.*</text:span></text:p>
      <text:p text:style-name="P19"><text:span text:style-name="T27">Jan. 13 – 18:<text:tab/>Pratchett, Terry. <text:s/></text:span><text:span text:style-name="T24">Making Money</text:span><text:span text:style-name="T27">.</text:span></text:p>
      <text:p text:style-name="P19"><text:span text:style-name="T27">Jan. 16:<text:tab/>Dixon, Chuck. <text:s/></text:span><text:span text:style-name="T24">Booster Gold: Reality Lost</text:span><text:span text:style-name="T27">.*</text:span></text:p>
      <text:p text:style-name="P19"><text:span text:style-name="T27">Jan. 17 – 18:<text:tab/>Tsutsui, Yasutaka &amp; Gaku Tsugano. <text:s/></text:span><text:span text:style-name="T24">The Girl Who Runs Through Time Vol. 1</text:span><text:span text:style-name="T27">.*</text:span></text:p>
      <text:p text:style-name="P19"><text:span text:style-name="T27">Jan. 19 – 27:<text:tab/>Flewelling, Lynn. <text:s/></text:span><text:span text:style-name="T24">Luck in the Shadows</text:span><text:span text:style-name="T27">.</text:span></text:p>
      <text:p text:style-name="P19"><text:span text:style-name="T27">Jan. 23:<text:tab/>Tsutsui, Yasutaka &amp; Gaku Tsugano. <text:s/></text:span><text:span text:style-name="T24">The Girl Who Runs Through Time Vol. 2</text:span><text:span text:style-name="T27">.*</text:span></text:p>
      <text:p text:style-name="P19"><text:span text:style-name="T27">Jan. 25:<text:tab/>Winick, Judd. <text:s/></text:span><text:span text:style-name="T24">Green Lantern: Brother's Keeper</text:span><text:span text:style-name="T27">.*</text:span></text:p>
      <text:p text:style-name="P19"><text:span text:style-name="T27">Jan. 29 – 31:<text:tab/>Clevinger, Brian. <text:s/></text:span><text:span text:style-name="T24">Atomic Robo: Atomic Robo and the Fightin' Scientists of Tesladyne</text:span><text:span text:style-name="T27">.*</text:span></text:p>
      <text:p text:style-name="P19"><text:span text:style-name="T27">Jan. 29 – Apr. 5:<text:tab/>Flewelling, Lynn. <text:s/></text:span><text:span text:style-name="T24">Stalking Darkness</text:span><text:span text:style-name="T27">.</text:span></text:p>
      <text:p text:style-name="P19"><text:span text:style-name="T27">Jan. 30 – 31:<text:tab/>Slater, Lauren. <text:s/></text:span><text:span text:style-name="T24">Lying</text:span><text:span text:style-name="T27">. <text:s/></text:span><text:span text:style-name="T12">English 188 (Authorizing Self)</text:span><text:span text:style-name="T27">.</text:span></text:p>
      <text:p text:style-name="P19"><text:span text:style-name="T27">Feb. 1:<text:tab/>Winick, Judd. <text:s/></text:span><text:span text:style-name="T24">Green Lantern: The Power of Ion</text:span><text:span text:style-name="T27">.*</text:span></text:p>
      <text:p text:style-name="P19"><text:soft-page-break/><text:span text:style-name="T27">Feb. 2:<text:tab/>Clevinger, Brian. <text:s/></text:span><text:span text:style-name="T24">Atomic Robo: Atomic Robo and the Shadow from Beyond Time</text:span><text:span text:style-name="T27">.*</text:span></text:p>
      <text:p text:style-name="P19"><text:span text:style-name="T27">Feb. 3 – 7:<text:tab/>Mazzucchelli, David. <text:s/></text:span><text:span text:style-name="T24">Asterios Polyp</text:span><text:span text:style-name="T27">.*</text:span></text:p>
      <text:p text:style-name="P19"><text:span text:style-name="T27">Feb. 6 – 28:<text:tab/>Haley, Alex &amp; Malcolm X. <text:s/></text:span><text:span text:style-name="T24">The Autobiography of Malcolm X</text:span><text:span text:style-name="T27">. <text:s/></text:span><text:span text:style-name="T12">English 188 (Authorizing Self)</text:span><text:span text:style-name="T27">.</text:span></text:p>
      <text:p text:style-name="P19"><text:span text:style-name="T27">Feb. 13 – 15.<text:tab/>Fox, Gardner. <text:s/></text:span><text:span text:style-name="T24">Justice League of America Archives Vol. 1</text:span><text:span text:style-name="T27">.*</text:span></text:p>
      <text:p text:style-name="P19"><text:span text:style-name="T27">Feb. 15 – Mar. 3:<text:tab/>Talbot, Brian. <text:s/></text:span><text:span text:style-name="T24">The Adventures of Luther Arkwright</text:span><text:span text:style-name="T27">.* <text:s/></text:span><text:span text:style-name="T12">Unfinished</text:span><text:span text:style-name="T27">.</text:span></text:p>
      <text:p text:style-name="P19"><text:span text:style-name="T27">Feb. 25 – 28:<text:tab/>Merback, Mitchell. <text:s/></text:span><text:span text:style-name="T24">The Thief, the Cross and the Wheel</text:span><text:span text:style-name="T27">. <text:s/></text:span><text:span text:style-name="T12">History 170 (History of Punishment and Evil)</text:span><text:span text:style-name="T27">. <text:s/></text:span><text:span text:style-name="T12">Unfinished</text:span><text:span text:style-name="T27">.</text:span></text:p>
      <text:p text:style-name="P19"><text:span text:style-name="T27">Feb. 27 – Mar. 3:<text:tab/>Boyer, Paul and Stephen Nissenbaum. <text:s/></text:span><text:span text:style-name="T24">Salem Possessed</text:span><text:span text:style-name="T27">. <text:s/></text:span><text:span text:style-name="T12">English 124 (Salem Witch Trials)</text:span><text:span text:style-name="T27">. <text:s/></text:span><text:span text:style-name="T12">Unfinished</text:span><text:span text:style-name="T27">.</text:span></text:p>
      <text:p text:style-name="P19"><text:span text:style-name="T27">Mar. 3:<text:tab/>Waid, Mark. <text:s/></text:span><text:span text:style-name="T24">Flash: The Return of Barry Allen</text:span><text:span text:style-name="T27">.*</text:span></text:p>
      <text:p text:style-name="P19"><text:span text:style-name="T27">Mar. 4 – Apr. 27:<text:tab/>Kurtz, Scott, Dave Kellett, Brad Guigar, and Kristopher Straub. <text:s/></text:span><text:span text:style-name="T24">How to Make Webcomics</text:span><text:span text:style-name="T27">.</text:span></text:p>
      <text:p text:style-name="P19"><text:span text:style-name="T27">Mar. 4 – 16:<text:tab/>Spielgelman, Art. <text:s/></text:span><text:span text:style-name="T24">The Complete Maus</text:span><text:span text:style-name="T27">.* <text:s/></text:span><text:span text:style-name="T12">English 188 (Authorizing Self)</text:span><text:span text:style-name="T27">. <text:s/></text:span><text:span text:style-name="T12">Reread</text:span><text:span text:style-name="T27">.</text:span></text:p>
      <text:p text:style-name="P19"><text:span text:style-name="T27">Mar. 7:<text:tab/>Moore, Alan. <text:s/></text:span><text:span text:style-name="T24">Alan Moore's Hypothetical Lizard</text:span><text:span text:style-name="T27">.*</text:span></text:p>
      <text:p text:style-name="P19"><text:span text:style-name="T27">Mar. 15:<text:tab/>Pini, Wendy &amp; Richard. <text:s/></text:span><text:span text:style-name="T24">Elfquest: Blood of Ten Chiefs</text:span><text:span text:style-name="T27">.*</text:span></text:p>
      <text:p text:style-name="P19"><text:span text:style-name="T27">Mar. 15 – 19:<text:tab/>Pini, Wendy &amp; Richard. <text:s/></text:span><text:span text:style-name="T24">Elfquest: Rogue's Curse</text:span><text:span text:style-name="T27">.*</text:span></text:p>
      <text:p text:style-name="P19"><text:span text:style-name="T27">Mar. 16 – 28:<text:tab/>Arendt, Hannah. <text:s/></text:span><text:span text:style-name="T24">Eichmann in Jerusalem: A Report on the Banality of Evil</text:span><text:span text:style-name="T27">. <text:s/></text:span><text:span text:style-name="T12">History 170 (History of Punishment and Evil)</text:span><text:span text:style-name="T27">.</text:span></text:p>
      <text:p text:style-name="P19"><text:span text:style-name="T27">Mar. 24 – 28:<text:tab/>Harrison, Kathryn. <text:s/></text:span><text:span text:style-name="T24">The Kiss</text:span><text:span text:style-name="T27">. <text:s/></text:span><text:span text:style-name="T12">English 188 (Authorizing Self)</text:span><text:span text:style-name="T27">.</text:span></text:p>
      <text:p text:style-name="P19"><text:span text:style-name="T27">Mar. 23 – 24:<text:tab/>Walker, Landry Q. <text:s/></text:span><text:span text:style-name="T24">SuperGirl: cosmic adventures in the 8</text:span><text:span text:style-name="T1">th</text:span><text:span text:style-name="T24"> grade</text:span><text:span text:style-name="T27">.*</text:span></text:p>
      <text:p text:style-name="P19"><text:span text:style-name="T27">Mar. 31:<text:tab/>Shanower, Eric. <text:s/></text:span><text:span text:style-name="T24">The Wonderful Wizard of Oz</text:span><text:span text:style-name="T27">.*</text:span></text:p>
      <text:p text:style-name="P19"><text:span text:style-name="T27">Mar. 31:<text:tab/>Seagle, Steven T. <text:s/></text:span><text:span text:style-name="T24">Soul Kiss</text:span><text:span text:style-name="T27">.*</text:span></text:p>
      <text:p text:style-name="P19"><text:span text:style-name="T27">Apr. 1 – 20:<text:tab/>Fingerman, Bob. <text:s/></text:span><text:span text:style-name="T24">Beg the Question</text:span><text:span text:style-name="T27">.*</text:span></text:p>
      <text:p text:style-name="P19"><text:span text:style-name="T27">Apr. 3 – 14:<text:tab/>Agee, James and Walker Evans. <text:s/></text:span><text:span text:style-name="T24">Let Us Now Praise Famous Men</text:span><text:span text:style-name="T27">. <text:s/></text:span><text:span text:style-name="T12">English 188 (Authorizing Self)</text:span><text:span text:style-name="T27">. <text:s/></text:span><text:span text:style-name="T12">Unfinished</text:span><text:span text:style-name="T27">.</text:span></text:p>
      <text:p text:style-name="P20"><text:span text:style-name="T27">Apr. 5 – 18:<text:tab/>Kelly, Joe. <text:s/></text:span><text:span text:style-name="T2">I Kill Giants</text:span><text:span text:style-name="T27">.*</text:span></text:p>
      <text:p text:style-name="P20">Apr. 7 – 20:<text:tab/>Groening, Matt. <text:s/><text:span text:style-name="T2">The Simpsons/Futurama Crossover Crisis</text:span>.*</text:p>
      <text:p text:style-name="P20"><text:soft-page-break/><text:span text:style-name="T5">Apr. 17 – 18:<text:tab/>Kelly, Joe. <text:s/></text:span><text:span text:style-name="T6">JLA: Trial by Fire</text:span><text:span text:style-name="T5">.*</text:span></text:p>
      <text:p text:style-name="P20"><text:span text:style-name="T5">Apr. 18:<text:tab/>Gaiman, Neil. <text:s/></text:span><text:span text:style-name="T6">The Sandman: Endless Nights</text:span><text:span text:style-name="T5">.*</text:span></text:p>
      <text:p text:style-name="P20"><text:span text:style-name="T5">Apr. 20:<text:tab/>Miller, Arthur. <text:s/></text:span><text:span text:style-name="T6">The Crucible</text:span><text:span text:style-name="T5">. <text:s/></text:span><text:span text:style-name="T7">English 124 (Salem Witch Trials)</text:span><text:span text:style-name="T5">. <text:s/></text:span><text:span text:style-name="T7">Reread</text:span><text:span text:style-name="T5">.</text:span></text:p>
      <text:p text:style-name="P20"><text:span text:style-name="T5">Apr. 21:<text:tab/>O'Malley, Bryan Lee. <text:s/></text:span><text:span text:style-name="T6">Scott Pilgrim's Precious Little Life</text:span><text:span text:style-name="T5">.*</text:span></text:p>
      <text:p text:style-name="P20"><text:span text:style-name="T5">Apr. 24 – 27:<text:tab/>Rinaldi, Ann. <text:s/></text:span><text:span text:style-name="T6">A Break with Charity</text:span><text:span text:style-name="T5">. <text:s/></text:span><text:span text:style-name="T7">English 124 (Salem Witch Trials)</text:span><text:span text:style-name="T5">.</text:span></text:p>
      <text:p text:style-name="P20"><text:span text:style-name="T5">Apr. 27 – Jul. 7:<text:tab/>Jones, Jaida and Danielle Bennett. <text:s/></text:span><text:span text:style-name="T6">Havemercy</text:span><text:span text:style-name="T5">.</text:span></text:p>
      <text:p text:style-name="P20"><text:span text:style-name="T5">May 27:<text:tab/>O'Malley, Bryan Lee. <text:s/></text:span><text:span text:style-name="T6">Scott Pilgrim vs The World</text:span><text:span text:style-name="T5">.*</text:span></text:p>
      <text:p text:style-name="P20"><text:span text:style-name="T5">May 28:<text:tab/>Pullman, Philip. <text:s/></text:span><text:span text:style-name="T6">The Good Man Jesus and the Scoundrel Christ</text:span><text:span text:style-name="T5">.</text:span></text:p>
      <text:p text:style-name="P20"><text:span text:style-name="T5">May 29 – 30:<text:tab/>O'Malley, Bryan Lee. <text:s/></text:span><text:span text:style-name="T6">Scott Pilgrim and the Infinite Sadness</text:span><text:span text:style-name="T5">.*</text:span></text:p>
      <text:p text:style-name="P20"><text:span text:style-name="T5">Jun. 1:<text:tab/>O'Malley, Bryan Lee. <text:s/></text:span><text:span text:style-name="T6">Scott Pilgrim Gets It Together</text:span><text:span text:style-name="T5">.*</text:span></text:p>
      <text:p text:style-name="P20"><text:span text:style-name="T5">Jun. 7 – 8:<text:tab/>O'Malley, Bryan Lee. <text:s/></text:span><text:span text:style-name="T6">Scott Pilgrim vs The Universe</text:span><text:span text:style-name="T5">.*</text:span></text:p>
      <text:p text:style-name="P20"><text:span text:style-name="T5">Jun. 8 -<text:tab/>Akamatsu, Ken. <text:s/></text:span><text:span text:style-name="T6">Love Hina Vol. 2</text:span><text:span text:style-name="T5">.* <text:s/></text:span><text:span text:style-name="T7">Reread</text:span><text:span text:style-name="T5">.</text:span></text:p>
      <text:p text:style-name="P20"><text:span text:style-name="T5">Jun. 13:<text:tab/>Johns, Geoff. <text:s/></text:span><text:span text:style-name="T6">Green Lantern: Revenge of the Green Lanterns</text:span><text:span text:style-name="T5">.*</text:span></text:p>
      <text:p text:style-name="P20"><text:span text:style-name="T5">Jun. 16 – 19:<text:tab/>Kibuishi, Kazu, ed. <text:s/></text:span><text:span text:style-name="T6">Flight Vol. 5</text:span><text:span text:style-name="T5">.*</text:span></text:p>
      <text:p text:style-name="P20"><text:span text:style-name="T5">Jun. 21 – 22:<text:tab/>Comeau, Joey. <text:s/></text:span><text:span text:style-name="T6">Overqualified</text:span><text:span text:style-name="T5">.</text:span></text:p>
      <text:p text:style-name="P20"><text:span text:style-name="T5">Jul. 7 – 12:<text:tab/>Sebold, Alice. <text:s/></text:span><text:span text:style-name="T6">The Lovely Bones</text:span><text:span text:style-name="T5">. <text:s/></text:span><text:span text:style-name="T7">Reread</text:span><text:span text:style-name="T5">.</text:span></text:p>
      <text:p text:style-name="P20"><text:span text:style-name="T5">Jul. 13 – 25:<text:tab/>Martin, George R.R. <text:s/></text:span><text:span text:style-name="T6">A Game of Thrones</text:span><text:span text:style-name="T5">.</text:span></text:p>
      <text:p text:style-name="P20"><text:span text:style-name="T5">Jul. 24:<text:tab/>O'Malley, Bryan Lee. <text:s/></text:span><text:span text:style-name="T6">Scott Pilgrim's Finest Hour</text:span><text:span text:style-name="T5">.*</text:span></text:p>
      <text:p text:style-name="P20"><text:span text:style-name="T5">Jul. 25 – Aug. 24:<text:tab/>Sanderson, Brandon. <text:s/></text:span><text:span text:style-name="T6">The Hero of Ages</text:span><text:span text:style-name="T5">.</text:span></text:p>
      <text:p text:style-name="P20"><text:span text:style-name="T5">Aug. 13:<text:tab/>Takada, Rie. <text:s/></text:span><text:span text:style-name="T6">Happy Hustle High Vol. 1</text:span><text:span text:style-name="T5">.* </text:span><text:span text:style-name="T7">Reread</text:span><text:span text:style-name="T5">.</text:span></text:p>
      <text:p text:style-name="P20"><text:span text:style-name="T5">Aug. 14:<text:tab/>Takada, Rie. <text:s/></text:span><text:span text:style-name="T6">Happy Hustle High Vol. 2</text:span><text:span text:style-name="T5">.* </text:span><text:span text:style-name="T7">Reread</text:span><text:span text:style-name="T5">.</text:span></text:p>
      <text:p text:style-name="P20"><text:span text:style-name="T5">Aug. 17:<text:tab/>Takada, Rie. <text:s/></text:span><text:span text:style-name="T6">Happy Hustle High Vol. 3</text:span><text:span text:style-name="T5">.* </text:span><text:span text:style-name="T7">Reread</text:span><text:span text:style-name="T5">.</text:span></text:p>
      <text:p text:style-name="P20"><text:span text:style-name="T5">Aug. 17 – 19:<text:tab/>Takada, Rie. <text:s/></text:span><text:span text:style-name="T6">Happy Hustle High Vol. 4</text:span><text:span text:style-name="T5">.*</text:span></text:p>
      <text:p text:style-name="P20"><text:span text:style-name="T5">Aug. 21:<text:tab/>Takada, Rie. <text:s/></text:span><text:span text:style-name="T6">Happy Hustle High Vol. 5</text:span><text:span text:style-name="T5">.*</text:span></text:p>
      <text:p text:style-name="P20"><text:span text:style-name="T5">Aug. 25:<text:tab/>Johns, Geoff. <text:s/></text:span><text:span text:style-name="T6">The Flash: The Secret of Barry Allen</text:span><text:span text:style-name="T5">.*</text:span></text:p>
      <text:p text:style-name="P20"><text:span text:style-name="T5">Aug. 25 – Sept. 16:<text:tab/>Martin, George R.R. </text:span><text:span text:style-name="T6">A Clash of Kings</text:span><text:span text:style-name="T5">.</text:span></text:p>
      <text:p text:style-name="P20"><text:span text:style-name="T5">Sept. 10:<text:tab/>Inoue, Kazurou. <text:s/></text:span><text:span text:style-name="T6">Midori Days Vol. 1</text:span><text:span text:style-name="T5">.* <text:s/></text:span><text:span text:style-name="T7">Reread</text:span><text:span text:style-name="T5">.</text:span></text:p>
      <text:p text:style-name="P20"><text:span text:style-name="T5">Sept. 14:<text:tab/>Inoue, Kazurou. <text:s/></text:span><text:span text:style-name="T6">Midori Days Vol. 2</text:span><text:span text:style-name="T5">.* <text:s/></text:span><text:span text:style-name="T7">Reread</text:span><text:span text:style-name="T5">.</text:span></text:p>
      <text:p text:style-name="P20"><text:span text:style-name="T5">Sept. 16 – 23:<text:tab/>Pratchett, Terry. <text:s/></text:span><text:span text:style-name="T6">Unseen Academicals</text:span><text:span text:style-name="T5">.</text:span></text:p>
      <text:p text:style-name="P20"><text:span text:style-name="T5">Sept. 17:<text:tab/>Inoue, Kazurou. <text:s/></text:span><text:span text:style-name="T6">Midori Days Vol. 3</text:span><text:span text:style-name="T5">.* <text:s/></text:span><text:span text:style-name="T7">Reread</text:span><text:span text:style-name="T5">.</text:span></text:p>
      <text:p text:style-name="P20"><text:soft-page-break/><text:span text:style-name="T5">Sept. 18 – 19:<text:tab/>Inoue, Kazurou. <text:s/></text:span><text:span text:style-name="T6">Midori Days Vol. 4</text:span><text:span text:style-name="T5">.* <text:s/></text:span><text:span text:style-name="T7">Reread</text:span><text:span text:style-name="T5">.</text:span></text:p>
      <text:p text:style-name="P21">Sept. 27 – 28:<text:tab/>Snyder, Maria. <text:s/><text:span text:style-name="T2">Fire Study</text:span>.</text:p>
      <text:p text:style-name="P21">Sept. 28 – Oct. 3:<text:tab/>Neville, Katherine. <text:s/><text:span text:style-name="T2">The Eight</text:span>. <text:s/><text:span text:style-name="T11">Unfinished</text:span>.</text:p>
      <text:p text:style-name="P21">Sept. 30:<text:tab/>Clevinger, Brian. <text:s/><text:span text:style-name="T2">Atomic Robo: Atomic Robo and Other Strangeness</text:span>.*</text:p>
      <text:p text:style-name="P21">Oct. 1:<text:tab/>Inoue, Kazurou. <text:s/><text:span text:style-name="T2">Midori Days Vol. 5</text:span>.*</text:p>
      <text:p text:style-name="P21">Oct. 2:<text:tab/>Inoue, Kazurou. <text:s/><text:span text:style-name="T2">Midori Days Vol. 6</text:span>.*</text:p>
      <text:p text:style-name="P21">Oct. 3 – 8:<text:tab/>Bradbury, Ray. <text:s/><text:span text:style-name="T2">Fahrenheit 451</text:span>. <text:s/><text:span text:style-name="T11">Reread</text:span>.</text:p>
      <text:p text:style-name="P21">Oct. 8:<text:tab/>Inoue, Kazurou. <text:s/><text:span text:style-name="T2">Midori Days Vol. 7</text:span>.*</text:p>
      <text:p text:style-name="P21">Oct. 8:<text:tab/>Inoue, Kazurou. <text:s/><text:span text:style-name="T2">Midori Days Vol. 8</text:span>.*</text:p>
      <text:p text:style-name="P21">Oct. 9:<text:tab/>Nakajo, Hisaya. <text:s/><text:span text:style-name="T2">Hana-Kimi Vol. 1</text:span>.* <text:s/><text:span text:style-name="T11">Reread</text:span>.</text:p>
      <text:p text:style-name="P21">Oct. 9:<text:tab/>Nakajo, Hisaya. <text:s/><text:span text:style-name="T2">Hana-Kimi Vol. 2</text:span>.* <text:s/><text:span text:style-name="T11">Reread</text:span>.</text:p>
      <text:p text:style-name="P21">Oct. 10:<text:tab/>Nakajo, Hisaya. <text:s/><text:span text:style-name="T2">Hana-Kimi Vol. 3</text:span>.* <text:s/><text:span text:style-name="T11">Reread</text:span>.</text:p>
      <text:p text:style-name="P21">Oct. 11:<text:tab/>Nakajo, Hisaya. <text:s/><text:span text:style-name="T2">Hana-Kimi Vol. 4</text:span>.* <text:s/><text:span text:style-name="T11">Reread</text:span>.</text:p>
      <text:p text:style-name="P21">Oct. 11:<text:tab/>Nakajo, Hisaya. <text:s/><text:span text:style-name="T2">Hana-Kimi Vol. 5</text:span>.* <text:s/><text:span text:style-name="T11">Reread</text:span>.</text:p>
      <text:p text:style-name="P21">Oct. 12:<text:tab/>Nakajo, Hisaya. <text:s/><text:span text:style-name="T2">Hana-Kimi Vol. 6</text:span>.* <text:s/><text:span text:style-name="T11">Reread</text:span>.</text:p>
      <text:p text:style-name="P21">Oct. 13 – 16:<text:tab/>Nakajo, Hisaya. <text:s/><text:span text:style-name="T2">Hana-Kimi Vol. 7</text:span>.* <text:s/><text:span text:style-name="T11">Reread</text:span>.</text:p>
      <text:p text:style-name="P21">Oct. 16:<text:tab/>Nakajo, Hisaya. <text:s/><text:span text:style-name="T2">Hana-Kimi Vol. 8</text:span>.* <text:s/><text:span text:style-name="T11">Reread</text:span>.</text:p>
      <text:p text:style-name="P21">Oct. 17:<text:tab/>Nakajo, Hisaya. <text:s/><text:span text:style-name="T2">Hana-Kimi Vol. 9</text:span>.* <text:s/><text:span text:style-name="T11">Reread</text:span>.</text:p>
      <text:p text:style-name="P21">Oct. 17:<text:tab/>Nakajo, Hisaya. <text:s/><text:span text:style-name="T2">Hana-Kimi Vol. 10</text:span>.*</text:p>
      <text:p text:style-name="P21">Oct. 17:<text:tab/>Nakajo, Hisaya. <text:s/><text:span text:style-name="T2">Hana-Kimi Vol. 11</text:span>.*</text:p>
      <text:p text:style-name="P21">Oct. 17 – 18:<text:tab/>Nakajo, Hisaya. <text:s/><text:span text:style-name="T2">Hana-Kimi Vol. 12</text:span>.*</text:p>
      <text:p text:style-name="P21">Oct. 18 – 19:<text:tab/>Nakajo, Hisaya. <text:s/><text:span text:style-name="T2">Hana-Kimi Vol. 13</text:span>.*</text:p>
      <text:p text:style-name="P21">Oct. 20 – 21:<text:tab/>Nakajo, Hisaya. <text:s/><text:span text:style-name="T2">Hana-Kimi Vol. 14</text:span>.*</text:p>
      <text:p text:style-name="P21">Nov. 8 – 11:<text:tab/>McKinley, Robin. <text:s/><text:span text:style-name="T2">Rose Daughter</text:span>. <text:s/><text:span text:style-name="T11">Reread</text:span>.</text:p>
      <text:p text:style-name="P21">Nov. 8:<text:tab/>Minekura, Kazuya. <text:s/><text:span text:style-name="T2">Wild Adapter Vol. 2</text:span>.*</text:p>
      <text:p text:style-name="P21">Nov. 12 – Dec. 5:<text:tab/>King, Stephen. <text:s/><text:span text:style-name="T2">On Writing</text:span>. <text:s/><text:span text:style-name="T11">Reread</text:span>.</text:p>
      <text:p text:style-name="P21">Nov. 18:<text:tab/>Nakajo, Hisaya. <text:s/><text:span text:style-name="T2">Hana-Kimi Vol. 15</text:span>.*</text:p>
      <text:p text:style-name="P21">Nov. 21:<text:tab/>Whedon, Joss and Zack Whedon. <text:s/><text:span text:style-name="T2">Serenity: The Shepherd's Tale</text:span>.*</text:p>
      <text:p text:style-name="P21">Nov. 24 – Feb. 5:<text:tab/>Martin, George R.R. <text:span text:style-name="T2">A Storm of Swords</text:span>.</text:p>
      <text:p text:style-name="P21">Dec. 25 – Feb. 7:<text:tab/>North, Ryan, David Malki! and Matthew Bennardo, ed. <text:s/><text:span text:style-name="T2">Machine of Death</text:span>.</text:p>
      <text:p text:style-name="P21"><text:soft-page-break/>Dec. 30 – Jan. 4:<text:tab/>Brom. <text:s/><text:span text:style-name="T2">The Child Thief</text:span>.</text:p>
      <text:p text:style-name="P22">2011</text:p>
      <text:p text:style-name="P21">Jan. 8:<text:tab/>O'Malley, Brian Lee. <text:s/><text:span text:style-name="T2">Scott Pilgrim's Precious Little Life</text:span>.* <text:s/><text:span text:style-name="T11">Reread</text:span>.</text:p>
      <text:p text:style-name="P21">Jan. 8:<text:tab/>Nakajo, Hisaya. <text:s/><text:span text:style-name="T2">Hana Kimi Vol. 16</text:span>.*</text:p>
      <text:p text:style-name="P21">Jan. 9:<text:tab/>O'Malley, Brian Lee. <text:s/><text:span text:style-name="T2">Scott Pilgrim vs The World</text:span>.* <text:s/><text:span text:style-name="T11">Reread</text:span>.</text:p>
      <text:p text:style-name="P21">Jan. 20 – 21:<text:tab/>O'Malley, Brian Lee. <text:s/><text:span text:style-name="T2">Scott Pilgrim and the Infinite Sadness</text:span>.* <text:s/><text:span text:style-name="T11">Reread</text:span>.</text:p>
      <text:p text:style-name="P21">Jan. 23:<text:tab/>Nakajo, Hisaya. <text:s/><text:span text:style-name="T2">Hana-Kimi Vol. 17</text:span>.*</text:p>
      <text:p text:style-name="P21">Jan. 29:<text:tab/>Nakajo, Hisaya. <text:s/><text:span text:style-name="T2">Hana-Kimi Vol. 18</text:span>.*</text:p>
      <text:p text:style-name="P21">Jan. 30:<text:tab/>O'Malley, Brian Lee. <text:s/><text:span text:style-name="T2">Scott Pilgrim Gets It Together</text:span>.* <text:s/><text:span text:style-name="T11">Reread</text:span>.</text:p>
      <text:p text:style-name="P21">Jan. 31:<text:tab/>Nakajo, Hisaya. <text:s/><text:span text:style-name="T2">Hana-Kimi Vol. 19</text:span>.*</text:p>
      <text:p text:style-name="P21">Feb. 1:<text:tab/>O'Malley, Brian Lee. <text:s/><text:span text:style-name="T2">Scott Pilgrim vs The Universe</text:span>.* <text:s/><text:span text:style-name="T11">Reread</text:span>.</text:p>
      <text:p text:style-name="P21">Feb. 1:<text:tab/>Nakajo, Hisaya. <text:s/><text:span text:style-name="T2">Hana-Kimi Vol. 20</text:span>.*</text:p>
      <text:p text:style-name="P21">Feb. 3:<text:tab/>O'Malley, Brian Lee. <text:s/><text:span text:style-name="T2">Scott Pilgrim's Finest Moment</text:span>.* <text:s/><text:span text:style-name="T11">Reread</text:span>.</text:p>
      <text:p text:style-name="P21">Feb. 8 – 9:<text:tab/>Bender, Aimee. <text:s/><text:span text:style-name="T2">The Particular Sadness of Lemon Cake</text:span>.</text:p>
      <text:p text:style-name="P21">Feb. 10:<text:tab/>Nakajo, Hisaya. <text:s/><text:span text:style-name="T2">Hana-Kimi Vol. 21</text:span>.*</text:p>
      <text:p text:style-name="P21">Feb. 10:<text:tab/>Nakajo, Hisaya. <text:s/><text:span text:style-name="T2">Hana-Kimi Vol. 22</text:span>.*</text:p>
      <text:p text:style-name="P21">Feb. 10:<text:tab/>Nakajo, Hisaya. <text:s/><text:span text:style-name="T2">Hana-Kimi Vol. 23</text:span>.*</text:p>
      <text:p text:style-name="P21">Feb. 13 – Mar. 5:<text:tab/>Rothfuss, Patrick. <text:s/><text:span text:style-name="T2">The Name of the Wind</text:span>.</text:p>
      <text:p text:style-name="P21">Feb. 19:<text:tab/>Green, Michael, and Mike Johnson. <text:s/><text:span text:style-name="T2">Superman/Batman: Finest Worlds</text:span>.*</text:p>
      <text:p text:style-name="P21">Feb. 19 – Mar. 2:<text:tab/>Fried, Richard. <text:s/><text:span text:style-name="T2">Nightmare in Red: The McCarthy Era in Perspective</text:span>.</text:p>
      <text:p text:style-name="P21">Feb. 20:<text:tab/>Ellis, Warren. <text:s/><text:span text:style-name="T2">Global Frequency: Planet Ablaze</text:span>.*</text:p>
      <text:p text:style-name="P21">Feb. 24:<text:tab/>Chiang, Ted. <text:s/><text:span text:style-name="T2">The Lifecycle of Software Objects</text:span>.</text:p>
      <text:p text:style-name="P21">Feb. 25 – Mar. 10:<text:tab/>Gaiman, Neil. <text:s/><text:span text:style-name="T2">Neverwhere</text:span>. <text:s/><text:span text:style-name="T11">Reread</text:span>.</text:p>
      <text:p text:style-name="P21">Feb. 27:<text:tab/>Pini, Wendy and Richard. <text:s/><text:span text:style-name="T2">ElfQuest: The Hidden Years</text:span>.*</text:p>
      <text:p text:style-name="P21">Feb. 27:<text:tab/>Simone, Gail. <text:s/><text:span text:style-name="T2">The Secret Six: Unhinged</text:span>.*</text:p>
      <text:p text:style-name="P21">Feb. 27:<text:tab/>Rucka, Greg. <text:s/><text:span text:style-name="T2">Wonder Woman: Down to Earth</text:span>.*</text:p>
      <text:p text:style-name="P21">Mar. 8:<text:tab/>Ellis, Warren. <text:s/><text:span text:style-name="T2">Global Frequency: Detonation Radio</text:span>.*</text:p>
      <text:p text:style-name="P21">Mar. 8:<text:tab/>Rucka, Greg. <text:s/><text:span text:style-name="T2">Wonder Woman: Bitter Rivals</text:span>.*</text:p>
      <text:p text:style-name="P23">Mar. 8:<text:tab/>Tezuka, Osamu. <text:s/><text:span text:style-name="T2">Buddha Vol. 3: Devadatta</text:span>.*</text:p>
      <text:p text:style-name="P23">Mar. 10:<text:tab/>Butler, Octavia. <text:s/><text:span text:style-name="T2">Wild Seed</text:span>.</text:p>
      <text:p text:style-name="P23"><text:soft-page-break/>Mar. 16 – 17:<text:tab/>Dahm, Evan. <text:s/><text:span text:style-name="T2">Rice Boy</text:span>.* <text:s/><text:span text:style-name="T11">Reread</text:span>.</text:p>
      <text:p text:style-name="P23">Mar. 18 – 28:<text:tab/>Jacques, Brian. <text:s/><text:span text:style-name="T2">Lord Brocktree</text:span>. <text:s/><text:span text:style-name="T11">Reread</text:span>.</text:p>
      <text:p text:style-name="P23">Mar. 20:<text:tab/>Medley, Linda. <text:s/><text:span text:style-name="T2">Castle Waiting: The Curse of Brambly Hedge</text:span>.* <text:s/><text:span text:style-name="T11">Reread</text:span>.</text:p>
      <text:p text:style-name="P23">Mar. 20:<text:tab/>Sakai, Stan. <text:s/><text:span text:style-name="T2">Usagi Yojimbo Book 1: The Ronin</text:span>.*</text:p>
      <text:p text:style-name="P23">Mar. 21:<text:tab/>Rieber, John Ney. <text:s/><text:span text:style-name="T2">The Books of Magic: Summonings</text:span>.* <text:s/><text:span text:style-name="T11">Reread</text:span>.</text:p>
      <text:p text:style-name="P23">Mar. 22:<text:tab/>Dixon, Chuck, and Ron Marz. <text:s/><text:span text:style-name="T2">Green Lantern: Emerald Allies</text:span>.*</text:p>
      <text:p text:style-name="P23">Mar. 25:<text:tab/>Pini, Wendy and Richard. <text:s/><text:span text:style-name="T2">ElfQuest: The Grand Quest Vol. 3</text:span>.* <text:s/><text:span text:style-name="T11">Reread</text:span>.</text:p>
      <text:p text:style-name="P23">Mar. 26:<text:tab/>Pini, Wendy and Richard. <text:s/><text:span text:style-name="T2">ElfQuest: The Grand Quest Vol. 4</text:span>.* <text:s/><text:span text:style-name="T11">Reread</text:span>.</text:p>
      <text:p text:style-name="P23">Mar. 26:<text:tab/>Kibuishi, Kazu, ed. <text:s/><text:span text:style-name="T2">Flight Explorer Vol. 1</text:span>.*</text:p>
      <text:p text:style-name="P23">Mar. 27 – Apr. 1:<text:tab/>Jones, Diana Wynne. <text:s/><text:span text:style-name="T2">Deep Secret</text:span>. <text:s/><text:span text:style-name="T11">Reread</text:span>.</text:p>
      <text:p text:style-name="P23">Mar. 31:<text:tab/>Tezuka, Osamu. <text:s/><text:span text:style-name="T2">Buddha Vol. 4: The Forest of Uruvela</text:span>.*</text:p>
      <text:p text:style-name="P23">Mar. 31:<text:tab/>Higuchi, Tachibana. <text:s/><text:span text:style-name="T2">Gakuen Alice Vol. 2</text:span>.*</text:p>
      <text:p text:style-name="P23">Apr. 1 – 22:<text:tab/>Yolen, Jane. <text:s/><text:span text:style-name="T2">Once Upon a Time (She Said)</text:span>.</text:p>
      <text:p text:style-name="P23">Apr. 1 – 2:<text:tab/>Loeb, Jeph. <text:s/><text:span text:style-name="T2">Superman/Batman: Vengeance</text:span>.*</text:p>
      <text:p text:style-name="P23">Apr. 2:<text:tab/>Ellis, Warren. <text:s/><text:span text:style-name="T2">Nextwave: Agents of H.A.T.E.</text:span>.*</text:p>
      <text:p text:style-name="P23">Apr. 3:<text:tab/>Busiek, Kurt. <text:s/><text:span text:style-name="T2">Astro City: The Tarnished Angel</text:span>.*</text:p>
      <text:p text:style-name="P23">Apr. 5:<text:tab/>Millar, Mark. <text:s/><text:span text:style-name="T2">Superman: Red Son</text:span>.*</text:p>
      <text:p text:style-name="P23">Apr. 6 – 7:<text:tab/>Carey, Mike. <text:s/><text:span text:style-name="T2">Lucifer: Devil in the Gateway</text:span>.*</text:p>
      <text:p text:style-name="P23">Apr. 8:<text:tab/>Cowell, Cressida. <text:s/><text:span text:style-name="T2">How to Train Your Dragon</text:span>. <text:s/><text:span text:style-name="T11">Abridged audio</text:span>.</text:p>
      <text:p text:style-name="P23">Apr. 10 – 11:<text:tab/>Pini, Wendy and Richard. <text:s/><text:span text:style-name="T2">ElfQuest: The Grand Quest Vol. 5</text:span>.* <text:s/><text:span text:style-name="T11">Reread</text:span>.</text:p>
      <text:p text:style-name="P23">Apr. 11:<text:tab/>Moore, Alan. <text:s/><text:span text:style-name="T2">Promethea Book 1</text:span>.*</text:p>
      <text:p text:style-name="P23">Apr. 12 – 13:<text:tab/>Gaiman, Neil. <text:s/><text:span text:style-name="T2">Neil Gaiman's Midnight Days</text:span>.*</text:p>
      <text:p text:style-name="P4">Apr. 18 – 26:<text:tab/>Harvey, Ross. <text:s/><text:span text:style-name="T2">Preserving Digital Materials</text:span>. <text:s/><text:span text:style-name="T11">LIS 502 () and 590DCL (Foundations of Digital Preservation)</text:span>.</text:p>
      <text:p text:style-name="P8"><text:span text:style-name="T14">Apr. 20 – Jun. 26:<text:tab/>Potter, Jeff. <text:s/></text:span><text:span text:style-name="T15">Cooking for Geeks: Real Science, Great Hacks, and Good Food</text:span><text:span text:style-name="T14">.</text:span></text:p>
      <text:p text:style-name="P8"><text:span text:style-name="T16">Apr. 21:<text:tab/>Higuchi, Tachibana. <text:s/></text:span><text:span text:style-name="T17">Gakuen Alice Vol. 3</text:span><text:span text:style-name="T16">.*</text:span></text:p>
      <text:p text:style-name="P8"><text:span text:style-name="T16">Apr. 22 – May 12:<text:tab/>Jones, Jaida, and Danielle Bennett. <text:s/></text:span><text:span text:style-name="T17">Shadow Magic</text:span><text:span text:style-name="T16">.</text:span></text:p>
      <text:p text:style-name="P5">Apr. 24:<text:tab/>Carey, Mike. <text:s/><text:span text:style-name="T2">Lucifer: Children and Monsters</text:span>.*</text:p>
      <text:p text:style-name="P5">Apr. 25 – 27:<text:tab/>Moore, Alan. <text:s/><text:span text:style-name="T2">Promethea Book 2</text:span>.*</text:p>
      <text:p text:style-name="P5"><text:soft-page-break/>Apr. 27:<text:tab/>Tezuka, Osamu. <text:s/><text:span text:style-name="T2">Buddha Vol. 5: Deer Park</text:span>.*</text:p>
      <text:p text:style-name="P5">Apr. 27:<text:tab/>Higuchi, Tachibana. <text:s/><text:span text:style-name="T2">Gakuen Alice Vol. 4</text:span>.*</text:p>
      <text:p text:style-name="P5">May 8:<text:tab/>Simone, Gail. <text:s/><text:span text:style-name="T2">Secret Six: Depths</text:span>.*</text:p>
      <text:p text:style-name="P5">May 11:<text:tab/>Morrison, Grant. <text:s/><text:span text:style-name="T2">All Star Superman Vol. 2</text:span>.*</text:p>
      <text:p text:style-name="P5">May 11:<text:tab/>Simone, Gail. <text:s/><text:span text:style-name="T2">Wonder Woman: Ends of the Earth</text:span>.*</text:p>
      <text:p text:style-name="P5">May 11:<text:tab/>Castellucci, Cecil, and Jim Rugg. <text:s/><text:span text:style-name="T2">The Plain Janes</text:span>.*</text:p>
      <text:p text:style-name="P5">May 11:<text:tab/>Simone, Gail. <text:s/><text:span text:style-name="T2">Superman: Strange Attractors</text:span>.*</text:p>
      <text:p text:style-name="P5">May 13 – 22:<text:tab/>Le Guin, Ursula K. <text:s/><text:span text:style-name="T2">The Left Hand of Darkness</text:span>.</text:p>
      <text:p text:style-name="P5">May 18:<text:tab/>Oswalt, Patton. <text:s/><text:span text:style-name="T2">JLA: Welcome to the Working Week</text:span>.*</text:p>
      <text:p text:style-name="P5">May 19 – 20:<text:tab/>Kibuishi, Kazu, ed. <text:s/><text:span text:style-name="T2">Flight Vol. 6</text:span>.*</text:p>
      <text:p text:style-name="P5">May 20:<text:tab/>Simone, Gail. <text:s/><text:span text:style-name="T2">Villains United</text:span>.*</text:p>
      <text:p text:style-name="P5">May 23 – 27:<text:tab/>McKillip, Patricia. <text:s/><text:span text:style-name="T2">Od Magic</text:span>.</text:p>
      <text:p text:style-name="P5">May 27 – 28:<text:tab/>Tezuka, Osamu. <text:s/><text:span text:style-name="T2">Buddha Vol. 6: Ananda</text:span>.*</text:p>
      <text:p text:style-name="P5">May 28 – 29:<text:tab/>Sfar, Joann. <text:s/><text:span text:style-name="T2">The Rabbi's Cat</text:span>.*</text:p>
      <text:p text:style-name="P5">May 29 – 31:<text:tab/>Moore, Alan. <text:s/><text:span text:style-name="T2">Promethea Book 3</text:span>.*</text:p>
      <text:p text:style-name="P5">May 31:<text:tab/>Moore, Alan. <text:s/><text:span text:style-name="T2">Batman: The Killing Joke</text:span>.*</text:p>
      <text:p text:style-name="P6">Jun. 1:<text:tab/>Peach-Pit. <text:s/><text:span text:style-name="T2">Shugo Chara Vol. 1</text:span>.* <text:s/><text:span text:style-name="T11">Reread</text:span>.</text:p>
      <text:p text:style-name="P6">Jun. 1 – 24:<text:tab/>Robinson, Kim Stanley. <text:s/><text:span text:style-name="T2">The Years of Rice and Salt</text:span>.</text:p>
      <text:p text:style-name="P6">Jun. 2 – 3:<text:tab/>Turner, James. <text:s/><text:span text:style-name="T2">Rex Libris Vol. 1: I, Librarian</text:span>.*</text:p>
      <text:p text:style-name="P6">Jun. 6 – 7:<text:tab/>Morrison, Grant. <text:s/><text:span text:style-name="T2">Seven Soldiers of Victory Vol. 1</text:span>.*</text:p>
      <text:p text:style-name="P6">Jun. 7:<text:tab/>Whedon, Zack. <text:s/><text:span text:style-name="T2">Dr. Horrible and Other Horrible Stories</text:span>.*</text:p>
      <text:p text:style-name="P6">Jun. 7 – 8: <text:tab/>Peach-Pit. <text:s/><text:span text:style-name="T2">Shugo Chara Vol. 2</text:span>.* <text:s/><text:span text:style-name="T11">Reread</text:span>.</text:p>
      <text:p text:style-name="P6">Jun. 9:<text:tab/>Takami, Koushun, and Masayuki Taguchi. <text:s/><text:span text:style-name="T2">Battle Royale Vol. 1</text:span>.* <text:s/><text:span text:style-name="T11">Reread</text:span>.</text:p>
      <text:p text:style-name="P6">Jun. 28 – Jul. 5:<text:tab/>Morrison, Toni. <text:s/><text:span text:style-name="T2">Beloved</text:span>.</text:p>
      <text:p text:style-name="P6">Jun. 29:<text:tab/>Carey, Mike. <text:s/><text:span text:style-name="T2">Lucifer: The Divine Comedy</text:span>.*</text:p>
      <text:p text:style-name="P6">Jun. 29:<text:tab/>Rucka, Greg. <text:s/><text:span text:style-name="T2">Wonder Woman: Eyes of the Gorgon</text:span>.*</text:p>
      <text:p text:style-name="P11">Jul. 6:<text:tab/>Tezuka, Osamu. <text:s/><text:span text:style-name="T2">Buddha Vol. 7: </text:span><text:span text:style-name="T18">Prince Ajatasattu</text:span>.*</text:p>
      <text:p text:style-name="P11">Jul. 7:<text:tab/>Higuchi, Tachibana. <text:s/><text:span text:style-name="T2">Gakuen Alice Vol. 7</text:span><text:span text:style-name="T22">.*</text:span></text:p>
      <text:p text:style-name="P12">Jul. 11:<text:tab/>Kibuishi, Kazu. <text:s/><text:span text:style-name="T2">Flight Vol. 8</text:span>.*</text:p>
      <text:p text:style-name="P12">Jul. 12 – Aug. 16:<text:tab/>Clarke, Susanna. <text:s/><text:span text:style-name="T2">Jonathan Strange and Mr. Norrell</text:span>.</text:p>
      <text:p text:style-name="P12"><text:soft-page-break/>Aug. 10:<text:tab/>Rogers, John, and Keith Giffen. <text:s/><text:span text:style-name="T2">Blue Beetle: Road Trip</text:span>.*</text:p>
      <text:p text:style-name="P12">Aug. 12:<text:tab/>Johns, Goeff, Grant Morrison, Greg Rucka, Mark Waid, and Keith Giffen. <text:s/><text:span text:style-name="T2">52 Vol. 1</text:span><text:span text:style-name="T23">.* <text:s/></text:span><text:span text:style-name="T11">Reread</text:span><text:span text:style-name="T23">.</text:span></text:p>
      <text:p text:style-name="P12"><text:span text:style-name="T23">Aug. 12:<text:tab/>Layman, John, and Rob Guillory. <text:s/></text:span><text:span text:style-name="T24">Chew Vol. 1: Taster's Choice</text:span><text:span text:style-name="T23">.*</text:span></text:p>
      <text:p text:style-name="P13">Aug. 13:<text:tab/>Byrnes, John. <text:s/><text:span text:style-name="T2">JLA: The Tenth Circle</text:span>.*</text:p>
      <text:p text:style-name="P13">Aug. 13:<text:tab/>Simone, Gail. <text:s/><text:span text:style-name="T2">Wonder Woman: The Circle</text:span>.*</text:p>
      <text:p text:style-name="P13">Aug. 16 – 18:<text:tab/>McKinley, Robin. <text:s/><text:span text:style-name="T2">Pegasus</text:span>.</text:p>
      <text:p text:style-name="P12">Aug. 16:<text:tab/>Rucka, Greg. <text:s/><text:span text:style-name="T2">Batwoman: Elegy</text:span>.*</text:p>
      <text:p text:style-name="P12">Aug. 18:<text:tab/>Avi, and Brian Floca. <text:s/><text:span text:style-name="T2">City of Light, City of Dark</text:span>.* <text:s/><text:span text:style-name="T11">Reread</text:span><text:span text:style-name="T23">.</text:span></text:p>
      <text:p text:style-name="P12">Aug. 19:<text:tab/>Clevinger, Brian. <text:s/><text:span text:style-name="T2">Atomic Robo and the Deadly Art of Science</text:span>.*</text:p>
      <text:p text:style-name="P12">Aug. 19 – 23:<text:tab/>Hobb, Robin. <text:s/><text:span text:style-name="T2">The Farseer: Assassin's Apprentice</text:span>.</text:p>
      <text:p text:style-name="P12">Aug. 20:<text:tab/>Gibbons, Dave. <text:s/><text:span text:style-name="T2">Green Lantern Corps: To Be a Lantern</text:span>.*</text:p>
      <text:p text:style-name="P12">Aug. 21:<text:tab/>Busiek, Kurt and George Perez. <text:s/><text:span text:style-name="T2">JLA/Avengers</text:span>.*</text:p>
      <text:p text:style-name="P12">Aug. 23 – 27:<text:tab/>Priest, Cherie. <text:s/><text:span text:style-name="T2">Dreadnought</text:span>.</text:p>
      <text:p text:style-name="P12">Aug. 23:<text:tab/>Lee, Tony. <text:s/><text:span text:style-name="T2">Doctor Who: The Forgotten</text:span>.*</text:p>
      <text:p text:style-name="P12">Aug. 26:<text:tab/>Simone, Gail. <text:s/><text:span text:style-name="T2">Wonder Woman: Rise of the Olympian</text:span>.*</text:p>
      <text:p text:style-name="P12">Aug. 26:<text:tab/>Johns, Goeff, Grant Morrison, Greg Rucka, Mark Waid, and Keith Giffen. <text:s/><text:span text:style-name="T2">52 Vol. 2</text:span><text:span text:style-name="T23">.*</text:span></text:p>
      <text:p text:style-name="P13">Aug. 27 – 31:<text:tab/>Collins, Suzanne. <text:s/><text:span text:style-name="T2">The Hunger Games</text:span>.</text:p>
      <text:p text:style-name="P13">Aug. 27:<text:tab/>Rogers, John. <text:s/><text:span text:style-name="T2">Blue Beetle: Reach for the Stars</text:span>.*</text:p>
      <text:p text:style-name="P13">Aug. 31 – Sept. 9:<text:tab/>L'Engle, Madeleine. <text:s/><text:span text:style-name="T2">Many Waters</text:span>. <text:s/><text:span text:style-name="T11">Reread</text:span>.</text:p>
      <text:p text:style-name="P13">Sept. 2:<text:tab/>Johns, Goeff, Grant Morrison, Greg Rucka, Mark Waid, and Keith Giffen. <text:s/><text:span text:style-name="T2">52 Vol. 3</text:span>.*</text:p>
      <text:p text:style-name="P13">Sept. 6:<text:tab/>Nicieza, Fabian and Reilly Brown. <text:s/><text:span text:style-name="T2">Deadpool vs. the Marvel Universe</text:span>.*</text:p>
      <text:p text:style-name="P13">Sept. 9 – Oct. 25:<text:tab/>Rawn, Melanie. <text:s/><text:span text:style-name="T2">Exiles Vol. 1: The Ruins of Ambrai</text:span>.</text:p>
      <text:p text:style-name="P13">Sept. 12 – 13:<text:tab/>Petersen, David. <text:s/><text:span text:style-name="T2">Mouse Guard: Legends of the Guard Vol. 1</text:span>.*</text:p>
      <text:p text:style-name="P13">Sept. 14:<text:tab/>Ellis, Warren. <text:s/><text:span text:style-name="T2">Stormwatch: A Finer World</text:span>.*</text:p>
      <text:p text:style-name="P13">Sept. 18 – 19:<text:tab/>Johns, Goeff, Grant Morrison, Greg Rucka, Mark Waid, and Keith Giffen. <text:s/><text:span text:style-name="T2">52 Vol. 4</text:span>.*</text:p>
      <text:p text:style-name="P13">Sept. 20 – Oct. 21:<text:tab/>Latham, Richard. <text:s/><text:span text:style-name="T2">Style: The Anti-Textbook</text:span>. <text:s/><text:span text:style-name="T11">Unfinished</text:span>.</text:p>
      <text:p text:style-name="P13"><text:soft-page-break/>Sept. 21 – 22:<text:tab/>Busiek, Kurt. <text:s/><text:span text:style-name="T2">Astro City: Confession</text:span>.*</text:p>
      <text:p text:style-name="P13">Sept. 24 – 25:<text:tab/>Sturges, Matthew and Will Pfeifer. <text:s/><text:span text:style-name="T2">Blue Beetle: Black and Blue</text:span>.*</text:p>
      <text:p text:style-name="P13">Sept. 27:<text:tab/>Rucka, Greg. <text:s/><text:span text:style-name="T2">The Question: Pipeline</text:span>.*</text:p>
      <text:p text:style-name="P13">Sept. 28:<text:tab/><text:span text:style-name="T19">Peach-Pit. <text:s/></text:span><text:span text:style-name="T20">Shugo Chara Vol. 3</text:span><text:span text:style-name="T19">.* <text:s/></text:span><text:span text:style-name="T21">Reread</text:span><text:span text:style-name="T19">.</text:span></text:p>
      <text:p text:style-name="P6">Sept. 30:<text:tab/>Carey, Mike. <text:s/><text:span text:style-name="T2">Lucifer: Inferno</text:span>.*</text:p>
      <text:p text:style-name="P6">Oct. 5:<text:tab/>Peach-Pit. <text:s/><text:span text:style-name="T2">Shugo Chara Vol. 4</text:span>.* <text:s/><text:span text:style-name="T11">Reread</text:span>.</text:p>
      <text:p text:style-name="P6">Oct. 9:<text:tab/>Rucka, Greg. <text:s/><text:span text:style-name="T2">Wonder Woman: Land of the Dead</text:span>.*</text:p>
      <text:p text:style-name="P6">Oct. 14 – 15:<text:tab/>Cooke, Darwyn. <text:s/><text:span text:style-name="T2">DC: The New Frontier Vol. 1</text:span>.*</text:p>
      <text:p text:style-name="P6">Oct. 15:<text:tab/>Langridge, Roger. <text:s/><text:span text:style-name="T2">Thor the Mighty Avenger Vol. 1</text:span>.*</text:p>
      <text:p text:style-name="P6">Oct. 18:<text:tab/>Willingham, Bill. <text:span text:style-name="T2">The Sandman Presents Thessaly: Witch for Hire</text:span>.*</text:p>
      <text:p text:style-name="P6">Oct. 20:<text:tab/>Peach-Pit. <text:s/><text:span text:style-name="T2">Shugo Chara Vol. 5</text:span>.* <text:s/><text:span text:style-name="T11">Reread</text:span>.</text:p>
      <text:p text:style-name="P6">Oct. 25 – 31:<text:tab/>Hines, Jim C. <text:s/><text:span text:style-name="T2">The Stepsister Scheme</text:span>.</text:p>
      <text:p text:style-name="P6">Oct. 26 – 27:<text:tab/>Morrison, Grant. <text:s/><text:span text:style-name="T2">Animal Man: Origin of the Species</text:span>.*</text:p>
      <text:p text:style-name="P6">Oct. 31 – Nov. 4:<text:tab/>Medley, Linda. <text:s/><text:span text:style-name="T2">Castle Waiting</text:span>.* <text:s/><text:span text:style-name="T11">Reread</text:span>.</text:p>
      <text:p text:style-name="P6">Nov. 1 – 12:<text:tab/>Pratchett, Terry. <text:s/><text:span text:style-name="T2">Wyrd Sisters</text:span>.* <text:s/><text:span text:style-name="T11">Reread</text:span>.</text:p>
      <text:p text:style-name="P6">Nov. 6:<text:tab/>Peach-Pit. <text:s/><text:span text:style-name="T2">Shugo Chara Vol. 6</text:span>.* <text:s/><text:span text:style-name="T11">Reread</text:span>.</text:p>
      <text:p text:style-name="P6">Nov. 8 – 9:<text:tab/>Morrison, Grant. <text:s/><text:span text:style-name="T2">Seven Soldiers of Victory Vol. 2</text:span>.*</text:p>
      <text:p text:style-name="P6">Nov. 12:<text:tab/>Langridge, Roger. <text:s/><text:span text:style-name="T2">Thor the Mighty Avenger Vol. 2</text:span>.*</text:p>
      <text:p text:style-name="P6">Nov. 12 – 22:<text:tab/>Jacques, Brian. <text:s/><text:span text:style-name="T2">Redwall</text:span>. <text:s/><text:span text:style-name="T11">Reread</text:span>.</text:p>
      <text:p text:style-name="P6">Nov. 15 – 17:<text:tab/>Peach-Pit. <text:s/><text:span text:style-name="T2">Shugo Chara Vol. 7</text:span>.*</text:p>
      <text:p text:style-name="P6">Nov. 22 – 27:<text:tab/>Garrity, Shaenon K. <text:s/><text:span text:style-name="T2">Narbonic: The Perfect Collection Book 1</text:span>.* <text:s/><text:span text:style-name="T11">Reread</text:span>.</text:p>
      <text:p text:style-name="P6">Nov. 23:<text:tab/>Tezuka, Osamu. <text:s/><text:span text:style-name="T2">Buddha Vol. 8: Jetvana</text:span>.*</text:p>
      <text:p text:style-name="P6">Nov. 27 – 30:<text:tab/>Farmer, Nancy. <text:s/><text:span text:style-name="T2">The Ear, the Eye and the Arm</text:span>. <text:s/><text:span text:style-name="T11">Reread</text:span>.</text:p>
      <text:p text:style-name="P6">Dec. 2 – 9:<text:tab/>Hobb, Robin. <text:s/><text:span text:style-name="T2">Royal Assassin</text:span>.</text:p>
      <text:p text:style-name="P6">Dec. 4:<text:tab/>Giffen, Keith and John Rogers. <text:s/><text:span text:style-name="T2">Blue Beetle: Shellshocked</text:span>.*</text:p>
      <text:p text:style-name="P6">Dec. 6:<text:tab/>Boothby, Ian. <text:s/><text:span text:style-name="T2">Futurama: The Time Bender Trilogy</text:span>.*</text:p>
      <text:p text:style-name="P6">Dec. 9 – 27:<text:tab/>Jones, Jaida and Danielle Bennett. <text:s/><text:span text:style-name="T2">Dragon Soul</text:span>.</text:p>
      <text:p text:style-name="P6">Dec. 9:<text:tab/>Raicht, Mike and Brian Smith. <text:s/><text:span text:style-name="T2">The Stuff of Legend, Book 1: The Dark</text:span>.*</text:p>
      <text:p text:style-name="P6">Dec. 16:<text:tab/>Amano, Kozue. <text:s/><text:span text:style-name="T2">Aqua, Vol. 1</text:span>.*</text:p>
      <text:p text:style-name="P6">Dec. 17 – 19:<text:tab/>Garrity, Shaenon K. <text:s/><text:span text:style-name="T2">Narbonic: The Perfect Collection Book 2</text:span>.* <text:s/><text:span text:style-name="T11">Reread</text:span>.</text:p>
      <text:p text:style-name="P6"><text:soft-page-break/>Dec. 25:<text:tab/>Tezuka, Osamu. <text:s/><text:span text:style-name="T2">Princess Knight Part 1</text:span>.*</text:p>
      <text:p text:style-name="P6">Dec. 27:<text:tab/>Beaton, Kate. <text:s/><text:span text:style-name="T2">Hark, a Vagrant</text:span>.*</text:p>
      <text:p text:style-name="P6">Dec. 28 – Jan. 2. 2012: <text:s/>Thompson, Craig. <text:s/><text:span text:style-name="T2">Habibi</text:span>.*</text:p>
      <text:p text:style-name="P7">2012</text:p>
      <text:p text:style-name="P6">Jan. 4:<text:tab/>Simone, Gail. <text:s/><text:span text:style-name="T2">Welcome to Tranquility</text:span>.*</text:p>
      <text:p text:style-name="P6">Jan. 4 – 7:<text:tab/>Jacques, Brian. <text:s/><text:span text:style-name="T2">Mattimeo</text:span>. <text:s/><text:span text:style-name="T11">Reread</text:span>.</text:p>
      <text:p text:style-name="P6">Jan. 7 – 30:<text:tab/>Paolini, Christopher. <text:s/><text:span text:style-name="T2">Inheritance</text:span>.</text:p>
      <text:p text:style-name="P6">Jan. 21 – 22:<text:tab/>Johns, Geoff and Dave Gibbons. <text:s/><text:span text:style-name="T2">Green Lantern Corps Recharge</text:span>.*</text:p>
      <text:p text:style-name="P6">Jan. 25:<text:tab/>Bedard, Tony. <text:s/><text:span text:style-name="T2">Birds of Prey: Platinum Flats</text:span>.*</text:p>
      <text:p text:style-name="P24">Jan. 25 – 27:<text:tab/>Kishiro, Yukito. <text:s/><text:span text:style-name="T2">Battle Angel Alita Vol. 1: Rusty Angel</text:span>.*</text:p>
      <text:p text:style-name="P24">Jan. 29:<text:tab/>Takeuchi, Naoko. <text:s/><text:span text:style-name="T2">Pretty Guardian Sailor Moon Vol. 1</text:span>.*</text:p>
      <text:p text:style-name="P24">Jan. 30 – Feb. 25:<text:tab/>Russell, Mary Doria. <text:s/><text:span text:style-name="T2">The Sparrow</text:span>.</text:p>
      <text:p text:style-name="P24">Jan. 31:<text:tab/>Peach-Pit. <text:s/><text:span text:style-name="T2">Shugo Chara Vol. 8</text:span>.*</text:p>
      <text:p text:style-name="P24">Feb. 3 – 7:<text:tab/>Carey, Mike. <text:s/><text:span text:style-name="T2">Lucifer: Mansions of Silence</text:span>.*</text:p>
      <text:p text:style-name="P24">Feb. 7:<text:tab/>CLAMP. <text:s/><text:span text:style-name="T2">Tsubasa Vol. 3</text:span>.*</text:p>
      <text:p text:style-name="P24">Feb. 8 – 21:<text:tab/>Rogers, John and Rafael Albuquerque. <text:s/><text:span text:style-name="T2">Blue Beetle: End Game</text:span>.*</text:p>
      <text:p text:style-name="P24">Feb. 17 – 18:<text:tab/>Yoshinaga, Fumi. <text:s/><text:span text:style-name="T2">Antique Bakery Vol. 1</text:span>.*</text:p>
      <text:p text:style-name="P24">Feb. 17 – 22:<text:tab/>Parker, Jeff. <text:s/><text:span text:style-name="T2">X-Men: First Class Vol. 1</text:span>.*</text:p>
      <text:p text:style-name="P24">Feb. 23:<text:tab/>Simone, Gail. <text:s/><text:span text:style-name="T2">Wonder Woman: Contagion</text:span>.*</text:p>
      <text:p text:style-name="P24">Feb. 24 – 25:<text:tab/>Cooke, Darwyn. <text:s/><text:span text:style-name="T2">DC: The New Frontier Vol. 2</text:span>.*</text:p>
      <text:p text:style-name="P24">Feb. 26 – 29:<text:tab/>Le Guin, Ursula K. <text:s/><text:span text:style-name="T2">The Tombs of Atuan</text:span>.</text:p>
      <text:p text:style-name="P24">Feb. 28:<text:tab/>Peach-Pit. <text:s/><text:span text:style-name="T2">Shugo Chara Vol. 9</text:span>.*</text:p>
      <text:p text:style-name="P24">Feb. 28 – 29:<text:tab/>Carey, Mike. <text:s/><text:span text:style-name="T2">Lucifer: Exodus</text:span>.*</text:p>
      <text:p text:style-name="P24">Mar. 1 – 18:<text:tab/>Jemisin, N.K. <text:s/><text:span text:style-name="T2">The Hundred Thousand Kingdoms</text:span>.</text:p>
      <text:p text:style-name="P24">Mar. 3:<text:tab/>Takahashi, Rumiko. <text:s/><text:span text:style-name="T2">Ranma 1/2 Vol. 3</text:span>.* <text:s/><text:span text:style-name="T11">Reread</text:span>.</text:p>
      <text:p text:style-name="P24">Mar. 3 – 10:<text:tab/>Busiek, Kurt. <text:s/><text:span text:style-name="T2">Astro City: Local Heroes</text:span>.* <text:s/><text:span text:style-name="T11">Reread</text:span>.</text:p>
      <text:p text:style-name="P24">Mar. 4:<text:tab/>Ellis, Warren. <text:s/><text:span text:style-name="T2">Transmetropolitan: Back on the Street</text:span>.* <text:s/><text:span text:style-name="T11">Reread.</text:span></text:p>
      <text:p text:style-name="P24">Mar. 5:<text:tab/>Marz, Ron and Chuck Dixon. <text:s/><text:span text:style-name="T2">Green Lantern: Emerald Knights</text:span>.*</text:p>
      <text:p text:style-name="P24">Mar. 11:<text:tab/>Kishiro, Yukito. <text:s/><text:span text:style-name="T2">Battle Angel Alita: Tears of an Angel</text:span>.*</text:p>
      <text:p text:style-name="P24">Mar. 12:<text:tab/>Takahashi, Rumiko. <text:s/><text:span text:style-name="T2">Ranma 1/2 Vol. 4</text:span>.* <text:s/><text:span text:style-name="T11">Reread</text:span>.</text:p>
      <text:p text:style-name="P24"><text:soft-page-break/>Mar. 15 – 16:<text:tab/>Moore, Alan. <text:s/><text:span text:style-name="T2">Promethea Book 4</text:span>.*</text:p>
      <text:p text:style-name="P24">Mar. 16 – 18:<text:tab/>Yoshinaga, Fumi. <text:s/><text:span text:style-name="T2">Antique Bakery Vol. 2</text:span>.*</text:p>
      <text:p text:style-name="P24">Mar. 17 - <text:tab/>Simone, Gail and John Ostrander. <text:s/><text:span text:style-name="T2">Secret Six: Danse Macabre</text:span>.*</text:p>
      <text:p text:style-name="P24">Mar. 18 – Apr. 23:<text:tab/>Hobb, Robin. <text:s/><text:span text:style-name="T2">Assassin's Quest</text:span>.</text:p>
      <text:p text:style-name="P24">Mar. 23:<text:tab/>Peach-Pit. <text:s/><text:span text:style-name="T2">Shugo Chara Vol. 10</text:span>.*</text:p>
      <text:p text:style-name="P24">Mar. 28 – 30:<text:tab/>Ellis, Warren. <text:s/><text:span text:style-name="T2">The Authority Book 1: Relentless</text:span>.*</text:p>
      <text:p text:style-name="P24">Apr. 2 – 3:<text:tab/>Ellis, Warren. <text:s/><text:span text:style-name="T2">Transmetropolitan: Lust for Life</text:span>.* <text:s/><text:span text:style-name="T11">Reread</text:span>.</text:p>
      <text:p text:style-name="P24">Apr. 3 – 5:<text:tab/>Kishiro, Yukito. <text:s/><text:span text:style-name="T2">Battle Angel Alita: Angel of Victory</text:span>.*</text:p>
      <text:p text:style-name="P24">Apr. 12 – 20:<text:tab/>Rucka, Greg. <text:s/><text:span text:style-name="T2">Batwoman: Elegy</text:span>.* <text:s/><text:span text:style-name="T11">Reread</text:span>.</text:p>
      <text:p text:style-name="P24">Apr. 14:<text:tab/>Various. <text:s/><text:span text:style-name="T2">Cautionary Fables and Fairy Tales</text:span>.*</text:p>
      <text:p text:style-name="P24">Apr. 21:<text:tab/>Takeuchi, Naoko. <text:s/><text:span text:style-name="T2">Pretty Guardian Sailor Moon Vol. 2</text:span>.*</text:p>
      <text:p text:style-name="P24">Apr. 21:<text:tab/>Takeuchi, Naoko. <text:s/><text:span text:style-name="T2">Pretty Guardian Sailor Moon Vol. 3</text:span>.*</text:p>
      <text:p text:style-name="P24">Apr. 21:<text:tab/>Milton. <text:s/><text:span text:style-name="T2">Paradise Lost and Paradise Regained</text:span>. <text:s/><text:span text:style-name="T11">Unfinished</text:span>.</text:p>
      <text:p text:style-name="P24">Apr. 23 – May 17:<text:tab/>Watterson, Bill. <text:s/><text:span text:style-name="T2">The Authoritative Calvin and Hobbes</text:span>.* <text:s/><text:span text:style-name="T11">Partial reread</text:span>.</text:p>
      <text:p text:style-name="P24">Apr. 24 – Jun. 14:<text:tab/>Martin, George R.R. <text:s/><text:span text:style-name="T2">A Feast for Crows</text:span>.</text:p>
      <text:p text:style-name="P24">Apr. 25:<text:tab/>Kishiro, Yukito. <text:s/><text:span text:style-name="T2">Battle Angel Alita: Killing Angel</text:span>.*</text:p>
      <text:p text:style-name="P24">Apr. 25:<text:tab/>Sakai, Stan. <text:s/><text:span text:style-name="T2">Usagi Yojimbo Book 2: Samurai</text:span>.*</text:p>
      <text:p text:style-name="P24">Apr. 26 – 27:<text:tab/>Carey, Mike. <text:s/><text:span text:style-name="T2">Lucifer: The Wolf Beneath the Tree</text:span>.*</text:p>
      <text:p text:style-name="P24">May 2 – 3:<text:tab/>Moore, Alan. <text:s/><text:span text:style-name="T2">Promethea Book 5</text:span>.*</text:p>
      <text:p text:style-name="P24">May 3 – 4:<text:tab/>Mike Carey. <text:s/><text:span text:style-name="T2">Lucifer: A Dalliance with the Damned</text:span>.*</text:p>
      <text:p text:style-name="P24">May 5:<text:tab/>Simone, Gail. <text:s/><text:span text:style-name="T2">Wonder Woman: Warkiller</text:span>.*</text:p>
      <text:p text:style-name="P24">May 9:<text:tab/>Kishiro, Yukito. <text:s/><text:span text:style-name="T2">Battle Angel Alita: Angel of Death</text:span>.*</text:p>
      <text:p text:style-name="P24">May 9:<text:tab/>Sakai, Stan. <text:s/><text:span text:style-name="T2">Usagi Yojimbo Book 3: The Wanderer's Road</text:span>.*</text:p>
      <text:p text:style-name="P24">May 10 – 12:<text:tab/>Morrison, Grant. <text:s/><text:span text:style-name="T2">The Invisibles: Say You Want a Revolution</text:span>.*</text:p>
      <text:p text:style-name="P24">May 27:<text:tab/>Morrison, Grant. <text:s/><text:span text:style-name="T2">JLA: New World Order</text:span>.*</text:p>
      <text:p text:style-name="P24">Jun. 10:<text:tab/>CLAMP. <text:s/><text:span text:style-name="T2">Cardcaptor Sakura: Master of the Clow Vol. 1</text:span>.*</text:p>
      <text:p text:style-name="P24">Jun. 14 – 24:<text:tab/>Pratchett, Terry. <text:s/><text:span text:style-name="T2">Jingo</text:span>.</text:p>
      <text:p text:style-name="P24">Jun. 15:<text:tab/>CLAMP. <text:s/><text:span text:style-name="T2">Cardcaptor Sakura: Master of the Clow Vol. 2</text:span>.*</text:p>
      <text:p text:style-name="P24">Jun. 15 – 16:<text:tab/>CLAMP. <text:s/><text:span text:style-name="T2">Cardcaptor Sakura: Master of the Clow Vol. 3</text:span>.*</text:p>
      <text:p text:style-name="P24">Jun. 24 – 27:<text:tab/>Matheson, Richard. <text:s/><text:span text:style-name="T2">I Am Legend</text:span>. <text:s/><text:span text:style-name="T11">Reread</text:span>.</text:p>
      <text:p text:style-name="P24"><text:soft-page-break/>Jun. 27 – Jul. 3:<text:tab/>Novik, Naomi. <text:s/><text:span text:style-name="T2">His Majesty's Dragon</text:span>.</text:p>
      <text:p text:style-name="P24">Jul. 3 – 5:<text:tab/>Butler, Octavia. <text:s/><text:span text:style-name="T2">Lilith's Brood</text:span>.</text:p>
      <text:p text:style-name="P11">Jul. 5 – 9:<text:tab/>Brennan, Sarah Rees. <text:s/><text:span text:style-name="T2">The Demon's Lexicon</text:span>.</text:p>
      <text:p text:style-name="P11">Jul. 6 – 7:<text:tab/>Holkins, Jerry and Mike Krahulik. <text:s/><text:span text:style-name="T2">Penny Arcade Vol. 7: Be Good, Little Puppy</text:span>.*</text:p>
      <text:p text:style-name="P11">Jul. 9:<text:tab/>Gilman, Charlotte Perkins. <text:s/><text:span text:style-name="T2">Herland</text:span><text:span text:style-name="T22">.</text:span></text:p>
      <text:p text:style-name="P12">Jul. 10:<text:tab/>Simone, Gail. <text:s/><text:span text:style-name="T2">Secret Six: Unhinged</text:span>.* <text:s/><text:span text:style-name="T11">Reread</text:span><text:span text:style-name="T23">.</text:span></text:p>
      <text:p text:style-name="P13">Jul. 11 – 13:<text:tab/>Jacques, Brian. <text:s/><text:span text:style-name="T2">Taggerung</text:span>. <text:s/><text:span text:style-name="T11">Reread</text:span>.</text:p>
      <text:p text:style-name="P13">Jul. 14 – 22:<text:tab/>Niffenegger, Audrey. <text:s/><text:span text:style-name="T2">The Time Traveler's Wife</text:span>. <text:s/><text:span text:style-name="T11">Reread</text:span>.</text:p>
      <text:p text:style-name="P13">Jul. 24:<text:tab/>Garrity, Shaenon K. and Jeffrey C. Wells. <text:s/><text:span text:style-name="T2">Skin Horse Vol. 3</text:span>.* <text:s/><text:span text:style-name="T11">Partial reread</text:span>.</text:p>
      <text:p text:style-name="P13">Jul. 24 – Aug. 14:<text:tab/>Bradley, Marion Zimmer. <text:s/><text:span text:style-name="T2">The Mists of Avalon</text:span>.</text:p>
      <text:p text:style-name="P13">Jul. 24:<text:tab/>CLAMP. <text:s/><text:span text:style-name="T2">Wish Vol. 1</text:span>.* <text:s/><text:span text:style-name="T11">Reread</text:span>.</text:p>
      <text:p text:style-name="P13">Aug. 11 – 14:<text:tab/>Collins, Suzanne. <text:s/><text:span text:style-name="T2">Catching Fire</text:span>.</text:p>
      <text:p text:style-name="P13">Aug. 16 – 28:<text:tab/>Rawn, Melanie. <text:s/><text:span text:style-name="T2">The Mageborn Traitor</text:span>.</text:p>
      <text:p text:style-name="P13">Aug. 17:<text:tab/>Miller, Bryan Q. <text:s/><text:span text:style-name="T2">Batgirl: The Lesson</text:span>.*</text:p>
      <text:p text:style-name="P13">Aug. 28 – 29:<text:tab/>Gilling, Tom. <text:s/><text:span text:style-name="T2">The Adventures of Miles and Isabel</text:span>.</text:p>
      <text:p text:style-name="P13">Aug. 29 – Sep. 10:<text:tab/>Hobb, Robin. <text:s/><text:span text:style-name="T2">Fool's Errand</text:span>.</text:p>
      <text:p text:style-name="P13">Sept. 10 – 12:<text:tab/>Bradbury, Ray. <text:s/><text:span text:style-name="T2">We'll Always Have Paris</text:span>.</text:p>
      <text:p text:style-name="P13">Sept. 13 – 19:<text:tab/>Atwood, Margaret. <text:s/><text:span text:style-name="T2">The Year of the Flood</text:span>.</text:p>
      <text:p text:style-name="P13">Sept. 19:<text:tab/>Mori, Kaoru. <text:s/><text:span text:style-name="T2">Emma Vol.1</text:span>.*</text:p>
      <text:p text:style-name="P13">Sept. 19 – 22:<text:tab/>Scalzi, John. <text:s/><text:span text:style-name="T2">Fuzzy Nation</text:span>.</text:p>
      <text:p text:style-name="P13">Sept. 27:<text:tab/>CLAMP. <text:s/><text:span text:style-name="T2">Wish Vol. 2</text:span>.*</text:p>
      <text:p text:style-name="P13">Sept. 26 – Oct. 4:<text:tab/>Novik, Naomi. <text:s/><text:span text:style-name="T2">Throne of Jade</text:span>.</text:p>
      <text:p text:style-name="P13">Oct. 5:<text:tab/>Carey, Mike and Peter Gross. <text:s/><text:span text:style-name="T2">The Unwritten Vol. 1: Tommy Taylor and the Bogus Identity</text:span>.*</text:p>
      <text:p text:style-name="P13">Oct. 5 – 11:<text:tab/>Elliott, Kate. <text:s/><text:span text:style-name="T2">Cold Magic</text:span>.</text:p>
      <text:p text:style-name="P13">Oct. 7:<text:tab/>Kibuishi, Kazu, ed. <text:s/><text:span text:style-name="T2">Flight Vol. 7</text:span>.*</text:p>
      <text:p text:style-name="P13">Oct. 10:<text:tab/>Layman, John and Rob Guillory. <text:s/><text:span text:style-name="T2">Chew Vol. 2</text:span>.*</text:p>
      <text:p text:style-name="P13">Oct. 11 – 15:<text:tab/>Jemisin, N.K. <text:s/><text:span text:style-name="T2">The Broken Kingdoms</text:span>.</text:p>
      <text:p text:style-name="P13"><text:soft-page-break/>Oct. 15 – 19:<text:tab/>Yolen, Jane. <text:span text:style-name="T2">Sister Light, Sister Dark</text:span>.</text:p>
      <text:p text:style-name="P13">Oct. 22 – 24:<text:tab/>Harris, Joanne. <text:s/><text:span text:style-name="T2">Chocolat</text:span>.</text:p>
      <text:p text:style-name="P13">Oct. 23 – 24:<text:tab/>Willingham, Bill and Mark Buckingham. <text:s/><text:span text:style-name="T2">Fables Vol. 10: The Good Prince</text:span>.*</text:p>
      <text:p text:style-name="P13">Oct. 24 – 30:<text:tab/>Coelho, Paulo. <text:s/><text:span text:style-name="T2">The Witch of Portobello</text:span>.</text:p>
      <text:p text:style-name="P13">Oct. 29 – 30:<text:tab/>Willis, David. <text:s/><text:span text:style-name="T2">Dumbing of Age Vol. 1: This Campus is a Friggin' Escher Print</text:span>.* <text:s/><text:span text:style-name="T11">Partial reread</text:span>.</text:p>
      <text:p text:style-name="P13">Nov. 1 – 7:<text:tab/>Flewelling, Lynn. <text:s/><text:span text:style-name="T2">Traitor's Moon</text:span>.</text:p>
      <text:p text:style-name="P13">Nov. 1:<text:tab/>Simone, Gail and Brad Walker. <text:s/><text:span text:style-name="T2">Secret Six: Six Degrees of Devastation</text:span>.*</text:p>
      <text:p text:style-name="P13">Nov. 2:<text:tab/>Moore, Terry. <text:s/><text:span text:style-name="T2">Strangers in Paradise Pocket Book 1</text:span>.*</text:p>
      <text:p text:style-name="P13">Nov. 6 – 7:<text:tab/>Trotman, Spike, ed. <text:s/><text:span text:style-name="T2">Smut Peddler</text:span>.*</text:p>
      <text:p text:style-name="P13">Nov. 7 – 12:<text:tab/>Thomas, Scarlett. <text:s/><text:span text:style-name="T2">Our Tragic Universe</text:span>.</text:p>
      <text:p text:style-name="P13">Nov. 10:<text:tab/>Wilson, G. Willow. <text:s/><text:span text:style-name="T2">Cairo: A Graphic Novel</text:span>.*</text:p>
      <text:p text:style-name="P13">Nov. 12:<text:tab/>Simone, Gail and Paul Cornell. <text:s/><text:span text:style-name="T2">Secret Six: The Reptile Brain</text:span>.*</text:p>
      <text:p text:style-name="P13">Nov. 13 – 15:<text:tab/>Pratchett, Terry. <text:s/><text:span text:style-name="T2">Guards! Guards!</text:span>.</text:p>
      <text:p text:style-name="P13">Nov. 14:<text:tab/>Whedon, Joss and John Cassaday. <text:s/><text:span text:style-name="T2">Astonishing X-Men Vol. 3: Torn</text:span>.*</text:p>
      <text:p text:style-name="P13">Nov. 15:<text:tab/>Willingham, Bill and Mark Buckingham. <text:s/><text:span text:style-name="T2">Fables Vol. 11: War and Pieces</text:span>.*</text:p>
      <text:p text:style-name="P13">Nov. 16 – 26:<text:tab/>Piercy, Marge. <text:s/><text:span text:style-name="T2">Woman on the Edge of Time</text:span>.</text:p>
      <text:p text:style-name="P13">Nov. 16:<text:tab/>Willingham, Bill. <text:s/><text:span text:style-name="T2">Fables: 1001 Nights of Snowfall</text:span>.*</text:p>
      <text:p text:style-name="P13">Nov. 26 – Dec. 4:<text:tab/>McHugh, Maureen F. <text:s/><text:span text:style-name="T2">China Mountain Zhang</text:span>.</text:p>
      <text:p text:style-name="P13">Dec. 4:<text:tab/>Willingham, Bill and Mark Buckingham. <text:s/><text:span text:style-name="T2">Fables Vol. 12: The Dark Ages</text:span>.*</text:p>
      <text:p text:style-name="P13">Dec. 5:<text:tab/>Mignola, Mike and John Byrne. <text:s/><text:span text:style-name="T2">Hellboy Vol. 1: Seed of Destruction</text:span>.*</text:p>
      <text:p text:style-name="P13">Dec. 5 – 7:<text:tab/>Butler, Octavia. <text:s/><text:span text:style-name="T2">Parable of the Sower</text:span>.</text:p>
      <text:p text:style-name="P13">Dec. 7 – 19:<text:tab/>Monette, Sarah. <text:s/><text:span text:style-name="T2">The Mirador</text:span>.</text:p>
      <text:p text:style-name="P13">Dec. 13 – 14:<text:tab/>Cooke, Darwyn and Dave Stewart. <text:s/><text:span text:style-name="T2">DC: The New Frontier Vol. 1</text:span>.* <text:s/><text:span text:style-name="T11">Reread</text:span>.</text:p>
      <text:p text:style-name="P13">Dec. 19 – 26:<text:tab/>Russ, Joanna. <text:s/><text:span text:style-name="T2">The Female Man</text:span>.</text:p>
      <text:p text:style-name="P13">Dec. 26:<text:tab/><text:span text:style-name="T5">Rieber, John Ney. <text:s/></text:span><text:span text:style-name="T6">The Books of Magic: Reckonings</text:span><text:span text:style-name="T5">.* <text:s/></text:span><text:span text:style-name="T7">Reread</text:span><text:span text:style-name="T5">.</text:span></text:p>
      <text:p text:style-name="P13"><text:span text:style-name="T5">Dec. 26 – Jan. 4:<text:tab/>Johnson, Kij. <text:s/></text:span><text:span text:style-name="T6">The Fox Woman</text:span><text:span text:style-name="T5">.</text:span></text:p>
      <text:p text:style-name="P9">Dec. 26:<text:tab/>Takeuchi, Naoko. <text:s/><text:span text:style-name="T2">Pretty Guardian Sailor Moon Vol. 4</text:span>.*</text:p>
      <text:p text:style-name="P9"><text:soft-page-break/>Dec. 26:<text:tab/>Takeuchi, Naoko. <text:s/><text:span text:style-name="T2">Pretty Guardian Sailor Moon Vol. 5</text:span>.*</text:p>
      <text:p text:style-name="P9">Dec. 27:<text:tab/>Takeuchi, Naoko. <text:s/><text:span text:style-name="T2">Pretty Guardian Sailor Moon Vol. 6</text:span>.*</text:p>
      <text:p text:style-name="P9">Dec. 27:<text:tab/>Takeuchi, Naoko. <text:s/><text:span text:style-name="T2">Pretty Guardian Sailor Moon Vol. 7</text:span>.*</text:p>
      <text:p text:style-name="P9">Jan. 4 – 12:<text:tab/>Tolkien, J.R.R. <text:s/><text:span text:style-name="T2">The Two Towers</text:span>. <text:s/><text:span text:style-name="T11">Reread</text:span>.</text:p>
      <text:p text:style-name="P9">Jan. 7:<text:tab/>Carey, Mike and Peter Gross. <text:s/><text:span text:style-name="T2">The Unwritten: Inside Man</text:span>.*</text:p>
      <text:p text:style-name="P9">Jan. 12 – 14:<text:tab/>Scalzi, John. <text:s/><text:span text:style-name="T2">Redshirts</text:span>.</text:p>
      <text:p text:style-name="P9">Jan. 14 – 19:<text:tab/>Lackey, Mercedes. <text:s/><text:span text:style-name="T2">Gwenhyfar: The White Spirit</text:span>.</text:p>
      <text:p text:style-name="P9">Jan. 19:<text:tab/>Morrison, Grant. <text:s/><text:span text:style-name="T2">Seven Soldiers of Victory Vol. 2</text:span>.*</text:p>
      <text:p text:style-name="P9">Jan. 19 – 28:<text:tab/>Goonan, Kathleen Ann. <text:s/><text:span text:style-name="T2">Light Music</text:span>.</text:p>
      <text:p text:style-name="P9">Jan. 30:<text:tab/>CLAMP. <text:s/><text:span text:style-name="T2">Wish Vol. 3</text:span>.*</text:p>
      <text:p text:style-name="P9">Jan. 30 – Feb. 2: <text:tab/>Shaw, Ali. <text:s/><text:span text:style-name="T2">The Girl with Glass Feet</text:span>.</text:p>
      <text:p text:style-name="P9">Feb. 2 – 8:<text:tab/>Due, Tananarive. <text:s/><text:span text:style-name="T2">My Soul to Keep</text:span>.</text:p>
      <text:p text:style-name="P9">Feb. 4:<text:tab/>CLAMP. <text:s/><text:span text:style-name="T2">Wish Vol. 4</text:span>.*</text:p>
      <text:p text:style-name="P9">Feb. 7 – 8:<text:tab/>Bechdel, Alison. <text:s/><text:span text:style-name="T2">Are You My Mother?: A Comic Drama</text:span>.*</text:p>
      <text:p text:style-name="P9">Feb. 8 – 17:<text:tab/>Elliott, Kate. <text:s/><text:span text:style-name="T2">Cold Fire</text:span>.</text:p>
      <text:p text:style-name="P9">Feb. 16 – 28:<text:tab/>Woolf, Virginia. <text:s/><text:span text:style-name="T2">A Room of One's Own</text:span>.</text:p>
      <text:p text:style-name="P9">Feb. 17:<text:tab/><text:span text:style-name="T30">Yoshinaga, Fumi. <text:s/></text:span><text:span text:style-name="T3">Ôoku: The Inner Chambers Vol. 1</text:span><text:span text:style-name="T30">.*</text:span></text:p>
      <text:p text:style-name="P10">Feb. 17 – 18:<text:tab/>Yolen, Jane. <text:s/><text:span text:style-name="T2">White Jenna</text:span>.</text:p>
      <text:p text:style-name="P10">Feb. 18 – Mar. 1:<text:tab/>Edwards, Kim. <text:s/><text:span text:style-name="T2">The Memory Keeper's Daughter</text:span>.</text:p>
      <text:p text:style-name="P10">Feb. 26:<text:tab/>Moore, Terry. <text:s/><text:span text:style-name="T2">Strangers in Paradise Pocket Book 2</text:span>.*</text:p>
      <text:p text:style-name="P10">Mar. 1 – 2:<text:tab/>Auster, Paul. <text:s/><text:span text:style-name="T2">Travels in the Scriptorium</text:span>.</text:p>
      <text:p text:style-name="P10">Mar. 2 – 3: <text:tab/>Rushdie, Salman. <text:s/><text:span text:style-name="T2">Luka and the Fire of Life</text:span>.</text:p>
      <text:p text:style-name="P10">Mar. 3 – 5:<text:tab/>Pratchett, Terry. <text:s/><text:span text:style-name="T2">Thief of Time</text:span>.</text:p>
      <text:p text:style-name="P10">Mar. 5 – 10:<text:tab/>Rucka, Greg. <text:s/><text:span text:style-name="T2">Alpha</text:span>.</text:p>
      <text:p text:style-name="P10">Mar. 10 – 24:<text:tab/>Atwood, Margaret. <text:s/><text:span text:style-name="T2">The Blind Assassin</text:span>.</text:p>
      <text:p text:style-name="P10">Mar. 10 – 15:<text:tab/>King, Stephen. <text:s/><text:span text:style-name="T2">Under the Dome</text:span>.</text:p>
      <text:p text:style-name="P10">Mar. 16 – 19:<text:tab/>Sanders, Richard L. <text:s/><text:span text:style-name="T2">Secrets of Silverwind</text:span>.</text:p>
      <text:p text:style-name="P10">Mar. 17 – 27:<text:tab/>Robinson, Alex. <text:s/><text:span text:style-name="T2">Tricked</text:span>.*</text:p>
      <text:p text:style-name="P10">Mar. 24 – 28:<text:tab/>Pratchett, Terry. <text:s/><text:span text:style-name="T2">The Truth</text:span>.</text:p>
      <text:p text:style-name="P10">Mar. 29:<text:tab/>Butcher, Jim. <text:s/><text:span text:style-name="T2">Storm Front</text:span>.</text:p>
      <text:p text:style-name="P10"><text:soft-page-break/>Mar. 29:<text:tab/>Yoshinaga, Fumi. <text:s/><text:span text:style-name="T2">Ôoku: The Inner Chambers Vol. 2</text:span>.*</text:p>
      <text:p text:style-name="P10">Mar. 29 – Apr. 7:<text:tab/>Jones, Diana Wynne. <text:s/><text:span text:style-name="T2">The Tough Guide to Fantasyland</text:span>.</text:p>
      <text:p text:style-name="P10">Mar. 29 – Apr. 6:<text:tab/>Speed McNeal, Carla. <text:s/><text:span text:style-name="T2">The Finder Library Vol. 1</text:span>.*</text:p>
      <text:p text:style-name="P10">Mar. 29 – 31:<text:tab/>Hopkinson, Nalo. <text:s/><text:span text:style-name="T2">The Salt Roads</text:span>.</text:p>
      <text:p text:style-name="P10">Mar. 31 – Apr. 5:<text:tab/>Beagle, Peter S. <text:s/><text:span text:style-name="T2">Tamsin</text:span>.</text:p>
      <text:p text:style-name="P10">Apr. 6 – 7:<text:tab/>Gladstone, Brooke and Josh Neufeld. <text:s/><text:span text:style-name="T2">The Influencing Machine: Brooke Gladstone on the Media</text:span>.*</text:p>
      <text:p text:style-name="P10">Apr. 6:<text:tab/>Speed McNeal, Carla. <text:s/><text:span text:style-name="T2">Finder: Voice</text:span>.*</text:p>
      <text:p text:style-name="P10">Apr. 8 – 15:<text:tab/>Monette, Sarah. <text:s/><text:span text:style-name="T2">Corambis</text:span>.</text:p>
      <text:p text:style-name="P10">Apr. 16 – 19:<text:tab/>Winterson, Jeanette. <text:s/><text:span text:style-name="T2">The PowerBook</text:span>.</text:p>
      <text:p text:style-name="P10">Apr. 16:<text:tab/>Knisley, Lucy. <text:s/><text:span text:style-name="T2">Relish: My Life in the Kitchen</text:span>.*</text:p>
      <text:p text:style-name="P10">Apr. 19 – 23:<text:tab/>Kushner, Ellen. <text:s/><text:span text:style-name="T2">The Fall of the Kings</text:span>.</text:p>
      <text:p text:style-name="P10">Apr. 20:<text:tab/>Yoshinaga, Fumi. <text:s/><text:span text:style-name="T2">Ôoku: The Inner Chambers Vol. 3</text:span>.*</text:p>
      <text:p text:style-name="P10">Apr. 20:<text:tab/>Yoshinaga, Fumi. <text:s/><text:span text:style-name="T2">Ôoku: The Inner Chambers Vol. 4</text:span>.*</text:p>
      <text:p text:style-name="P10">Apr. 23 – May 1:<text:tab/>Jemisin, N.K. <text:s/><text:span text:style-name="T2">The Kingdom of Gods</text:span>.</text:p>
      <text:p text:style-name="P10">May 1:<text:tab/>Pratchett, Terry. <text:s/><text:span text:style-name="T2">Eric</text:span>.</text:p>
      <text:p text:style-name="P10">May 1 – 9:<text:tab/>Butler, Octavia E. <text:s/><text:span text:style-name="T2">Parable of the Talents</text:span>.</text:p>
      <text:p text:style-name="P10">May 1:<text:tab/>Simone, Gail and J. Calafiore. <text:s/><text:span text:style-name="T2">Secret Six: The Darkest House</text:span>.*</text:p>
      <text:p text:style-name="P10">May 4:<text:tab/>Moore, Terry. <text:s/><text:span text:style-name="T2">Rachel Rising Vol. 1: The Shadow of Death</text:span>.*</text:p>
      <text:p text:style-name="P10">May 9 – 19:<text:tab/>Zelazny, Roger and Robert Sheckley. <text:s/><text:span text:style-name="T2">Bring Me the Head of Prince Charming</text:span>.</text:p>
      <text:p text:style-name="P10">May 28 – Jun. 6:<text:tab/>Woolf, Virginia. <text:s/><text:span text:style-name="T2">Mrs. Dalloway</text:span>.</text:p>
      <text:p text:style-name="P10">Jun. 6 – 11:<text:tab/>Willis, Connie. <text:s/><text:span text:style-name="T2">Blackout</text:span>.</text:p>
      <text:p text:style-name="P10">Jun. 13:<text:tab/>Gaiman, Neil. <text:s/><text:span text:style-name="T2">The Graveyard Book</text:span>.</text:p>
      <text:p text:style-name="P10">Jun. 21 – 29:<text:tab/>Willis, Connie. <text:s/><text:span text:style-name="T2">All Clear</text:span>.</text:p>
      <text:p text:style-name="P10">Jun. 21 – 22:<text:tab/>Azuma, Kiyohiko. <text:s/><text:span text:style-name="T2">Yotsuba&amp;! Vol. 1</text:span>.*</text:p>
      <text:p text:style-name="P10">Jul. 3:<text:tab/>Estep, Jennifer. <text:s/><text:span text:style-name="T2">Karma Girl</text:span>.</text:p>
      <text:p text:style-name="P10">Jul. 3:<text:tab/>Yoshinaga, Fumi. <text:s/><text:span text:style-name="T2">Ôoku: The Inner Chambers Vol. 5</text:span>.*</text:p>
      <text:p text:style-name="P10">Jul. 3 – 5:<text:tab/>Speed McNeal, Carla. <text:s/><text:span text:style-name="T2">The Finder Library Vol. 2</text:span>.*</text:p>
      <text:p text:style-name="P10"><text:soft-page-break/>Jul. 3 – 11:<text:tab/>Davis-Kimball, Jeannine with Mona Behan. <text:s/><text:span text:style-name="T2">Warrior Women: An Archeologist's Search for History's Hidden Heroines</text:span>.</text:p>
      <text:p text:style-name="P10">Jul. 9:<text:tab/>Kibuishi, Kazu. <text:s/><text:span text:style-name="T2">Amulet Book One: The Stonekeeper</text:span>.*</text:p>
      <text:p text:style-name="P10">Jul. 11:<text:tab/>Okorafor, Nnedi. <text:s/><text:span text:style-name="T2">Who Fears Death</text:span>.</text:p>
      <text:p text:style-name="P10">Jul. 11 – 14:<text:tab/>Pratchett, Terry. <text:s/><text:span text:style-name="T2">Men at Arms</text:span>.</text:p>
      <text:p text:style-name="P10">Jul. 13 -<text:tab/>Masamune, Shirow. <text:s/><text:span text:style-name="T2">Ghost in the Shell</text:span>.*</text:p>
      <text:p text:style-name="P10">Jul. 14 – 28:<text:tab/>Austen, Jane. <text:s/><text:span text:style-name="T2">Emma</text:span>.</text:p>
      <text:p text:style-name="P10">Jul. 27:<text:tab/>Vaughn, Brian K. and Kiko Henrichon. <text:s/><text:span text:style-name="T2">Pride of Baghdad</text:span>.*</text:p>
      <text:p text:style-name="P10">Jul. 28 – 29:<text:tab/>Jemisin, N.K. <text:s/><text:span text:style-name="T2">The Killing Moon</text:span>.</text:p>
      <text:p text:style-name="P10">Jul. 29 – Aug. 5:<text:tab/>Lynch, Scott. <text:s/><text:span text:style-name="T2">The Lies of Locke Lamora</text:span>.</text:p>
      <text:p text:style-name="P10">Aug. 3:<text:tab/>Gaiman, Neil. <text:s/><text:span text:style-name="T2">The Ocean at the End of the Lane</text:span>.</text:p>
      <text:p text:style-name="P10">Aug. 4:<text:tab/>Takeuchi, Naoko. <text:s/><text:span text:style-name="T2">Pretty Guardian Sailor Moon Vol. 8</text:span>.*</text:p>
      <text:p text:style-name="P10">Aug. 5:<text:tab/>Winterson, Jeanette. <text:s/><text:span text:style-name="T2">The Stone Gods</text:span>.</text:p>
      <text:p text:style-name="P10">Aug. 5 – 7:<text:tab/>Johnson, Alaya Dawn. <text:s/><text:span text:style-name="T2">Racing the Dark</text:span>.</text:p>
      <text:p text:style-name="P10">Aug. 7 – 9:<text:tab/>Butcher, Jim. <text:s/><text:span text:style-name="T2">Fool Moon</text:span>.</text:p>
      <text:p text:style-name="P10">Aug. 9:<text:tab/>Elgin, Suzette Haden. <text:s/><text:span text:style-name="T2">Native Tongue</text:span>.</text:p>
      <text:p text:style-name="P10">Aug. 10 – 14:<text:tab/>Pratchett, Terry. <text:s/><text:span text:style-name="T2">The Fifth Elephant</text:span>.</text:p>
      <text:p text:style-name="P10">Aug. 17:<text:tab/>Moore, Alan and Kevin O'Neill. <text:s/><text:span text:style-name="T2">The League of Extraordinary Gentlemen: Century: 1910</text:span>.*</text:p>
      <text:p text:style-name="P10">Aug. 17 – 21:<text:tab/>Sedaris, David. <text:s/><text:span text:style-name="T2">Me Talk Pretty One Day</text:span>.</text:p>
      <text:p text:style-name="P10">Aug. 19:<text:tab/>Waid, Mark and Alex Ross. <text:s/><text:span text:style-name="T2">Kingdom Come</text:span>.*</text:p>
      <text:p text:style-name="P10">Aug. 21 – 22:<text:tab/>Jemisin, N.K. <text:s/><text:span text:style-name="T2">The Shadowed Sun</text:span>.</text:p>
      <text:p text:style-name="P10">Aug. 25 – 29:<text:tab/>McKinley, Robin. <text:s/><text:span text:style-name="T2">Rose Daughter</text:span>. <text:s/><text:span text:style-name="T11">Reread</text:span>.</text:p>
      <text:p text:style-name="P10">Aug. 30 – Sept. 5:<text:tab/>Angelou, Maya. <text:s/><text:span text:style-name="T2">I Know Why the Caged Bird Sings</text:span>.</text:p>
      <text:p text:style-name="P10">Sept. 5 – 12:<text:tab/> Zaf<text:span text:style-name="T31">ό</text:span>n, Carlos Ruiz. <text:s/><text:span text:style-name="T2">The Prisoner of Heaven</text:span>.</text:p>
      <text:p text:style-name="P10">Sept. 13:<text:tab/>Takeuchi, Naoko. <text:s/><text:span text:style-name="T2">Pretty Guardian Sailor Moon Vol. 9</text:span>.*</text:p>
      <text:p text:style-name="P10">Sept. 13 – 14:<text:tab/>Diamant, Anita. <text:s/><text:span text:style-name="T2">The Red Tent</text:span>.</text:p>
      <text:p text:style-name="P10">Sept. 14 – 16:<text:tab/>Pratchett, Terry. <text:s/><text:span text:style-name="T2">The Light Fantastic</text:span>.</text:p>
      <text:p text:style-name="P10">Sept. 16 – 22:<text:tab/>Willis, Connie. <text:s/><text:span text:style-name="T2">Doomsday Book</text:span>.</text:p>
      <text:p text:style-name="P10">Sept. 22:<text:tab/>Tomine, Adrian. <text:s/><text:span text:style-name="T2">Shortcomings</text:span>.*</text:p>
      <text:p text:style-name="P10"><text:soft-page-break/>Sept. 22 – Oct. 1:<text:tab/>Harris, Joanne. <text:s/><text:span text:style-name="T2">The Girl with No Shadow</text:span>.</text:p>
      <text:p text:style-name="P10">Oct. 1 – 3:<text:tab/>Monette, Sarah and Elizabeth Bear. <text:s/><text:span text:style-name="T2">A Companion to Wolves</text:span>.</text:p>
      <text:p text:style-name="P10">Oct. 6 – 8:<text:tab/>Jacques, Brian. <text:s/><text:span text:style-name="T2">Triss</text:span>. <text:s/><text:span text:style-name="T11">Reread</text:span>.</text:p>
      <text:p text:style-name="P10">Oct. 8 – 9:<text:tab/>Jacques, Brian. <text:s/><text:span text:style-name="T2">The Outcast of Redwall</text:span>.</text:p>
      <text:p text:style-name="P11"><text:span text:style-name="T9">Oct. 10:<text:tab/></text:span><text:span text:style-name="T32">Urushibara, Yuki. <text:s/></text:span><text:span text:style-name="T33">Mushishi Vol. 1</text:span><text:span text:style-name="T32">.*</text:span></text:p>
      <text:p text:style-name="P11"><text:span text:style-name="T32">Oct. 10:<text:tab/>McNeil, Carla Speed. <text:s/></text:span><text:span text:style-name="T33">Finder: Talisman</text:span><text:span text:style-name="T32">.* <text:s/></text:span><text:span text:style-name="T34">Content reread</text:span><text:span text:style-name="T32">.</text:span></text:p>
      <text:p text:style-name="P11"><text:span text:style-name="T32">Oct. 10 – 18:<text:tab/>Miéville, China. <text:s/></text:span><text:span text:style-name="T33">Perdido Street Station</text:span><text:span text:style-name="T32">.</text:span></text:p>
      <text:p text:style-name="P14">Oct. 13 – 14:<text:tab/>Ellis, Warren and Gianluca Pagliarani. <text:s/><text:span text:style-name="T2">Ignition City</text:span>.*</text:p>
      <text:p text:style-name="P14">Oct. 14:<text:tab/>Wang, Jen. <text:s/><text:span text:style-name="T2">Koko Be Good</text:span>.*</text:p>
      <text:p text:style-name="P14">Oct. 18:<text:tab/>Darrieusseeq, Marie. <text:s/><text:span text:style-name="T2">Pig Tales: A Novel of Lust and Transformation</text:span>.</text:p>
      <text:p text:style-name="P14">Oct. 18 – 22:<text:tab/>Griffith, Nicola. <text:s/><text:span text:style-name="T2">Slow River</text:span>.</text:p>
      <text:p text:style-name="P14">Oct. 22 – 29:<text:tab/>Jones, Gwyneth. <text:s/><text:span text:style-name="T2">Bold as Love</text:span>.</text:p>
      <text:p text:style-name="P14">Oct. 30 – Nov. 2:<text:tab/>Butcher, Jim. <text:s/><text:span text:style-name="T2">Grave Peril</text:span>.</text:p>
      <text:p text:style-name="P14">Nov. 2 – 3:<text:tab/>Pratchett, Terry. <text:s/><text:span text:style-name="T2">The Last Continent</text:span>. <text:s/><text:span text:style-name="T11">Reread.</text:span></text:p>
      <text:p text:style-name="P14">Nov. 3 – 8:<text:tab/>Anaya, Rudolfo. <text:s/><text:span text:style-name="T2">Bless Me, Ultima</text:span>.</text:p>
      <text:p text:style-name="P14">Nov. 7:<text:tab/>McCloud, Scott. <text:s/><text:span text:style-name="T2">Making Comics</text:span>.* <text:s/><text:span text:style-name="T11">Reread</text:span>. <text:s/><text:span text:style-name="T11">Unfinished</text:span>.</text:p>
      <text:p text:style-name="P14">Nov. 8 – 12:<text:tab/>Yu, Charles. <text:s/><text:span text:style-name="T2">Third Class Superhero</text:span>.</text:p>
      <text:p text:style-name="P14">Nov. 10 – 11:<text:tab/>Gaiman, Neil and John Romita, Jr. <text:s/><text:span text:style-name="T2">Eternals</text:span>.*</text:p>
      <text:p text:style-name="P14">Nov. 11 – 12:<text:tab/>Willingham, Bill and Mark Buckingham. <text:s/><text:span text:style-name="T2">Fables: Witches</text:span>.*</text:p>
      <text:p text:style-name="P14">Nov. 12 – 21:<text:tab/>Obreht, Téa. <text:s/><text:span text:style-name="T2">The Tiger's Wife</text:span>.</text:p>
      <text:p text:style-name="P14">Nov. 12 – 13:<text:tab/>Watterson, Bill. <text:s/><text:span text:style-name="T2">Calvin and Hobbes: Attack of the Deranged Killer Monster Snow Goons</text:span>.*</text:p>
      <text:p text:style-name="P14">Nov. 13:<text:tab/>Willingham, Bill and Phil Jimenez. <text:s/><text:span text:style-name="T2">Fairest: Wide Awake</text:span>.*</text:p>
      <text:p text:style-name="P14">Nov. 18:<text:tab/>Willingham, Bill and Mark Buckingham. <text:s/><text:span text:style-name="T2">Fables: Rose Red</text:span>.*</text:p>
      <text:p text:style-name="P14">Nov. 19:<text:tab/>Simone, Gail and Jim Calafiore. <text:s/><text:span text:style-name="T2">Leaving Megalopolis</text:span>.*</text:p>
      <text:p text:style-name="P14">Nov. 21 – Dec. 1:<text:tab/>Smith, Sherwood. <text:s/><text:span text:style-name="T2">Inda</text:span>.</text:p>
      <text:p text:style-name="P14">Nov. 23:<text:tab/>Willingham, Bill and Mark Buckingham. <text:s/><text:span text:style-name="T2">Fables: Super Team</text:span>.*</text:p>
      <text:p text:style-name="P14">Dec. 1 – 6:<text:tab/>Pratchett, Terry. <text:s/><text:span text:style-name="T2">Soul Music</text:span>.</text:p>
      <text:p text:style-name="P14">Dec. 3 – 4:<text:tab/>Moore, Terry. <text:s/><text:span text:style-name="T2">Strangers in Paradise Pocket Book 3</text:span>.*</text:p>
      <text:p text:style-name="P14">Dec. 4:<text:tab/>Willingham, Bill and Mark Buckingham. <text:s/><text:span text:style-name="T2">Fables: Inherit the Wind</text:span>.*</text:p>
      <text:p text:style-name="P14"><text:soft-page-break/>Dec. 4:<text:tab/>Knisley, Lucy. <text:s/><text:span text:style-name="T2">Radiator Days</text:span>.*</text:p>
      <text:p text:style-name="P14">Dec. 7 – 12:<text:tab/>Pringle, Heather. <text:s/><text:span text:style-name="T2">The Mummy Congress: Science, Obsession, and the Everlasting Dead</text:span>.</text:p>
      <text:p text:style-name="P14">Dec. 10:<text:tab/>Willingham, Bill and Mark Buckingham. <text:s/><text:span text:style-name="T2">Fables: Cubs in Toyland</text:span>.*</text:p>
      <text:p text:style-name="P14">Dec. 10 – 13:<text:tab/>Taniguchi, Jiro. <text:s/><text:span text:style-name="T2">The Ice Wanderer and Other Stories</text:span>.*</text:p>
      <text:p text:style-name="P14">Dec. 12 – 22:<text:tab/>Carr, Caleb. <text:s/><text:span text:style-name="T2">The Alienist</text:span>. <text:s/><text:span text:style-name="T11">Partial reread</text:span>.</text:p>
      <text:p text:style-name="P14">Dec. 16:<text:tab/>Gaiman, Neil and Charles Vess. <text:s/><text:span text:style-name="T2">Blueberry Girl</text:span>.</text:p>
      <text:p text:style-name="P14">Dec. 18 – 22:<text:tab/>Yang, Gene Luen. <text:s/><text:span text:style-name="T2">Saints</text:span>.*</text:p>
      <text:p text:style-name="P14">Dec. 22 – Jan. 3, 2014: <text:s/>Elliott, Kate. <text:s/><text:span text:style-name="T2">Cold Steel</text:span>.</text:p>
      <text:p text:style-name="P15">2014</text:p>
      <text:p text:style-name="P14">Jan. 1 – 6:<text:tab/>Brothwell, Don and Patricia Brothwell. <text:s/><text:span text:style-name="T2">Food in Antiquity: A Survey of the Diet of Early Peoples</text:span>.</text:p>
      <text:p text:style-name="P14">Jan. 6 – 15:<text:tab/>Johnson, Kij. <text:s/><text:span text:style-name="T2">Fudoki</text:span>.</text:p>
      <text:p text:style-name="P14">Jan. 6 – 7:<text:tab/>Westerfeld, Scott. <text:s/><text:span text:style-name="T2">Leviathan</text:span>.</text:p>
      <text:p text:style-name="P14">Jan. 15 – 19:<text:tab/>Flewelling, Lynn. <text:s/><text:span text:style-name="T2">Shadows Return</text:span>.</text:p>
      <text:p text:style-name="P14">Jan. 15:<text:tab/>Moore, Terry. <text:s/><text:span text:style-name="T2">Strangers in Paradise Pocket Book 4</text:span>.*</text:p>
      <text:p text:style-name="P14">Jan. 16:<text:tab/>Layman, John and Rob Guillory. <text:s/><text:span text:style-name="T2">Chew Vol. 2: International Flavor</text:span>.*</text:p>
      <text:p text:style-name="P14">Jan. 17:<text:tab/>Johns, Geoff. <text:s/><text:span text:style-name="T2">Justice Society of America: Thy Kingdom Come Part One</text:span>.*</text:p>
      <text:p text:style-name="P14">Jan. 19 – 27:<text:tab/>Clare, Cassandra. <text:s/><text:span text:style-name="T2">The Mortal Instruments: City of Bones</text:span>.</text:p>
      <text:p text:style-name="P14">Jan. 22:<text:tab/>Abel, Jessica. <text:s/><text:span text:style-name="T2">La Perdida</text:span>.* <text:span text:style-name="T11">Unfinished</text:span>.</text:p>
      <text:p text:style-name="P14">Jan. 27 – Feb. 3:<text:tab/>McKinley, Robin. <text:s/><text:span text:style-name="T2">Sunshine</text:span>.</text:p>
      <text:p text:style-name="P14">Feb. 3 – 6:<text:tab/>King, Laurie R. <text:s/><text:span text:style-name="T2">The Beekeeper's Apprentice, Or On the Segregation of the Queen</text:span>.</text:p>
      <text:p text:style-name="P14">Feb. 6 – 8:<text:tab/>Monette, Sarah and Elizabeth Bear. <text:s/><text:span text:style-name="T2">The Tempering of Men</text:span>.</text:p>
      <text:p text:style-name="P14">Feb. 8 – 9:<text:tab/>Piskor, Ed. <text:s/><text:span text:style-name="T2">Wizzywig: Portrait of a Serial Hacker</text:span>.*</text:p>
      <text:p text:style-name="P14">Feb. 11 – 16:<text:tab/>Fine, Cordelia. <text:s/><text:span text:style-name="T2">Delusions of Gender: How Our Minds, Society, and Neurosexism Create Difference</text:span>.</text:p>
      <text:p text:style-name="P14">Feb. 11 – 19:<text:tab/>Medley, Linda. <text:s/><text:span text:style-name="T2">Castle Waiting Vol. 2</text:span>.*</text:p>
      <text:p text:style-name="P14">Feb. 16 – 18:<text:tab/>Andrews, Ilona. <text:s/><text:span text:style-name="T2">Magic Bites</text:span>.</text:p>
      <text:p text:style-name="P14">Feb. 19 – Mar. 7:<text:tab/>Smith, Sherwood. <text:s/><text:span text:style-name="T2">The Fox</text:span>.</text:p>
      <text:p text:style-name="P14"><text:soft-page-break/>Feb. 23:<text:tab/>McKelvie, Jamie. <text:s/><text:span text:style-name="T2">Suburban Glamour</text:span>.*</text:p>
      <text:p text:style-name="P14">Mar. 3 – 4:<text:tab/>Koike, Kazuo and Goseki Kojima. <text:s/><text:span text:style-name="T2">Lone Wolf and Cub Vol. 1: The Assassin's Road</text:span>.*</text:p>
      <text:p text:style-name="P14">Mar. 9 – 12:<text:tab/>Chbosky, Stephen. <text:s/><text:span text:style-name="T2">The Perks of Being a Wallflower</text:span>. <text:s/><text:span text:style-name="T11">Reread</text:span>.</text:p>
      <text:p text:style-name="P14">Mar. 10 – 22:<text:tab/>Peake, Mervyn. <text:s/><text:span text:style-name="T2">Titus Groan</text:span>.</text:p>
      <text:p text:style-name="P14">Mar. 16:<text:tab/>North, Ryan, Shelli Paroline and Braden Lamb. <text:s/><text:span text:style-name="T2">Adventure Time Vol. 1</text:span>.*</text:p>
      <text:p text:style-name="P14">Mar. 16 – 17:<text:tab/>Simone, Gail, Mike Norton and Eddy Barrows. <text:s/><text:span text:style-name="T2">The All New Atom: Future/Past</text:span>.*</text:p>
      <text:p text:style-name="P11">Mar. 22 – 26:<text:tab/>Saramago, Jos<text:span text:style-name="T32">é.</text:span> <text:s/><text:span text:style-name="T2">Blindness</text:span>.</text:p>
      <text:p text:style-name="P11">Mar. 23:<text:tab/>Watterson, Bill. <text:s/><text:span text:style-name="T2">Yukon Ho!</text:span><text:span text:style-name="T22">.*</text:span></text:p>
      <text:p text:style-name="P11"><text:span text:style-name="T22">Mar. 23 – 24:<text:tab/>Nakamura, Asumiko. <text:s/></text:span><text:span text:style-name="T2">Utsubora: The Story of a Novelist</text:span><text:span text:style-name="T22">.*</text:span></text:p>
      <text:p text:style-name="P12">Mar. 26 – 29:<text:tab/>Mori, Kyoko. <text:s/><text:span text:style-name="T2">Stone Field, True Arrow</text:span>.</text:p>
      <text:p text:style-name="P12">Mar. 29 – Apr. 5:<text:tab/>Harris, Joanne. <text:s/><text:span text:style-name="T2">Peaches for Father Francis</text:span>.</text:p>
      <text:p text:style-name="P12">Apr. 9 – 12:<text:tab/>Jones, Diana Wynne. <text:s/><text:span text:style-name="T2">Howl's Moving Castle</text:span>. <text:s/><text:span text:style-name="T11">Reread</text:span><text:span text:style-name="T23">.</text:span></text:p>
      <text:p text:style-name="P12"><text:span text:style-name="T23">Apr. 12 – 17:<text:tab/>Coelho, Paulo. <text:s/></text:span><text:span text:style-name="T24">The Devil and Miss Prym</text:span><text:span text:style-name="T23">.</text:span></text:p>
      <text:p text:style-name="P13">Apr. 13:<text:tab/>O'Malley, Brian Lee. <text:s/><text:span text:style-name="T2">Lost at Sea</text:span>.*</text:p>
      <text:p text:style-name="P13">Apr. 16:<text:tab/>Cates, Donny, Mark Reznicek and Geoff Shaw. <text:s/><text:span text:style-name="T2">Buzzkill</text:span>.*</text:p>
      <text:p text:style-name="P13">Apr. 17 – 29:<text:tab/>Kidd, Susan Monk. <text:s/><text:span text:style-name="T2">The Mermaid Chair</text:span>.</text:p>
      <text:p text:style-name="P13">Apr. 22:<text:tab/>Mori, Kaoru. <text:s/><text:span text:style-name="T2">A Bride's Story Vol. 1</text:span>.*</text:p>
      <text:p text:style-name="P13">Apr. 25:<text:tab/>Edginton, Ian and Francesco Trifogli. <text:s/><text:span text:style-name="T2">Hinterkind Vol. 1: The Waking World</text:span>.*</text:p>
      <text:p text:style-name="P13">Apr. 29:<text:tab/>Leyh, Kat. <text:s/><text:span text:style-name="T2">Bird Witch</text:span>.*</text:p>
      <text:p text:style-name="P13">Apr. 29:<text:tab/>Acker, Ben and Ben Blacker. <text:s/><text:span text:style-name="T2">The Thrilling Adventure Hour</text:span>.*</text:p>
      <text:p text:style-name="P13">May 1:<text:tab/>Niffenegger, Audrey. <text:s/><text:span text:style-name="T2">The Three Incestuous Sisters</text:span>.*</text:p>
      <text:p text:style-name="P13">May 1 – 7:<text:tab/>Niffenegger, Audrey. <text:s/><text:span text:style-name="T2">Her Fearful Symmetry</text:span>.</text:p>
      <text:p text:style-name="P13">May 7 – 9:<text:tab/>Wood, Brian, Kristian Donaldson, Garry Brown and Dave Stewart. <text:s/><text:span text:style-name="T2">The Massive Vol. 1: Black Pacific</text:span>.*</text:p>
      <text:p text:style-name="P13">May 9 – 13:<text:tab/>Andrews, Ilona. <text:s/><text:span text:style-name="T2">Magic Burns</text:span>.</text:p>
      <text:p text:style-name="P13">May 13 – 20:<text:tab/>Willis, Connie. <text:s/><text:span text:style-name="T2">To Say Nothing of the Dog</text:span>.</text:p>
      <text:p text:style-name="P13"><text:soft-page-break/>May 19 – 20:<text:tab/>McCranie, Stephen. <text:s/><text:span text:style-name="T2">Brick by Brick: Principles for Achieving Artistic Mastery</text:span>.*</text:p>
      <text:p text:style-name="P13">May 20 – 2<text:span text:style-name="T35">4:</text:span><text:tab/>Pratchett, Terry. <text:s/><text:span text:style-name="T2">Thud!</text:span>.</text:p>
      <text:p text:style-name="P13">May 2<text:span text:style-name="T35">4 – 28:<text:tab/>Rucka, Greg. </text:span><text:span text:style-name="T36">Queen &amp; Country Definitive Edition Vol. 1</text:span><text:span text:style-name="T35">.*</text:span></text:p>
      <text:p text:style-name="P13"><text:span text:style-name="T35">May 28:<text:tab/>Willingham, Bill and Mark Buckingham. <text:s/></text:span><text:span text:style-name="T36">Fables: Snow White</text:span><text:span text:style-name="T35">.*</text:span></text:p>
      <text:p text:style-name="P14">May 29:<text:tab/>Snyder, Scott. <text:s/><text:span text:style-name="T2">Swamp Thing Vol. 1: Raise Them Bones</text:span>.*</text:p>
      <text:p text:style-name="P14">May 30 – June 3:<text:tab/>Clare, Cassandra. <text:s/><text:span text:style-name="T2">City of Ashes</text:span>.</text:p>
      <text:p text:style-name="P14">June 3 – 8:<text:tab/>Westerfeld, Scott. <text:s/><text:span text:style-name="T2">Behemoth</text:span>.</text:p>
      <text:p text:style-name="P14">June 5 – 6:<text:tab/>Snyder, Scott, Greg Capullo and Jonathan Glapion. <text:s/><text:span text:style-name="T2">Batman: The Court of Owls</text:span>.*</text:p>
      <text:p text:style-name="P14">June 7 – 11:<text:tab/>Russ, Joanna. <text:s/><text:span text:style-name="T2">How to Suppress Women's Writing</text:span>.</text:p>
      <text:p text:style-name="P14">June 11 – 17:<text:tab/>Oates, Joyce Carol. <text:s/><text:span text:style-name="T2">Foxfire: Confessions of a Girl Gang</text:span>.</text:p>
      <text:p text:style-name="P14">June 17 – 19:<text:tab/>Warner, Sylvia Townsend. <text:s/><text:span text:style-name="T2">Lolly Willowes: Or the Loving Huntsman</text:span>.</text:p>
      <text:p text:style-name="P14">June 19 – 20:<text:tab/>Lewis, John, Andrew Aydin and Nate Powell. <text:s/><text:span text:style-name="T2">March, Book One</text:span>.*</text:p>
      <text:p text:style-name="P14">June 20 – 26:<text:tab/>McHugh, Maureen. <text:s/><text:span text:style-name="T2">Nekropolis</text:span>.</text:p>
      <text:p text:style-name="P14">June 23 – 24:<text:tab/>Fawkes, Ray. <text:s/><text:span text:style-name="T2">One Soul</text:span>.*</text:p>
      <text:p text:style-name="P14">June 26 – July 2:<text:tab/>Elgin, Suzette Haden. <text:s/><text:span text:style-name="T2">The Judas Rose</text:span>.</text:p>
      <text:p text:style-name="P14">June 27 – 28:<text:tab/>Kinsley, Lucy. <text:s/><text:span text:style-name="T2">Make Yourself Happy</text:span>.*</text:p>
      <text:p text:style-name="P14">July 2 – 7:<text:tab/>Lightman, Alan. <text:s/><text:span text:style-name="T2">Reunion</text:span>.</text:p>
      <text:p text:style-name="P14">July 5:<text:tab/>Rucka, Greg and Steve Lieber. <text:s/><text:span text:style-name="T2">Whiteout Vol. 1</text:span>.*</text:p>
      <text:p text:style-name="P14">July 7:<text:tab/>Mignola, Mike, Richard Corben and P. Craig Russell. <text:s/><text:span text:style-name="T2">Hellboy: The Troll Witch and Others</text:span>.*</text:p>
      <text:p text:style-name="P14">July 7 – 10:<text:tab/>Stark, Suzanne J. <text:s/><text:span text:style-name="T2">Female Tars: Women Aboard Ship in the Age of Sail</text:span>.</text:p>
      <text:p text:style-name="P14">July 10:<text:tab/>Rucka, Greg, Michael Lark and Santi Arcas. <text:s/><text:span text:style-name="T2">Lazarus Vol. 1: Family</text:span>.*</text:p>
      <text:p text:style-name="P14">July 10:<text:tab/>Wagner, Matt, Amy Reeder, Richard Friend and Joelle Jones. <text:s/><text:span text:style-name="T2">Madame Xanadu: Broken House of Cards</text:span>.* <text:s/><text:span text:style-name="T11">Content reread</text:span>.</text:p>
      <text:p text:style-name="P14">July 10 – 15:<text:tab/>Smith, Sherwood. <text:s/><text:span text:style-name="T2">King's Shield</text:span>.</text:p>
      <text:p text:style-name="P14">July 15 – 18:<text:tab/>Carter, Angela. <text:s/><text:span text:style-name="T2">Wise Children</text:span>.</text:p>
      <text:p text:style-name="P14">July 20 – 27:<text:tab/>Beukes, Lauren. <text:s/><text:span text:style-name="T2">Zoo City</text:span>.</text:p>
      <text:p text:style-name="P14">July 21:<text:tab/>Munroe, Randall. <text:s/><text:span text:style-name="T2">xkcd Vol. 0</text:span>.*</text:p>
      <text:p text:style-name="P14"><text:soft-page-break/>July 21:<text:tab/>Rucka, Greg and Steve Lieber. <text:s/><text:span text:style-name="T2">Whiteout Vol. 2: Melt</text:span>.*</text:p>
      <text:p text:style-name="P14">July 27 – 30:<text:tab/>McGuire, Seanan. <text:s/><text:span text:style-name="T2">Rosemary and Rue</text:span>.</text:p>
      <text:p text:style-name="P14">July 30:<text:tab/>Waters, M.D. <text:s/><text:span text:style-name="T2">Archetype</text:span>.</text:p>
      <text:p text:style-name="P14">July 30 – Aug. 4:<text:tab/>Vincent, Norah. <text:s/><text:span text:style-name="T2">Self-Made Man: One Woman's Journey into Manhood and Back Again</text:span>.</text:p>
      <text:p text:style-name="P14">July 31:<text:tab/>Layman, John and Rob Guillory. <text:s/><text:span text:style-name="T2">Chew Vol. 3</text:span>.*</text:p>
      <text:p text:style-name="P14">Aug. 2:<text:tab/>Layman, John and Rob Guillory. <text:s/><text:span text:style-name="T2">Chew Vol. 4</text:span>.*</text:p>
      <text:p text:style-name="P14">Aug. 4 – 11:<text:tab/>Pratchett, Terry and Stephen Baxter. <text:s/><text:span text:style-name="T2">The Long Earth</text:span>.</text:p>
      <text:p text:style-name="P14">Aug. 6:<text:tab/>Mignola, Mike. <text:s/><text:span text:style-name="T2">Hellboy: The Chained Coffin and Others</text:span>.*</text:p>
      <text:p text:style-name="P14">Aug. 7 – 8:<text:tab/>Gibbons, Dave, Keith Champagne, Patrick Gleason and Prentis Rollins. <text:s/><text:span text:style-name="T2">Green Lantern Corps: The Dark Side of Green</text:span>.*</text:p>
      <text:p text:style-name="P14">Aug. 7:<text:tab/>Gaiman, Neil, Michael Zulli and Todd Klein. <text:s/><text:span text:style-name="T2">The Facts in the Case of the Departure of Miss Finch</text:span>.* <text:s/><text:span text:style-name="T11">Partial reread</text:span>.</text:p>
      <text:p text:style-name="P14">Aug. 9:<text:tab/>Mignola, Mike and Duncan Fegredo. <text:s/><text:span text:style-name="T2">Hellboy: Darkness Calls</text:span>.*</text:p>
      <text:p text:style-name="P14">Aug. 11 – 14:<text:tab/>King, Laurie R. <text:s/><text:span text:style-name="T2">A Monstrous Regiment of Women</text:span>.</text:p>
      <text:p text:style-name="P14">Aug. 14 – 24:<text:tab/>Weatherford, Jack. <text:s/><text:span text:style-name="T2">The Secret History of the Mongol Queens: How the Daughters of Genghis Khan Rescued His Empire</text:span>.</text:p>
      <text:p text:style-name="P14">Aug. 14 – 15:<text:tab/>Moon, F<text:span text:style-name="T37">á</text:span>bio and Gabriel B<text:span text:style-name="T37">á</text:span>. <text:s/><text:span text:style-name="T2">Daytripper</text:span>.*</text:p>
      <text:p text:style-name="P14">Aug. 15 – Sept. 3:<text:tab/>Bechdel, Alison. <text:s/><text:span text:style-name="T2">The Essential Dykes to Watch Out For</text:span>.*</text:p>
      <text:p text:style-name="P14">Aug. 29:<text:tab/>Rucka, Greg. <text:s/><text:span text:style-name="T2">Queen and Country Definitive Edition Vol. 2</text:span>.*</text:p>
      <text:p text:style-name="P14">Sept. 1 – 5:<text:tab/>Clare, Cassandra. <text:s/><text:span text:style-name="T2">City of Glass</text:span>.</text:p>
      <text:p text:style-name="P14">Sept. 5 – 6:<text:tab/>Bollers, Karl, Rick Leonardi and Larry Stroman. <text:s/><text:span text:style-name="T2">Watson and Holmes Vol. 1: A Study in Black</text:span>.*</text:p>
      <text:p text:style-name="P14">Sept. 6 – 11:<text:tab/>Moore, Terry. <text:s/><text:span text:style-name="T2">Strangers in Paradise Pocket Edition Vol. 5</text:span>.*</text:p>
      <text:p text:style-name="P14">Sept. 12:<text:tab/>Ryan, Sara and Carla Speed McNeil. <text:s/><text:span text:style-name="T2">Bad Houses</text:span>.*</text:p>
      <text:p text:style-name="P14">Sept. 12 – 15:<text:tab/>Rucka, Greg. <text:s/><text:span text:style-name="T2">Queen and Country Definitive Edition Vol. 3</text:span>.*</text:p>
      <text:p text:style-name="P14">Sept. 15 – 17:<text:tab/>McGuire, Seanan. <text:s/><text:span text:style-name="T2">A Local Habitation</text:span>.</text:p>
      <text:p text:style-name="P14">Sept. 17 – 23:<text:tab/><text:span text:style-name="T38">Pratchett, Terry and Stephen Baxter. <text:s/></text:span><text:span text:style-name="T4">The Long War</text:span><text:span text:style-name="T38">.</text:span></text:p>
      <text:p text:style-name="P16">Sept. 23 – 27:<text:tab/>Smith, Sherwood. <text:s/><text:span text:style-name="T2">Treason's Shore</text:span>.</text:p>
      <text:p text:style-name="P16">Sept. 27 – 28:<text:tab/>Moore, Terry. <text:s/><text:span text:style-name="T2">Strangers in Paradise Pocket Edition Vol. 6</text:span>.*</text:p>
      <text:p text:style-name="P16"><text:soft-page-break/>Sept. 28 – 29:<text:tab/>Mignola, Mike. <text:s/><text:span text:style-name="T2">Hellboy: The Right Hand of Doom</text:span>.*</text:p>
      <text:p text:style-name="P16">Sept. 29:<text:tab/>Rucka, Greg. <text:s/><text:span text:style-name="T2">Queen and Country Definitive Edition Vol. 4</text:span>.*</text:p>
      <text:p text:style-name="P16">Sept. 30 – Oct. 1:<text:tab/>O'Malley, Brian Lee. <text:s/><text:span text:style-name="T2">Seconds</text:span>.*</text:p>
      <text:p text:style-name="P16">Oct. 2:<text:tab/>Sfar, Joann. <text:s/><text:span text:style-name="T2">The Rabbi's Cat 2</text:span>.*</text:p>
      <text:p text:style-name="P16">Oct. 2 – 3:<text:tab/>Tobe, Keiko. <text:s/><text:span text:style-name="T2">With the Light: Raising an Autistic Child Vol. 1</text:span>.*</text:p>
      <text:p text:style-name="P16">Oct. 3 – 7:<text:tab/>Westerfeld, Scott. <text:s/><text:span text:style-name="T2">Goliath</text:span>.</text:p>
      <text:p text:style-name="P16">Oct. 7 – 14:<text:tab/>McDonough, William and Michael Braungart. <text:s/><text:span text:style-name="T2">Cradle to Cradle: Remaking the Way We Make Things</text:span>.</text:p>
      <text:p text:style-name="P16">Oct. 11:<text:tab/>Takeuchi, Naoko. <text:s/><text:span text:style-name="T2">Pretty Guardian Sailor Moon Vol. 10</text:span>.*</text:p>
      <text:p text:style-name="P16">Oct. 14:<text:tab/>Collins, Suzanne. <text:s/><text:span text:style-name="T2">Mockingjay</text:span>.</text:p>
      <text:p text:style-name="P16">Oct. 14 – Jan. 24:<text:tab/>Martin, George R.R. <text:s/><text:span text:style-name="T2">A Dance With Dragons</text:span>.</text:p>
      <text:p text:style-name="P16">Dec. 16 – 29:<text:tab/>Andrews, Ilona. <text:span text:style-name="T2">Magic Strikes</text:span>.</text:p>
      <text:p text:style-name="P16">Dec. 28:<text:tab/>Petersen, David and Paul Morrissey, ed.s. <text:s/><text:span text:style-name="T2">Mouse Guard: Legends of the Guard Volume 2</text:span>.*</text:p>
      <text:p text:style-name="P17">2015</text:p>
      <text:p text:style-name="P16">Jan. 2 – 5:<text:tab/>Trotman, Spike, ed. <text:s/><text:span text:style-name="T2">Smut Peddler 2014</text:span>.*</text:p>
      <text:p text:style-name="P16">Jan. 20:<text:tab/>Takeuchi, Naoko. <text:s/><text:span text:style-name="T2">Pretty Guardian Sailor Moon Vol. 11</text:span>.*</text:p>
      <text:p text:style-name="P16">Jan. 23:<text:tab/>Gillen, Kieron and Jamie McKelvie. <text:s/><text:span text:style-name="T2">Young Avengers Vol. 1: Style &gt; Substance</text:span>.*</text:p>
      <text:p text:style-name="P16">Jan. 24 – Feb. 9:<text:tab/>Jacques, Brian. <text:s/><text:span text:style-name="T2">Martin the Warrior</text:span>. <text:s/><text:span text:style-name="T11">Reread</text:span>.</text:p>
      <text:p text:style-name="P16">Feb. 9 – 11:<text:tab/>Morrison, Toni. <text:s/><text:span text:style-name="T2">Sula</text:span>.</text:p>
      <text:p text:style-name="P16">Feb. 11 – 13:<text:tab/>Telgemeier, Raina. <text:s/><text:span text:style-name="T2">Drama</text:span>.*</text:p>
      <text:p text:style-name="P16">Feb. 11 – 16:<text:tab/>McGuire, Seanan. <text:s/><text:span text:style-name="T2">An Artificial Night</text:span>.</text:p>
      <text:p text:style-name="P16">Feb. 14:<text:tab/>Takahashi, Rumiko. <text:s/><text:span text:style-name="T2">Ranma ½ Vol. 22</text:span>.* <text:s/><text:span text:style-name="T11">Reread</text:span>.</text:p>
      <text:p text:style-name="P16">Feb. 17 – 26:<text:tab/>Kibuishi, Kazu. <text:s/><text:span text:style-name="T2">Flight Vol. 3</text:span>.*</text:p>
      <text:p text:style-name="P16">Feb. 20 – 25:<text:tab/>Kowal, Mary Robinette. <text:s/><text:span text:style-name="T2">Shades of Milk and Honey</text:span>.</text:p>
      <text:p text:style-name="P16">Feb. 21:<text:tab/>McNeil, Carla Speed. <text:s/><text:span text:style-name="T2">Finder: Talisman</text:span>.* <text:s/><text:span text:style-name="T11">Reread</text:span>.</text:p>
      <text:p text:style-name="P16">Feb. 26 – Mar. 2:<text:tab/>Elgin, Suzette Haden. <text:s/><text:span text:style-name="T2">Earthsong</text:span>.</text:p>
      <text:p text:style-name="P16">Mar. 2 – 29:<text:tab/>Sanderson, Brian. <text:s/><text:span text:style-name="T2">The Way of Kings</text:span>.</text:p>
      <text:p text:style-name="P16">Mar. 29 – 31:<text:tab/>McKinley, Robin. <text:s/><text:span text:style-name="T2">Deerskin</text:span>.</text:p>
      <text:p text:style-name="P16"><text:soft-page-break/>Apr. 1 – 12:<text:tab/>Pratchett, Terry. <text:s/><text:span text:style-name="T2">Monstrous Regiment</text:span>.</text:p>
      <text:p text:style-name="P16">Apr. 12 – May 4:<text:tab/>North, Ryan, Matthew Bennardo, and David Malki!. <text:span text:style-name="T2">This is How You Die: Stories of the Inscrutable, Infallible, Inescapable Machine of Death</text:span>.</text:p>
      <text:p text:style-name="P16">Apr. 17:<text:tab/>Estrada, Ryan and Diana Nock. <text:s/><text:span text:style-name="T2">Poorcraft: Wish You Were Here</text:span>.*</text:p>
      <text:p text:style-name="P16">Apr. 19:<text:tab/>Mori, Kaoru. <text:s/><text:span text:style-name="T2">A Bride's Story Vol. 2</text:span>.*</text:p>
      <text:p text:style-name="P16">May 6 – Jun. 24:<text:tab/>Crichton, Michael. <text:s/><text:span text:style-name="T2">Timeline</text:span>.</text:p>
      <text:p text:style-name="P16">May 16 – 20:<text:tab/>Padua, Sydney. <text:s/><text:span text:style-name="T2">The Thrilling Adventures of Lovelace and Babbage</text:span>.* <text:s/><text:span text:style-name="T11">Partial content reread</text:span>.</text:p>
      <text:p text:style-name="P16">May 21 – 24:<text:tab/>CLAMP. <text:s/><text:span text:style-name="T2">Cardcaptor Sakura Omnibus Book 1</text:span>.*</text:p>
      <text:p text:style-name="P16">Jun. 24 – 29:<text:tab/>Novik, Naomi. <text:s/><text:span text:style-name="T2">His Majesty's Dragon</text:span>. <text:s/><text:span text:style-name="T11">Reread</text:span>.</text:p>
      <text:p text:style-name="P16">Jun. 29 – Aug. 2:<text:tab/>Durham, David Anthony. <text:s/><text:span text:style-name="T2">Acacia Book One: The War with the Mein</text:span>.</text:p>
      <text:p text:style-name="P16">Jul. 12:<text:tab/>Fleischman, Paul. <text:s/><text:span text:style-name="T2">Seedfolk</text:span>. <text:s/><text:span text:style-name="T11">Reread</text:span>.</text:p>
      <text:p text:style-name="P16">Jul. 13:<text:tab/>Takeuchi, Naoko. <text:s/><text:span text:style-name="T2">Pretty Guardian Sailor Moon Vol. 12</text:span>.*</text:p>
      <text:p text:style-name="P16">Jul. 17 – 19:<text:tab/>Various. <text:s/><text:span text:style-name="T2">Sensation Comics Featuring Wonder Woman Vol. 1</text:span>.*</text:p>
      <text:p text:style-name="P16">Aug. 1:<text:tab/>CLAMP. <text:s/><text:span text:style-name="T2">Cardcaptor Sakura Omnibus Book 2</text:span>.*</text:p>
      <text:p text:style-name="P16">Aug. 2 – 7:<text:tab/>Stein, Garth. <text:s/><text:span text:style-name="T2">The Art of Racing in the Rain</text:span>.</text:p>
      <text:p text:style-name="P16">Aug. 8 -<text:tab/>Smith, Sherwood. <text:s/><text:span text:style-name="T2">Banner of the Damned</text:span>.</text:p>
      <text:p text:style-name="P16">Aug. 19:<text:tab/>Brubaker, Ed, Greg Rucka, and Michael Lark. <text:s/><text:span text:style-name="T2">Gotham Central Vol. 1: In the Line of Duty</text:span>.*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Times New Roman1" svg:font-family="'Times New Roman'" style:font-family-generic="roman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/>
    </style:style>
    <style:style style:name="Books_20_List" style:display-name="Books List" style:family="paragraph" style:parent-style-name="Standard">
      <style:paragraph-properties fo:margin="100%" fo:margin-left="1.698in" fo:margin-right="0in" fo:margin-top="0in" fo:margin-bottom="0in" fo:line-height="150%" fo:text-indent="-1.698in" style:auto-text-indent="false">
        <style:tab-stops>
          <style:tab-stop style:position="-20.2402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KS I’VE READ</dc:title>
    <meta:initial-creator>Ashley Clark</meta:initial-creator>
    <meta:creation-date>2008-03-07T00:39:00</meta:creation-date>
    <dc:date>2015-08-20T21:14:41.27</dc:date>
    <meta:editing-cycles>874</meta:editing-cycles>
    <meta:editing-duration>P3DT1H7M19S</meta:editing-duration>
    <meta:generator>OpenOffice.org/3.4.1$Win32 OpenOffice.org_project/341m1$Build-9593</meta:generator>
    <meta:document-statistic meta:table-count="0" meta:image-count="0" meta:object-count="0" meta:page-count="30" meta:paragraph-count="830" meta:word-count="8373" meta:character-count="48720"/>
    <dc:creator>Ashley Clark</dc:creator>
  </office:meta>
</office:document-meta>
</file>